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948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dc2300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ext-properties style:font-name="Times New Roman" style:font-name-asian="WenQuanYi Micro Hei" style:font-name-complex="Lohit Hindi"/>
    </style:style>
    <style:style style:name="ce8" style:family="table-cell" style:parent-style-name="Default">
      <style:text-properties fo:color="#dd4814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font-name="Times New Roman" style:font-name-asian="WenQuanYi Micro Hei" style:font-name-complex="Lohit Hindi"/>
    </style:style>
    <style:style style:name="ce11" style:family="table-cell" style:parent-style-name="Default">
      <style:text-properties style:font-name="Arial" style:font-name-asian="WenQuanYi Micro Hei" style:font-name-complex="Lohit Hindi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8000"/>
    </style:style>
    <style:style style:name="ce14" style:family="table-cell" style:parent-style-name="Default">
      <style:text-properties fo:color="#0000ff" style:font-name="Arial" style:font-name-asian="WenQuanYi Micro Hei" style:font-name-complex="Lohit Hindi"/>
    </style:style>
    <style:style style:name="ce15" style:family="table-cell" style:parent-style-name="Default">
      <style:text-properties fo:color="#dc2300" style:font-name="Arial" style:font-name-asian="WenQuanYi Micro Hei" style:font-name-complex="Lohit Hindi"/>
    </style:style>
    <style:style style:name="ce18" style:family="table-cell" style:parent-style-name="Default">
      <style:text-properties fo:color="#dd4814" style:font-name="Arial" style:font-name-asian="WenQuanYi Micro Hei" style:font-name-complex="Lohit Hindi"/>
    </style:style>
    <style:style style:name="ce19" style:family="table-cell" style:parent-style-name="Default">
      <style:text-properties fo:color="#0000ff"/>
    </style:style>
    <style:style style:name="ce20" style:family="table-cell" style:parent-style-name="Default">
      <style:text-properties style:use-window-font-color="true" style:font-name="Arial" style:font-name-asian="WenQuanYi Micro Hei" style:font-name-complex="Lohit Hindi"/>
    </style:style>
    <style:style style:name="ce21" style:family="table-cell" style:parent-style-name="Default">
      <style:text-properties fo:color="#1f1c1b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22" style:family="table-cell" style:parent-style-name="Default">
      <style:text-properties fo:color="#1f1c1b" style:font-name="Ubuntu" fo:font-size="5.09999990463257pt" fo:language="zxx" fo:country="none" style:font-name-asian="Ubuntu" style:font-size-asian="5.09999990463257pt" style:language-asian="zxx" style:country-asian="none" style:font-name-complex="Ubuntu" style:font-size-complex="5.09999990463257pt" style:language-complex="zxx" style:country-complex="none"/>
    </style:style>
  </office:automatic-styles>
  <office:body>
    <office:spreadsheet>
      <table:table table:name="words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ce13"/>
        <table:table-column table:style-name="co3" table:default-cell-style-name="Default"/>
        <table:table-column table:style-name="co2" table:default-cell-style-name="ce19"/>
        <table:table-column table:style-name="co3" table:number-columns-repeated="4" table:default-cell-style-name="Default"/>
        <table:table-row table:style-name="ro1">
          <table:table-cell office:value-type="string">
            <text:p>Article / Info</text:p>
          </table:table-cell>
          <table:table-cell office:value-type="string">
            <text:p>German</text:p>
          </table:table-cell>
          <table:table-cell office:value-type="string">
            <text:p>Gen / Comp</text:p>
          </table:table-cell>
          <table:table-cell office:value-type="string">
            <text:p>Plur / Sup</text:p>
          </table:table-cell>
          <table:table-cell office:value-type="string">
            <text:p>Type</text:p>
          </table:table-cell>
          <table:table-cell office:value-type="string">
            <text:p>Category</text:p>
          </table:table-cell>
          <table:table-cell office:value-type="string">
            <text:p>Level</text:p>
          </table:table-cell>
          <table:table-cell table:style-name="ce5" office:value-type="string">
            <text:p>English</text:p>
          </table:table-cell>
          <table:table-cell/>
          <table:table-cell table:style-name="ce5" office:value-type="string">
            <text:p>Wiktionary</text:p>
          </table:table-cell>
          <table:table-cell table:number-columns-repeated="2"/>
          <table:table-cell office:value-type="string">
            <text:p>⍨</text:p>
          </table:table-cell>
          <table:table-cell table:style-name="ce12" office:value-type="string">
            <text:p>–</text:p>
          </table:table-cell>
        </table:table-row>
        <table:table-row table:style-name="ro1">
          <table:table-cell/>
          <table:table-cell office:value-type="string">
            <text:p>abhängig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med</text:p>
          </table:table-cell>
          <table:table-cell office:value-type="float" office:value="2">
            <text:p>2</text:p>
          </table:table-cell>
          <table:table-cell office:value-type="string">
            <text:p>addicted, dependent</text:p>
          </table:table-cell>
          <table:table-cell/>
          <table:table-cell table:style-name="ce14" table:formula="of:=HYPERLINK(CONCATENATE([.$M$2]; [.B2]; [.$M$3]); [.B2])" office:value-type="string" office:string-value="abhängig">
            <text:p>abhängig</text:p>
          </table:table-cell>
          <table:table-cell table:style-name="ce11" table:formula="of:=HYPERLINK(CONCATENATE([.$M$5]; [.B2]; [.$M$6]); [.B2])" office:value-type="string" office:string-value="abhängig">
            <text:p>abhängig</text:p>
          </table:table-cell>
          <table:table-cell table:style-name="ce21"/>
          <table:table-cell office:value-type="string">
            <text:p><text:a xlink:href="http://en.wiktionary.org/wiki/" xlink:type="simple">http://en.wiktionary.org/wiki/</text:a></text:p>
          </table:table-cell>
          <table:table-cell/>
        </table:table-row>
        <table:table-row table:style-name="ro2">
          <table:table-cell/>
          <table:table-cell office:value-type="string">
            <text:p>ähn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milar</text:p>
          </table:table-cell>
          <table:table-cell/>
          <table:table-cell table:style-name="ce14" table:formula="of:=HYPERLINK(CONCATENATE([.$M$2]; [.B3]; [.$M$3]); [.B3])" office:value-type="string" office:string-value="ähnlich">
            <text:p>ähnlich</text:p>
          </table:table-cell>
          <table:table-cell table:style-name="ce11" table:formula="of:=HYPERLINK(CONCATENATE([.$M$5]; [.B3]; [.$M$6]); [.B3])" office:value-type="string" office:string-value="ähnlich">
            <text:p>ähnlich</text:p>
          </table:table-cell>
          <table:table-cell/>
          <table:table-cell table:style-name="ce22" office:value-type="string">
            <text:p>#German</text:p>
          </table:table-cell>
          <table:table-cell/>
        </table:table-row>
        <table:table-row table:style-name="ro2">
          <table:table-cell/>
          <table:table-cell office:value-type="string">
            <text:p>aktiv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table:style-name="ce14" table:formula="of:=HYPERLINK(CONCATENATE([.$M$2]; [.B4]; [.$M$3]); [.B4])" office:value-type="string" office:string-value="aktiv">
            <text:p>aktiv</text:p>
          </table:table-cell>
          <table:table-cell table:style-name="ce11" table:formula="of:=HYPERLINK(CONCATENATE([.$M$5]; [.B4]; [.$M$6]); [.B4])" office:value-type="string" office:string-value="aktiv">
            <text:p>aktiv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ktuell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ual, recent, current</text:p>
          </table:table-cell>
          <table:table-cell/>
          <table:table-cell table:style-name="ce14" table:formula="of:=HYPERLINK(CONCATENATE([.$M$2]; [.B5]; [.$M$3]); [.B5])" office:value-type="string" office:string-value="aktuell">
            <text:p>aktuell</text:p>
          </table:table-cell>
          <table:table-cell table:style-name="ce11" table:formula="of:=HYPERLINK(CONCATENATE([.$M$5]; [.B5]; [.$M$6]); [.B5])" office:value-type="string" office:string-value="aktuell">
            <text:p>aktuell</text:p>
          </table:table-cell>
          <table:table-cell/>
          <table:table-cell office:value-type="string">
            <text:p><text:a xlink:href="http://dict.leo.org/#/search" xlink:type="simple">http://dict.leo.org/#/search</text:a>=</text:p>
          </table:table-cell>
          <table:table-cell/>
        </table:table-row>
        <table:table-row table:style-name="ro2">
          <table:table-cell/>
          <table:table-cell office:value-type="string">
            <text:p>allgemei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neral, universal</text:p>
          </table:table-cell>
          <table:table-cell/>
          <table:table-cell table:style-name="ce14" table:formula="of:=HYPERLINK(CONCATENATE([.$M$2]; [.B6]; [.$M$3]); [.B6])" office:value-type="string" office:string-value="allgemein">
            <text:p>allgemein</text:p>
          </table:table-cell>
          <table:table-cell table:style-name="ce11" table:formula="of:=HYPERLINK(CONCATENATE([.$M$5]; [.B6]; [.$M$6]); [.B6])" office:value-type="string" office:string-value="allgemein">
            <text:p>allgemein</text:p>
          </table:table-cell>
          <table:table-cell/>
          <table:table-cell office:value-type="string">
            <text:p>&amp;searchLoc=1&amp;resultOrder=basic&amp;multiwordShowSingle=on</text:p>
          </table:table-cell>
          <table:table-cell/>
        </table:table-row>
        <table:table-row table:style-name="ro2">
          <table:table-cell/>
          <table:table-cell office:value-type="string">
            <text:p>al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/>
          <table:table-cell table:style-name="ce14" table:formula="of:=HYPERLINK(CONCATENATE([.$M$2]; [.B7]; [.$M$3]); [.B7])" office:value-type="string" office:string-value="alt">
            <text:p>alt</text:p>
          </table:table-cell>
          <table:table-cell table:style-name="ce11" table:formula="of:=HYPERLINK(CONCATENATE([.$M$5]; [.B7]; [.$M$6]); [.B7])" office:value-type="string" office:string-value="alt">
            <text:p>al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der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ther</text:p>
          </table:table-cell>
          <table:table-cell/>
          <table:table-cell table:style-name="ce14" table:formula="of:=HYPERLINK(CONCATENATE([.$M$2]; [.B8]; [.$M$3]); [.B8])" office:value-type="string" office:string-value="ander">
            <text:p>ander</text:p>
          </table:table-cell>
          <table:table-cell table:style-name="ce11" table:formula="of:=HYPERLINK(CONCATENATE([.$M$5]; [.B8]; [.$M$6]); [.B8])" office:value-type="string" office:string-value="ander">
            <text:p>an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sgezeichne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cellent, outstanding</text:p>
          </table:table-cell>
          <table:table-cell/>
          <table:table-cell table:style-name="ce14" table:formula="of:=HYPERLINK(CONCATENATE([.$M$2]; [.B9]; [.$M$3]); [.B9])" office:value-type="string" office:string-value="ausgezeichnet">
            <text:p>ausgezeichnet</text:p>
          </table:table-cell>
          <table:table-cell table:style-name="ce11" table:formula="of:=HYPERLINK(CONCATENATE([.$M$5]; [.B9]; [.$M$6]); [.B9])" office:value-type="string" office:string-value="ausgezeichnet">
            <text:p>ausgezeichne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tomati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utomatic</text:p>
          </table:table-cell>
          <table:table-cell/>
          <table:table-cell table:style-name="ce14" table:formula="of:=HYPERLINK(CONCATENATE([.$M$2]; [.B10]; [.$M$3]); [.B10])" office:value-type="string" office:string-value="automatisch">
            <text:p>automatisch</text:p>
          </table:table-cell>
          <table:table-cell table:style-name="ce11" table:formula="of:=HYPERLINK(CONCATENATE([.$M$5]; [.B10]; [.$M$6]); [.B10])" office:value-type="string" office:string-value="automatisch">
            <text:p>automati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geist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nthusiastic</text:p>
          </table:table-cell>
          <table:table-cell/>
          <table:table-cell table:style-name="ce14" table:formula="of:=HYPERLINK(CONCATENATE([.$M$2]; [.B11]; [.$M$3]); [.B11])" office:value-type="string" office:string-value="begeistert">
            <text:p>begeistert</text:p>
          </table:table-cell>
          <table:table-cell table:style-name="ce11" table:formula="of:=HYPERLINK(CONCATENATE([.$M$5]; [.B11]; [.$M$6]); [.B11])" office:value-type="string" office:string-value="begeistert">
            <text:p>begeister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ieb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pular, admired</text:p>
          </table:table-cell>
          <table:table-cell/>
          <table:table-cell table:style-name="ce14" table:formula="of:=HYPERLINK(CONCATENATE([.$M$2]; [.B12]; [.$M$3]); [.B12])" office:value-type="string" office:string-value="beliebt">
            <text:p>beliebt</text:p>
          </table:table-cell>
          <table:table-cell table:style-name="ce11" table:formula="of:=HYPERLINK(CONCATENATE([.$M$5]; [.B12]; [.$M$6]); [.B12])" office:value-type="string" office:string-value="beliebt">
            <text:p>belieb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quem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omfortable</text:p>
          </table:table-cell>
          <table:table-cell/>
          <table:table-cell table:style-name="ce14" table:formula="of:=HYPERLINK(CONCATENATE([.$M$2]; [.B13]; [.$M$3]); [.B13])" office:value-type="string" office:string-value="bequem">
            <text:p>bequem</text:p>
          </table:table-cell>
          <table:table-cell table:style-name="ce11" table:formula="of:=HYPERLINK(CONCATENATE([.$M$5]; [.B13]; [.$M$6]); [.B13])" office:value-type="string" office:string-value="bequem">
            <text:p>beque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rei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ady</text:p>
          </table:table-cell>
          <table:table-cell/>
          <table:table-cell table:style-name="ce14" table:formula="of:=HYPERLINK(CONCATENATE([.$M$2]; [.B14]; [.$M$3]); [.B14])" office:value-type="string" office:string-value="bereit">
            <text:p>bereit</text:p>
          </table:table-cell>
          <table:table-cell table:style-name="ce11" table:formula="of:=HYPERLINK(CONCATENATE([.$M$5]; [.B14]; [.$M$6]); [.B14])" office:value-type="string" office:string-value="bereit">
            <text:p>bere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la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/>
          <table:table-cell table:style-name="ce14" table:formula="of:=HYPERLINK(CONCATENATE([.$M$2]; [.B15]; [.$M$3]); [.B15])" office:value-type="string" office:string-value="blau">
            <text:p>blau</text:p>
          </table:table-cell>
          <table:table-cell table:style-name="ce11" table:formula="of:=HYPERLINK(CONCATENATE([.$M$5]; [.B15]; [.$M$6]); [.B15])" office:value-type="string" office:string-value="blau">
            <text:p>blau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lever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clever</text:p>
          </table:table-cell>
          <table:table-cell/>
          <table:table-cell table:style-name="ce14" table:formula="of:=HYPERLINK(CONCATENATE([.$M$2]; [.B16]; [.$M$3]); [.B16])" office:value-type="string" office:string-value="clever">
            <text:p>clever</text:p>
          </table:table-cell>
          <table:table-cell table:style-name="ce11" table:formula="of:=HYPERLINK(CONCATENATE([.$M$5]; [.B16]; [.$M$6]); [.B16])" office:value-type="string" office:string-value="clever">
            <text:p>clev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ut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4" table:formula="of:=HYPERLINK(CONCATENATE([.$M$2]; [.B17]; [.$M$3]); [.B17])" office:value-type="string" office:string-value="deutsch">
            <text:p>deutsch</text:p>
          </table:table-cell>
          <table:table-cell table:style-name="ce11" table:formula="of:=HYPERLINK(CONCATENATE([.$M$5]; [.B17]; [.$M$6]); [.B17])" office:value-type="string" office:string-value="deutsch">
            <text:p>deut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ritte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third</text:p>
          </table:table-cell>
          <table:table-cell/>
          <table:table-cell table:style-name="ce14" table:formula="of:=HYPERLINK(CONCATENATE([.$M$2]; [.B18]; [.$M$3]); [.B18])" office:value-type="string" office:string-value="dritte">
            <text:p>dritte</text:p>
          </table:table-cell>
          <table:table-cell table:style-name="ce11" table:formula="of:=HYPERLINK(CONCATENATE([.$M$5]; [.B18]; [.$M$6]); [.B18])" office:value-type="string" office:string-value="dritte">
            <text:p>dritt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uthentic, unique, real</text:p>
          </table:table-cell>
          <table:table-cell/>
          <table:table-cell table:style-name="ce14" table:formula="of:=HYPERLINK(CONCATENATE([.$M$2]; [.B19]; [.$M$3]); [.B19])" office:value-type="string" office:string-value="echt">
            <text:p>echt</text:p>
          </table:table-cell>
          <table:table-cell table:style-name="ce11" table:formula="of:=HYPERLINK(CONCATENATE([.$M$5]; [.B19]; [.$M$6]); [.B19])" office:value-type="string" office:string-value="echt">
            <text:p>e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deu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nique</text:p>
          </table:table-cell>
          <table:table-cell/>
          <table:table-cell table:style-name="ce14" table:formula="of:=HYPERLINK(CONCATENATE([.$M$2]; [.B20]; [.$M$3]); [.B20])" office:value-type="string" office:string-value="eindeutig">
            <text:p>eindeutig</text:p>
          </table:table-cell>
          <table:table-cell table:style-name="ce11" table:formula="of:=HYPERLINK(CONCATENATE([.$M$5]; [.B20]; [.$M$6]); [.B20])" office:value-type="string" office:string-value="eindeutig">
            <text:p>eindeu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fa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sy, simple</text:p>
          </table:table-cell>
          <table:table-cell/>
          <table:table-cell table:style-name="ce14" table:formula="of:=HYPERLINK(CONCATENATE([.$M$2]; [.B21]; [.$M$3]); [.B21])" office:value-type="string" office:string-value="einfach">
            <text:p>einfach</text:p>
          </table:table-cell>
          <table:table-cell table:style-name="ce11" table:formula="of:=HYPERLINK(CONCATENATE([.$M$5]; [.B21]; [.$M$6]); [.B21])" office:value-type="string" office:string-value="einfach">
            <text:p>einfa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ige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me, any, few</text:p>
          </table:table-cell>
          <table:table-cell/>
          <table:table-cell table:style-name="ce14" table:formula="of:=HYPERLINK(CONCATENATE([.$M$2]; [.B22]; [.$M$3]); [.B22])" office:value-type="string" office:string-value="einige">
            <text:p>einige</text:p>
          </table:table-cell>
          <table:table-cell table:style-name="ce11" table:formula="of:=HYPERLINK(CONCATENATE([.$M$5]; [.B22]; [.$M$6]); [.B22])" office:value-type="string" office:string-value="einige">
            <text:p>einig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glisch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4" table:formula="of:=HYPERLINK(CONCATENATE([.$M$2]; [.B23]; [.$M$3]); [.B23])" office:value-type="string" office:string-value="englisch">
            <text:p>englisch</text:p>
          </table:table-cell>
          <table:table-cell table:style-name="ce11" table:formula="of:=HYPERLINK(CONCATENATE([.$M$5]; [.B23]; [.$M$6]); [.B23])" office:value-type="string" office:string-value="englisch">
            <text:p>engli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xtrem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treme</text:p>
          </table:table-cell>
          <table:table-cell/>
          <table:table-cell table:style-name="ce14" table:formula="of:=HYPERLINK(CONCATENATE([.$M$2]; [.B24]; [.$M$3]); [.B24])" office:value-type="string" office:string-value="extrem">
            <text:p>extrem</text:p>
          </table:table-cell>
          <table:table-cell table:style-name="ce11" table:formula="of:=HYPERLINK(CONCATENATE([.$M$5]; [.B24]; [.$M$6]); [.B24])" office:value-type="string" office:string-value="extrem">
            <text:p>extre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it</text:p>
          </table:table-cell>
          <table:table-cell/>
          <table:table-cell table:style-name="ce14" table:formula="of:=HYPERLINK(CONCATENATE([.$M$2]; [.B25]; [.$M$3]); [.B25])" office:value-type="string" office:string-value="fit">
            <text:p>fit</text:p>
          </table:table-cell>
          <table:table-cell table:style-name="ce11" table:formula="of:=HYPERLINK(CONCATENATE([.$M$5]; [.B25]; [.$M$6]); [.B25])" office:value-type="string" office:string-value="fit">
            <text:p>f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ei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</text:p>
          </table:table-cell>
          <table:table-cell/>
          <table:table-cell table:style-name="ce14" table:formula="of:=HYPERLINK(CONCATENATE([.$M$2]; [.B26]; [.$M$3]); [.B26])" office:value-type="string" office:string-value="frei">
            <text:p>frei</text:p>
          </table:table-cell>
          <table:table-cell table:style-name="ce11" table:formula="of:=HYPERLINK(CONCATENATE([.$M$5]; [.B26]; [.$M$6]); [.B26])" office:value-type="string" office:string-value="frei">
            <text:p>fre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ü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ly</text:p>
          </table:table-cell>
          <table:table-cell/>
          <table:table-cell table:style-name="ce14" table:formula="of:=HYPERLINK(CONCATENATE([.$M$2]; [.B27]; [.$M$3]); [.B27])" office:value-type="string" office:string-value="früh">
            <text:p>früh</text:p>
          </table:table-cell>
          <table:table-cell table:style-name="ce11" table:formula="of:=HYPERLINK(CONCATENATE([.$M$5]; [.B27]; [.$M$6]); [.B27])" office:value-type="string" office:string-value="früh">
            <text:p>frü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anz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ole, complete</text:p>
          </table:table-cell>
          <table:table-cell/>
          <table:table-cell table:style-name="ce14" table:formula="of:=HYPERLINK(CONCATENATE([.$M$2]; [.B28]; [.$M$3]); [.B28])" office:value-type="string" office:string-value="ganz">
            <text:p>ganz</text:p>
          </table:table-cell>
          <table:table-cell table:style-name="ce11" table:formula="of:=HYPERLINK(CONCATENATE([.$M$5]; [.B28]; [.$M$6]); [.B28])" office:value-type="string" office:string-value="ganz">
            <text:p>ganz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lb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llow</text:p>
          </table:table-cell>
          <table:table-cell/>
          <table:table-cell table:style-name="ce14" table:formula="of:=HYPERLINK(CONCATENATE([.$M$2]; [.B29]; [.$M$3]); [.B29])" office:value-type="string" office:string-value="gelb">
            <text:p>gelb</text:p>
          </table:table-cell>
          <table:table-cell table:style-name="ce11" table:formula="of:=HYPERLINK(CONCATENATE([.$M$5]; [.B29]; [.$M$6]); [.B29])" office:value-type="string" office:string-value="gelb">
            <text:p>gelb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sund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healthy</text:p>
          </table:table-cell>
          <table:table-cell/>
          <table:table-cell table:style-name="ce14" table:formula="of:=HYPERLINK(CONCATENATE([.$M$2]; [.B30]; [.$M$3]); [.B30])" office:value-type="string" office:string-value="gesund">
            <text:p>gesund</text:p>
          </table:table-cell>
          <table:table-cell table:style-name="ce11" table:formula="of:=HYPERLINK(CONCATENATE([.$M$5]; [.B30]; [.$M$6]); [.B30])" office:value-type="string" office:string-value="gesund">
            <text:p>gesun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leichzeitig</text:p>
          </table:table-cell>
          <table:table-cell table:number-columns-repeated="2" table:style-name="ce9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multaneous, concurrent,</text:p>
          </table:table-cell>
          <table:table-cell/>
          <table:table-cell table:style-name="ce14" table:formula="of:=HYPERLINK(CONCATENATE([.$M$2]; [.B31]; [.$M$3]); [.B31])" office:value-type="string" office:string-value="gleichzeitig">
            <text:p>gleichzeitig</text:p>
          </table:table-cell>
          <table:table-cell table:style-name="ce11" table:formula="of:=HYPERLINK(CONCATENATE([.$M$5]; [.B31]; [.$M$6]); [.B31])" office:value-type="string" office:string-value="gleichzeitig">
            <text:p>gleichzei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rü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table:style-name="ce14" table:formula="of:=HYPERLINK(CONCATENATE([.$M$2]; [.B32]; [.$M$3]); [.B32])" office:value-type="string" office:string-value="grün">
            <text:p>grün</text:p>
          </table:table-cell>
          <table:table-cell table:style-name="ce11" table:formula="of:=HYPERLINK(CONCATENATE([.$M$5]; [.B32]; [.$M$6]); [.B32])" office:value-type="string" office:string-value="grün">
            <text:p>grü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u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ood, well</text:p>
          </table:table-cell>
          <table:table-cell/>
          <table:table-cell table:style-name="ce14" table:formula="of:=HYPERLINK(CONCATENATE([.$M$2]; [.B33]; [.$M$3]); [.B33])" office:value-type="string" office:string-value="gut">
            <text:p>gut</text:p>
          </table:table-cell>
          <table:table-cell table:style-name="ce11" table:formula="of:=HYPERLINK(CONCATENATE([.$M$5]; [.B33]; [.$M$6]); [.B33])" office:value-type="string" office:string-value="gut">
            <text:p>gu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erz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rdial, hearty</text:p>
          </table:table-cell>
          <table:table-cell/>
          <table:table-cell table:style-name="ce14" table:formula="of:=HYPERLINK(CONCATENATE([.$M$2]; [.B34]; [.$M$3]); [.B34])" office:value-type="string" office:string-value="herzlich">
            <text:p>herzlich</text:p>
          </table:table-cell>
          <table:table-cell table:style-name="ce11" table:formula="of:=HYPERLINK(CONCATENATE([.$M$5]; [.B34]; [.$M$6]); [.B34])" office:value-type="string" office:string-value="herzlich">
            <text:p>herzlich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hilfreich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useful, helpful</text:p>
          </table:table-cell>
          <table:table-cell table:style-name="ce4"/>
          <table:table-cell table:style-name="ce15" table:formula="of:=HYPERLINK(CONCATENATE([.$M$2]; [.B35]; [.$M$3]); [.B35])" office:value-type="string" office:string-value="hilfreich">
            <text:p>hilfreich</text:p>
          </table:table-cell>
          <table:table-cell table:style-name="ce15" table:formula="of:=HYPERLINK(CONCATENATE([.$M$5]; [.B35]; [.$M$6]); [.B35])" office:value-type="string" office:string-value="hilfreich">
            <text:p>hilfre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ch</text:p>
          </table:table-cell>
          <table:table-cell office:value-type="string">
            <text:p>höh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/>
          <table:table-cell table:style-name="ce14" table:formula="of:=HYPERLINK(CONCATENATE([.$M$2]; [.B36]; [.$M$3]); [.B36])" office:value-type="string" office:string-value="hoch">
            <text:p>hoch</text:p>
          </table:table-cell>
          <table:table-cell table:style-name="ce11" table:formula="of:=HYPERLINK(CONCATENATE([.$M$5]; [.B36]; [.$M$6]); [.B36])" office:value-type="string" office:string-value="hoch">
            <text:p>hoch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hohe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string">
            <text:p>high, tall</text:p>
          </table:table-cell>
          <table:table-cell table:style-name="ce5"/>
          <table:table-cell table:style-name="ce14" table:formula="of:=HYPERLINK(CONCATENATE([.$M$2]; [.B37]; [.$M$3]); [.B37])" office:value-type="string" office:string-value="hohe">
            <text:p>hohe</text:p>
          </table:table-cell>
          <table:table-cell table:style-name="ce20" table:formula="of:=HYPERLINK(CONCATENATE([.$M$5]; [.B37]; [.$M$6]); [.B37])" office:value-type="string" office:string-value="hohe">
            <text:p>hoh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dividu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dividual</text:p>
          </table:table-cell>
          <table:table-cell/>
          <table:table-cell table:style-name="ce14" table:formula="of:=HYPERLINK(CONCATENATE([.$M$2]; [.B38]; [.$M$3]); [.B38])" office:value-type="string" office:string-value="individuell">
            <text:p>individuell</text:p>
          </table:table-cell>
          <table:table-cell table:style-name="ce11" table:formula="of:=HYPERLINK(CONCATENATE([.$M$5]; [.B38]; [.$M$6]); [.B38])" office:value-type="string" office:string-value="individuell">
            <text:p>individu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eressan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teresting</text:p>
          </table:table-cell>
          <table:table-cell/>
          <table:table-cell table:style-name="ce14" table:formula="of:=HYPERLINK(CONCATENATE([.$M$2]; [.B39]; [.$M$3]); [.B39])" office:value-type="string" office:string-value="interessant">
            <text:p>interessant</text:p>
          </table:table-cell>
          <table:table-cell table:style-name="ce11" table:formula="of:=HYPERLINK(CONCATENATE([.$M$5]; [.B39]; [.$M$6]); [.B39])" office:value-type="string" office:string-value="interessant">
            <text:p>interessa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er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l</text:p>
          </table:table-cell>
          <table:table-cell/>
          <table:table-cell table:style-name="ce14" table:formula="of:=HYPERLINK(CONCATENATE([.$M$2]; [.B40]; [.$M$3]); [.B40])" office:value-type="string" office:string-value="intern">
            <text:p>intern</text:p>
          </table:table-cell>
          <table:table-cell table:style-name="ce11" table:formula="of:=HYPERLINK(CONCATENATE([.$M$5]; [.B40]; [.$M$6]); [.B40])" office:value-type="string" office:string-value="intern">
            <text:p>inter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ernat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tional</text:p>
          </table:table-cell>
          <table:table-cell/>
          <table:table-cell table:style-name="ce14" table:formula="of:=HYPERLINK(CONCATENATE([.$M$2]; [.B41]; [.$M$3]); [.B41])" office:value-type="string" office:string-value="international">
            <text:p>international</text:p>
          </table:table-cell>
          <table:table-cell table:style-name="ce11" table:formula="of:=HYPERLINK(CONCATENATE([.$M$5]; [.B41]; [.$M$6]); [.B41])" office:value-type="string" office:string-value="international">
            <text:p>international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jede</text:p>
          </table:table-cell>
          <table:table-cell table:number-columns-repeated="2" table:style-name="ce10" office:value-type="string">
            <text:p>–</text:p>
          </table:table-cell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string">
            <text:p>each, every</text:p>
          </table:table-cell>
          <table:table-cell table:style-name="ce5"/>
          <table:table-cell table:style-name="ce14" table:formula="of:=HYPERLINK(CONCATENATE([.$M$2]; [.B42]; [.$M$3]); [.B42])" office:value-type="string" office:string-value="jede">
            <text:p>jede</text:p>
          </table:table-cell>
          <table:table-cell table:style-name="ce20" table:formula="of:=HYPERLINK(CONCATENATE([.$M$5]; [.B42]; [.$M$6]); [.B42])" office:value-type="string" office:string-value="jede">
            <text:p>jed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u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ng</text:p>
          </table:table-cell>
          <table:table-cell/>
          <table:table-cell table:style-name="ce14" table:formula="of:=HYPERLINK(CONCATENATE([.$M$2]; [.B43]; [.$M$3]); [.B43])" office:value-type="string" office:string-value="jung">
            <text:p>jung</text:p>
          </table:table-cell>
          <table:table-cell table:style-name="ce11" table:formula="of:=HYPERLINK(CONCATENATE([.$M$5]; [.B43]; [.$M$6]); [.B43])" office:value-type="string" office:string-value="jung">
            <text:p>ju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alt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d</text:p>
          </table:table-cell>
          <table:table-cell/>
          <table:table-cell table:style-name="ce14" table:formula="of:=HYPERLINK(CONCATENATE([.$M$2]; [.B44]; [.$M$3]); [.B44])" office:value-type="string" office:string-value="kalt">
            <text:p>kalt</text:p>
          </table:table-cell>
          <table:table-cell table:style-name="ce11" table:formula="of:=HYPERLINK(CONCATENATE([.$M$5]; [.B44]; [.$M$6]); [.B44])" office:value-type="string" office:string-value="kalt">
            <text:p>kal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aput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oken, out of order</text:p>
          </table:table-cell>
          <table:table-cell/>
          <table:table-cell table:style-name="ce14" table:formula="of:=HYPERLINK(CONCATENATE([.$M$2]; [.B45]; [.$M$3]); [.B45])" office:value-type="string" office:string-value="kaputt">
            <text:p>kaputt</text:p>
          </table:table-cell>
          <table:table-cell table:style-name="ce11" table:formula="of:=HYPERLINK(CONCATENATE([.$M$5]; [.B45]; [.$M$6]); [.B45])" office:value-type="string" office:string-value="kaputt">
            <text:p>kaput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l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ear</text:p>
          </table:table-cell>
          <table:table-cell/>
          <table:table-cell table:style-name="ce14" table:formula="of:=HYPERLINK(CONCATENATE([.$M$2]; [.B46]; [.$M$3]); [.B46])" office:value-type="string" office:string-value="klar">
            <text:p>klar</text:p>
          </table:table-cell>
          <table:table-cell table:style-name="ce11" table:formula="of:=HYPERLINK(CONCATENATE([.$M$5]; [.B46]; [.$M$6]); [.B46])" office:value-type="string" office:string-value="klar">
            <text:p>kl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lei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mall, little</text:p>
          </table:table-cell>
          <table:table-cell/>
          <table:table-cell table:style-name="ce14" table:formula="of:=HYPERLINK(CONCATENATE([.$M$2]; [.B47]; [.$M$3]); [.B47])" office:value-type="string" office:string-value="klein">
            <text:p>klein</text:p>
          </table:table-cell>
          <table:table-cell table:style-name="ce11" table:formula="of:=HYPERLINK(CONCATENATE([.$M$5]; [.B47]; [.$M$6]); [.B47])" office:value-type="string" office:string-value="klein">
            <text:p>kl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napp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ight, lean</text:p>
          </table:table-cell>
          <table:table-cell/>
          <table:table-cell table:style-name="ce14" table:formula="of:=HYPERLINK(CONCATENATE([.$M$2]; [.B48]; [.$M$3]); [.B48])" office:value-type="string" office:string-value="knapp">
            <text:p>knapp</text:p>
          </table:table-cell>
          <table:table-cell table:style-name="ce11" table:formula="of:=HYPERLINK(CONCATENATE([.$M$5]; [.B48]; [.$M$6]); [.B48])" office:value-type="string" office:string-value="knapp">
            <text:p>knap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omplett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/>
          <table:table-cell table:style-name="ce14" table:formula="of:=HYPERLINK(CONCATENATE([.$M$2]; [.B49]; [.$M$3]); [.B49])" office:value-type="string" office:string-value="komplett">
            <text:p>komplett</text:p>
          </table:table-cell>
          <table:table-cell table:style-name="ce11" table:formula="of:=HYPERLINK(CONCATENATE([.$M$5]; [.B49]; [.$M$6]); [.B49])" office:value-type="string" office:string-value="komplett">
            <text:p>komplet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ostenlos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, without cost</text:p>
          </table:table-cell>
          <table:table-cell/>
          <table:table-cell table:style-name="ce14" table:formula="of:=HYPERLINK(CONCATENATE([.$M$2]; [.B50]; [.$M$3]); [.B50])" office:value-type="string" office:string-value="kostenlos">
            <text:p>kostenlos</text:p>
          </table:table-cell>
          <table:table-cell table:style-name="ce11" table:formula="of:=HYPERLINK(CONCATENATE([.$M$5]; [.B50]; [.$M$6]); [.B50])" office:value-type="string" office:string-value="kostenlos">
            <text:p>kostenlo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ng</text:p>
          </table:table-cell>
          <table:table-cell/>
          <table:table-cell table:style-name="ce14" table:formula="of:=HYPERLINK(CONCATENATE([.$M$2]; [.B51]; [.$M$3]); [.B51])" office:value-type="string" office:string-value="lang">
            <text:p>lang</text:p>
          </table:table-cell>
          <table:table-cell table:style-name="ce11" table:formula="of:=HYPERLINK(CONCATENATE([.$M$5]; [.B51]; [.$M$6]); [.B51])" office:value-type="string" office:string-value="lang">
            <text:p>la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ich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4" table:formula="of:=HYPERLINK(CONCATENATE([.$M$2]; [.B52]; [.$M$3]); [.B52])" office:value-type="string" office:string-value="leicht">
            <text:p>leicht</text:p>
          </table:table-cell>
          <table:table-cell table:style-name="ce11" table:formula="of:=HYPERLINK(CONCATENATE([.$M$5]; [.B52]; [.$M$6]); [.B52])" office:value-type="string" office:string-value="leicht">
            <text:p>lei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ög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ikely, possible</text:p>
          </table:table-cell>
          <table:table-cell/>
          <table:table-cell table:style-name="ce14" table:formula="of:=HYPERLINK(CONCATENATE([.$M$2]; [.B53]; [.$M$3]); [.B53])" office:value-type="string" office:string-value="möglich">
            <text:p>möglich</text:p>
          </table:table-cell>
          <table:table-cell table:style-name="ce11" table:formula="of:=HYPERLINK(CONCATENATE([.$M$5]; [.B53]; [.$M$6]); [.B53])" office:value-type="string" office:string-value="möglich">
            <text:p>mög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w</text:p>
          </table:table-cell>
          <table:table-cell/>
          <table:table-cell table:style-name="ce14" table:formula="of:=HYPERLINK(CONCATENATE([.$M$2]; [.B54]; [.$M$3]); [.B54])" office:value-type="string" office:string-value="neu">
            <text:p>neu</text:p>
          </table:table-cell>
          <table:table-cell table:style-name="ce11" table:formula="of:=HYPERLINK(CONCATENATE([.$M$5]; [.B54]; [.$M$6]); [.B54])" office:value-type="string" office:string-value="neu">
            <text:p>neu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rm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rmal</text:p>
          </table:table-cell>
          <table:table-cell/>
          <table:table-cell table:style-name="ce14" table:formula="of:=HYPERLINK(CONCATENATE([.$M$2]; [.B55]; [.$M$3]); [.B55])" office:value-type="string" office:string-value="normal">
            <text:p>normal</text:p>
          </table:table-cell>
          <table:table-cell table:style-name="ce11" table:formula="of:=HYPERLINK(CONCATENATE([.$M$5]; [.B55]; [.$M$6]); [.B55])" office:value-type="string" office:string-value="normal">
            <text:p>norm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twe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ecessary</text:p>
          </table:table-cell>
          <table:table-cell/>
          <table:table-cell table:style-name="ce14" table:formula="of:=HYPERLINK(CONCATENATE([.$M$2]; [.B56]; [.$M$3]); [.B56])" office:value-type="string" office:string-value="notwendig">
            <text:p>notwendig</text:p>
          </table:table-cell>
          <table:table-cell table:style-name="ce11" table:formula="of:=HYPERLINK(CONCATENATE([.$M$5]; [.B56]; [.$M$6]); [.B56])" office:value-type="string" office:string-value="notwendig">
            <text:p>notwe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ff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pen</text:p>
          </table:table-cell>
          <table:table-cell/>
          <table:table-cell table:style-name="ce14" table:formula="of:=HYPERLINK(CONCATENATE([.$M$2]; [.B57]; [.$M$3]); [.B57])" office:value-type="string" office:string-value="offen">
            <text:p>offen</text:p>
          </table:table-cell>
          <table:table-cell table:style-name="ce11" table:formula="of:=HYPERLINK(CONCATENATE([.$M$5]; [.B57]; [.$M$6]); [.B57])" office:value-type="string" office:string-value="offen">
            <text:p>off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riginal</text:p>
          </table:table-cell>
          <table:table-cell/>
          <table:table-cell table:style-name="ce14" table:formula="of:=HYPERLINK(CONCATENATE([.$M$2]; [.B58]; [.$M$3]); [.B58])" office:value-type="string" office:string-value="original">
            <text:p>original</text:p>
          </table:table-cell>
          <table:table-cell table:style-name="ce11" table:formula="of:=HYPERLINK(CONCATENATE([.$M$5]; [.B58]; [.$M$6]); [.B58])" office:value-type="string" office:string-value="original">
            <text:p>origin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öffen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4" table:formula="of:=HYPERLINK(CONCATENATE([.$M$2]; [.B59]; [.$M$3]); [.B59])" office:value-type="string" office:string-value="öffentlich">
            <text:p>öffentlich</text:p>
          </table:table-cell>
          <table:table-cell table:style-name="ce11" table:formula="of:=HYPERLINK(CONCATENATE([.$M$5]; [.B59]; [.$M$6]); [.B59])" office:value-type="string" office:string-value="öffentlich">
            <text:p>öffent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rfek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fect</text:p>
          </table:table-cell>
          <table:table-cell/>
          <table:table-cell table:style-name="ce14" table:formula="of:=HYPERLINK(CONCATENATE([.$M$2]; [.B60]; [.$M$3]); [.B60])" office:value-type="string" office:string-value="perfekt">
            <text:p>perfekt</text:p>
          </table:table-cell>
          <table:table-cell table:style-name="ce11" table:formula="of:=HYPERLINK(CONCATENATE([.$M$5]; [.B60]; [.$M$6]); [.B60])" office:value-type="string" office:string-value="perfekt">
            <text:p>perfek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rsön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sonal</text:p>
          </table:table-cell>
          <table:table-cell/>
          <table:table-cell table:style-name="ce14" table:formula="of:=HYPERLINK(CONCATENATE([.$M$2]; [.B61]; [.$M$3]); [.B61])" office:value-type="string" office:string-value="persönlich">
            <text:p>persönlich</text:p>
          </table:table-cell>
          <table:table-cell table:style-name="ce11" table:formula="of:=HYPERLINK(CONCATENATE([.$M$5]; [.B61]; [.$M$6]); [.B61])" office:value-type="string" office:string-value="persönlich">
            <text:p>persön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lö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ddenly</text:p>
          </table:table-cell>
          <table:table-cell/>
          <table:table-cell table:style-name="ce14" table:formula="of:=HYPERLINK(CONCATENATE([.$M$2]; [.B62]; [.$M$3]); [.B62])" office:value-type="string" office:string-value="plötzlich">
            <text:p>plötzlich</text:p>
          </table:table-cell>
          <table:table-cell table:style-name="ce11" table:formula="of:=HYPERLINK(CONCATENATE([.$M$5]; [.B62]; [.$M$6]); [.B62])" office:value-type="string" office:string-value="plötzlich">
            <text:p>plötz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osi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table:style-name="ce14" table:formula="of:=HYPERLINK(CONCATENATE([.$M$2]; [.B63]; [.$M$3]); [.B63])" office:value-type="string" office:string-value="positiv">
            <text:p>positiv</text:p>
          </table:table-cell>
          <table:table-cell table:style-name="ce11" table:formula="of:=HYPERLINK(CONCATENATE([.$M$5]; [.B63]; [.$M$6]); [.B63])" office:value-type="string" office:string-value="positiv">
            <text:p>positiv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aktisch</text:p>
          </table:table-cell>
          <table:table-cell office:value-type="string">
            <text:p>~er</text:p>
          </table:table-cell>
          <table:table-cell office:value-type="string">
            <text:p>meest praktisch, ~t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actical</text:p>
          </table:table-cell>
          <table:table-cell/>
          <table:table-cell table:style-name="ce14" table:formula="of:=HYPERLINK(CONCATENATE([.$M$2]; [.B64]; [.$M$3]); [.B64])" office:value-type="string" office:string-value="praktisch">
            <text:p>praktisch</text:p>
          </table:table-cell>
          <table:table-cell table:style-name="ce11" table:formula="of:=HYPERLINK(CONCATENATE([.$M$5]; [.B64]; [.$M$6]); [.B64])" office:value-type="string" office:string-value="praktisch">
            <text:p>prakti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iva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ivate</text:p>
          </table:table-cell>
          <table:table-cell/>
          <table:table-cell table:style-name="ce14" table:formula="of:=HYPERLINK(CONCATENATE([.$M$2]; [.B65]; [.$M$3]); [.B65])" office:value-type="string" office:string-value="privat">
            <text:p>privat</text:p>
          </table:table-cell>
          <table:table-cell table:style-name="ce11" table:formula="of:=HYPERLINK(CONCATENATE([.$M$5]; [.B65]; [.$M$6]); [.B65])" office:value-type="string" office:string-value="privat">
            <text:p>priv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g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gional</text:p>
          </table:table-cell>
          <table:table-cell/>
          <table:table-cell table:style-name="ce14" table:formula="of:=HYPERLINK(CONCATENATE([.$M$2]; [.B66]; [.$M$3]); [.B66])" office:value-type="string" office:string-value="regional">
            <text:p>regional</text:p>
          </table:table-cell>
          <table:table-cell table:style-name="ce11" table:formula="of:=HYPERLINK(CONCATENATE([.$M$5]; [.B66]; [.$M$6]); [.B66])" office:value-type="string" office:string-value="regional">
            <text:p>region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la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lative</text:p>
          </table:table-cell>
          <table:table-cell/>
          <table:table-cell table:style-name="ce14" table:formula="of:=HYPERLINK(CONCATENATE([.$M$2]; [.B67]; [.$M$3]); [.B67])" office:value-type="string" office:string-value="relativ">
            <text:p>relativ</text:p>
          </table:table-cell>
          <table:table-cell table:style-name="ce11" table:formula="of:=HYPERLINK(CONCATENATE([.$M$5]; [.B67]; [.$M$6]); [.B67])" office:value-type="string" office:string-value="relativ">
            <text:p>relativ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rrect, right</text:p>
          </table:table-cell>
          <table:table-cell/>
          <table:table-cell table:style-name="ce14" table:formula="of:=HYPERLINK(CONCATENATE([.$M$2]; [.B68]; [.$M$3]); [.B68])" office:value-type="string" office:string-value="richtig">
            <text:p>richtig</text:p>
          </table:table-cell>
          <table:table-cell table:style-name="ce11" table:formula="of:=HYPERLINK(CONCATENATE([.$M$5]; [.B68]; [.$M$6]); [.B68])" office:value-type="string" office:string-value="richtig">
            <text:p>rich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t</text:p>
          </table:table-cell>
          <table:table-cell office:value-type="string">
            <text:p>~ter</text:p>
          </table:table-cell>
          <table:table-cell office:value-type="string">
            <text:p>~st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  <table:table-cell table:style-name="ce14" table:formula="of:=HYPERLINK(CONCATENATE([.$M$2]; [.B69]; [.$M$3]); [.B69])" office:value-type="string" office:string-value="rot">
            <text:p>rot</text:p>
          </table:table-cell>
          <table:table-cell table:style-name="ce11" table:formula="of:=HYPERLINK(CONCATENATE([.$M$5]; [.B69]; [.$M$6]); [.B69])" office:value-type="string" office:string-value="rot">
            <text:p>rot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royal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royal</text:p>
          </table:table-cell>
          <table:table-cell table:style-name="ce4"/>
          <table:table-cell table:style-name="ce15" table:formula="of:=HYPERLINK(CONCATENATE([.$M$2]; [.B70]; [.$M$3]); [.B70])" office:value-type="string" office:string-value="royal">
            <text:p>royal</text:p>
          </table:table-cell>
          <table:table-cell table:style-name="ce15" table:formula="of:=HYPERLINK(CONCATENATE([.$M$5]; [.B70]; [.$M$6]); [.B70])" office:value-type="string" office:string-value="royal">
            <text:p>roy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l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4" table:formula="of:=HYPERLINK(CONCATENATE([.$M$2]; [.B71]; [.$M$3]); [.B71])" office:value-type="string" office:string-value="schlecht">
            <text:p>schlecht</text:p>
          </table:table-cell>
          <table:table-cell table:style-name="ce11" table:formula="of:=HYPERLINK(CONCATENATE([.$M$5]; [.B71]; [.$M$6]); [.B71])" office:value-type="string" office:string-value="schlecht">
            <text:p>schle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n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quick, fast</text:p>
          </table:table-cell>
          <table:table-cell/>
          <table:table-cell table:style-name="ce14" table:formula="of:=HYPERLINK(CONCATENATE([.$M$2]; [.B72]; [.$M$3]); [.B72])" office:value-type="string" office:string-value="schnell">
            <text:p>schnell</text:p>
          </table:table-cell>
          <table:table-cell table:style-name="ce11" table:formula="of:=HYPERLINK(CONCATENATE([.$M$5]; [.B72]; [.$M$6]); [.B72])" office:value-type="string" office:string-value="schnell">
            <text:p>schn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ö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retty, nice</text:p>
          </table:table-cell>
          <table:table-cell/>
          <table:table-cell table:style-name="ce14" table:formula="of:=HYPERLINK(CONCATENATE([.$M$2]; [.B73]; [.$M$3]); [.B73])" office:value-type="string" office:string-value="schön">
            <text:p>schön</text:p>
          </table:table-cell>
          <table:table-cell table:style-name="ce11" table:formula="of:=HYPERLINK(CONCATENATE([.$M$5]; [.B73]; [.$M$6]); [.B73])" office:value-type="string" office:string-value="schön">
            <text:p>schö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wang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enant</text:p>
          </table:table-cell>
          <table:table-cell/>
          <table:table-cell table:style-name="ce14" table:formula="of:=HYPERLINK(CONCATENATE([.$M$2]; [.B74]; [.$M$3]); [.B74])" office:value-type="string" office:string-value="schwanger">
            <text:p>schwanger</text:p>
          </table:table-cell>
          <table:table-cell table:style-name="ce11" table:formula="of:=HYPERLINK(CONCATENATE([.$M$5]; [.B74]; [.$M$6]); [.B74])" office:value-type="string" office:string-value="schwanger">
            <text:p>schwang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wa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ack</text:p>
          </table:table-cell>
          <table:table-cell/>
          <table:table-cell table:style-name="ce14" table:formula="of:=HYPERLINK(CONCATENATE([.$M$2]; [.B75]; [.$M$3]); [.B75])" office:value-type="string" office:string-value="schwarz">
            <text:p>schwarz</text:p>
          </table:table-cell>
          <table:table-cell table:style-name="ce11" table:formula="of:=HYPERLINK(CONCATENATE([.$M$5]; [.B75]; [.$M$6]); [.B75])" office:value-type="string" office:string-value="schwarz">
            <text:p>schwarz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w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eavy, weighty</text:p>
          </table:table-cell>
          <table:table-cell/>
          <table:table-cell table:style-name="ce14" table:formula="of:=HYPERLINK(CONCATENATE([.$M$2]; [.B76]; [.$M$3]); [.B76])" office:value-type="string" office:string-value="schwer">
            <text:p>schwer</text:p>
          </table:table-cell>
          <table:table-cell table:style-name="ce11" table:formula="of:=HYPERLINK(CONCATENATE([.$M$5]; [.B76]; [.$M$6]); [.B76])" office:value-type="string" office:string-value="schwer">
            <text:p>schw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lbstverständ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atural, self-evident</text:p>
          </table:table-cell>
          <table:table-cell/>
          <table:table-cell table:style-name="ce14" table:formula="of:=HYPERLINK(CONCATENATE([.$M$2]; [.B77]; [.$M$3]); [.B77])" office:value-type="string" office:string-value="selbstverständlich">
            <text:p>selbstverständlich</text:p>
          </table:table-cell>
          <table:table-cell table:style-name="ce11" table:formula="of:=HYPERLINK(CONCATENATE([.$M$5]; [.B77]; [.$M$6]); [.B77])" office:value-type="string" office:string-value="selbstverständlich">
            <text:p>selbstverständ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chtb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visible</text:p>
          </table:table-cell>
          <table:table-cell/>
          <table:table-cell table:style-name="ce14" table:formula="of:=HYPERLINK(CONCATENATE([.$M$2]; [.B78]; [.$M$3]); [.B78])" office:value-type="string" office:string-value="sichtbar">
            <text:p>sichtbar</text:p>
          </table:table-cell>
          <table:table-cell table:style-name="ce11" table:formula="of:=HYPERLINK(CONCATENATE([.$M$5]; [.B78]; [.$M$6]); [.B78])" office:value-type="string" office:string-value="sichtbar">
            <text:p>sichtb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nn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aningful</text:p>
          </table:table-cell>
          <table:table-cell/>
          <table:table-cell table:style-name="ce14" table:formula="of:=HYPERLINK(CONCATENATE([.$M$2]; [.B79]; [.$M$3]); [.B79])" office:value-type="string" office:string-value="sinnvoll">
            <text:p>sinnvoll</text:p>
          </table:table-cell>
          <table:table-cell table:style-name="ce11" table:formula="of:=HYPERLINK(CONCATENATE([.$M$5]; [.B79]; [.$M$6]); [.B79])" office:value-type="string" office:string-value="sinnvoll">
            <text:p>sinnvo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pezi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ecial</text:p>
          </table:table-cell>
          <table:table-cell/>
          <table:table-cell table:style-name="ce14" table:formula="of:=HYPERLINK(CONCATENATE([.$M$2]; [.B80]; [.$M$3]); [.B80])" office:value-type="string" office:string-value="speziell">
            <text:p>speziell</text:p>
          </table:table-cell>
          <table:table-cell table:style-name="ce11" table:formula="of:=HYPERLINK(CONCATENATE([.$M$5]; [.B80]; [.$M$6]); [.B80])" office:value-type="string" office:string-value="speziell">
            <text:p>spezi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manent, persistant</text:p>
          </table:table-cell>
          <table:table-cell/>
          <table:table-cell table:style-name="ce14" table:formula="of:=HYPERLINK(CONCATENATE([.$M$2]; [.B81]; [.$M$3]); [.B81])" office:value-type="string" office:string-value="ständig">
            <text:p>ständig</text:p>
          </table:table-cell>
          <table:table-cell table:style-name="ce11" table:formula="of:=HYPERLINK(CONCATENATE([.$M$5]; [.B81]; [.$M$6]); [.B81])" office:value-type="string" office:string-value="ständig">
            <text:p>stä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ark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ong, powerful</text:p>
          </table:table-cell>
          <table:table-cell/>
          <table:table-cell table:style-name="ce14" table:formula="of:=HYPERLINK(CONCATENATE([.$M$2]; [.B82]; [.$M$3]); [.B82])" office:value-type="string" office:string-value="stark">
            <text:p>stark</text:p>
          </table:table-cell>
          <table:table-cell table:style-name="ce11" table:formula="of:=HYPERLINK(CONCATENATE([.$M$5]; [.B82]; [.$M$6]); [.B82])" office:value-type="string" office:string-value="stark">
            <text:p>sta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ress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essful</text:p>
          </table:table-cell>
          <table:table-cell/>
          <table:table-cell table:style-name="ce14" table:formula="of:=HYPERLINK(CONCATENATE([.$M$2]; [.B83]; [.$M$3]); [.B83])" office:value-type="string" office:string-value="stressig">
            <text:p>stressig</text:p>
          </table:table-cell>
          <table:table-cell table:style-name="ce11" table:formula="of:=HYPERLINK(CONCATENATE([.$M$5]; [.B83]; [.$M$6]); [.B83])" office:value-type="string" office:string-value="stressig">
            <text:p>stress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p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per</text:p>
          </table:table-cell>
          <table:table-cell/>
          <table:table-cell table:style-name="ce14" table:formula="of:=HYPERLINK(CONCATENATE([.$M$2]; [.B84]; [.$M$3]); [.B84])" office:value-type="string" office:string-value="super">
            <text:p>super</text:p>
          </table:table-cell>
          <table:table-cell table:style-name="ce11" table:formula="of:=HYPERLINK(CONCATENATE([.$M$5]; [.B84]; [.$M$6]); [.B84])" office:value-type="string" office:string-value="super">
            <text:p>sup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tsäch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ual, real</text:p>
          </table:table-cell>
          <table:table-cell/>
          <table:table-cell table:style-name="ce14" table:formula="of:=HYPERLINK(CONCATENATE([.$M$2]; [.B85]; [.$M$3]); [.B85])" office:value-type="string" office:string-value="tatsächlich">
            <text:p>tatsächlich</text:p>
          </table:table-cell>
          <table:table-cell table:style-name="ce11" table:formula="of:=HYPERLINK(CONCATENATE([.$M$5]; [.B85]; [.$M$6]); [.B85])" office:value-type="string" office:string-value="tatsächlich">
            <text:p>tatsäch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eu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pensive</text:p>
          </table:table-cell>
          <table:table-cell/>
          <table:table-cell table:style-name="ce14" table:formula="of:=HYPERLINK(CONCATENATE([.$M$2]; [.B86]; [.$M$3]); [.B86])" office:value-type="string" office:string-value="teuer">
            <text:p>teuer</text:p>
          </table:table-cell>
          <table:table-cell table:style-name="ce11" table:formula="of:=HYPERLINK(CONCATENATE([.$M$5]; [.B86]; [.$M$6]); [.B86])" office:value-type="string" office:string-value="teuer">
            <text:p>teu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eat</text:p>
          </table:table-cell>
          <table:table-cell/>
          <table:table-cell table:style-name="ce14" table:formula="of:=HYPERLINK(CONCATENATE([.$M$2]; [.B87]; [.$M$3]); [.B87])" office:value-type="string" office:string-value="toll">
            <text:p>toll</text:p>
          </table:table-cell>
          <table:table-cell table:style-name="ce11" table:formula="of:=HYPERLINK(CONCATENATE([.$M$5]; [.B87]; [.$M$6]); [.B87])" office:value-type="string" office:string-value="toll">
            <text:p>to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abhäng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dependent</text:p>
          </table:table-cell>
          <table:table-cell/>
          <table:table-cell table:style-name="ce14" table:formula="of:=HYPERLINK(CONCATENATE([.$M$2]; [.B88]; [.$M$3]); [.B88])" office:value-type="string" office:string-value="unabhängig">
            <text:p>unabhängig</text:p>
          </table:table-cell>
          <table:table-cell table:style-name="ce11" table:formula="of:=HYPERLINK(CONCATENATE([.$M$5]; [.B88]; [.$M$6]); [.B88])" office:value-type="string" office:string-value="unabhängig">
            <text:p>unabhäng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bekann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unknown, unfamiliar</text:p>
          </table:table-cell>
          <table:table-cell/>
          <table:table-cell table:style-name="ce14" table:formula="of:=HYPERLINK(CONCATENATE([.$M$2]; [.B89]; [.$M$3]); [.B89])" office:value-type="string" office:string-value="unbekannt">
            <text:p>unbekannt</text:p>
          </table:table-cell>
          <table:table-cell table:style-name="ce11" table:formula="of:=HYPERLINK(CONCATENATE([.$M$5]; [.B89]; [.$M$6]); [.B89])" office:value-type="string" office:string-value="unbekannt">
            <text:p>unbekan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antwor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sponsible</text:p>
          </table:table-cell>
          <table:table-cell/>
          <table:table-cell table:style-name="ce14" table:formula="of:=HYPERLINK(CONCATENATE([.$M$2]; [.B90]; [.$M$3]); [.B90])" office:value-type="string" office:string-value="verantwortlich">
            <text:p>verantwortlich</text:p>
          </table:table-cell>
          <table:table-cell table:style-name="ce11" table:formula="of:=HYPERLINK(CONCATENATE([.$M$5]; [.B90]; [.$M$6]); [.B90])" office:value-type="string" office:string-value="verantwortlich">
            <text:p>verantwort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fügba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, disposable</text:p>
          </table:table-cell>
          <table:table-cell/>
          <table:table-cell table:style-name="ce14" table:formula="of:=HYPERLINK(CONCATENATE([.$M$2]; [.B91]; [.$M$3]); [.B91])" office:value-type="string" office:string-value="verfügbar">
            <text:p>verfügbar</text:p>
          </table:table-cell>
          <table:table-cell table:style-name="ce11" table:formula="of:=HYPERLINK(CONCATENATE([.$M$5]; [.B91]; [.$M$6]); [.B91])" office:value-type="string" office:string-value="verfügbar">
            <text:p>verfügb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el</text:p>
          </table:table-cell>
          <table:table-cell office:value-type="string">
            <text:p>mehr</text:p>
          </table:table-cell>
          <table:table-cell office:value-type="string">
            <text:p>mei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uch, a lot</text:p>
          </table:table-cell>
          <table:table-cell/>
          <table:table-cell table:style-name="ce14" table:formula="of:=HYPERLINK(CONCATENATE([.$M$2]; [.B92]; [.$M$3]); [.B92])" office:value-type="string" office:string-value="viel">
            <text:p>viel</text:p>
          </table:table-cell>
          <table:table-cell table:style-name="ce11" table:formula="of:=HYPERLINK(CONCATENATE([.$M$5]; [.B92]; [.$M$6]); [.B92])" office:value-type="string" office:string-value="viel">
            <text:p>vie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/>
          <table:table-cell table:style-name="ce14" table:formula="of:=HYPERLINK(CONCATENATE([.$M$2]; [.B93]; [.$M$3]); [.B93])" office:value-type="string" office:string-value="voll">
            <text:p>voll</text:p>
          </table:table-cell>
          <table:table-cell table:style-name="ce11" table:formula="of:=HYPERLINK(CONCATENATE([.$M$5]; [.B93]; [.$M$6]); [.B93])" office:value-type="string" office:string-value="voll">
            <text:p>vo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llstä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, entire</text:p>
          </table:table-cell>
          <table:table-cell/>
          <table:table-cell table:style-name="ce14" table:formula="of:=HYPERLINK(CONCATENATE([.$M$2]; [.B94]; [.$M$3]); [.B94])" office:value-type="string" office:string-value="vollständig">
            <text:p>vollständig</text:p>
          </table:table-cell>
          <table:table-cell table:style-name="ce11" table:formula="of:=HYPERLINK(CONCATENATE([.$M$5]; [.B94]; [.$M$6]); [.B94])" office:value-type="string" office:string-value="vollständig">
            <text:p>vollstä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öll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</text:p>
          </table:table-cell>
          <table:table-cell/>
          <table:table-cell table:style-name="ce14" table:formula="of:=HYPERLINK(CONCATENATE([.$M$2]; [.B95]; [.$M$3]); [.B95])" office:value-type="string" office:string-value="völlig">
            <text:p>völlig</text:p>
          </table:table-cell>
          <table:table-cell table:style-name="ce11" table:formula="of:=HYPERLINK(CONCATENATE([.$M$5]; [.B95]; [.$M$6]); [.B95])" office:value-type="string" office:string-value="völlig">
            <text:p>völl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iß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/>
          <table:table-cell table:style-name="ce14" table:formula="of:=HYPERLINK(CONCATENATE([.$M$2]; [.B96]; [.$M$3]); [.B96])" office:value-type="string" office:string-value="weiß">
            <text:p>weiß</text:p>
          </table:table-cell>
          <table:table-cell table:style-name="ce11" table:formula="of:=HYPERLINK(CONCATENATE([.$M$5]; [.B96]; [.$M$6]); [.B96])" office:value-type="string" office:string-value="weiß">
            <text:p>weiß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n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ew, little</text:p>
          </table:table-cell>
          <table:table-cell/>
          <table:table-cell table:style-name="ce14" table:formula="of:=HYPERLINK(CONCATENATE([.$M$2]; [.B97]; [.$M$3]); [.B97])" office:value-type="string" office:string-value="wenig">
            <text:p>wenig</text:p>
          </table:table-cell>
          <table:table-cell table:style-name="ce11" table:formula="of:=HYPERLINK(CONCATENATE([.$M$5]; [.B97]; [.$M$6]); [.B97])" office:value-type="string" office:string-value="wenig">
            <text:p>wen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rth</text:p>
          </table:table-cell>
          <table:table-cell/>
          <table:table-cell table:style-name="ce14" table:formula="of:=HYPERLINK(CONCATENATE([.$M$2]; [.B98]; [.$M$3]); [.B98])" office:value-type="string" office:string-value="wert">
            <text:p>wert</text:p>
          </table:table-cell>
          <table:table-cell table:style-name="ce11" table:formula="of:=HYPERLINK(CONCATENATE([.$M$5]; [.B98]; [.$M$6]); [.B98])" office:value-type="string" office:string-value="wert">
            <text:p>wer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sentlich</text:p>
          </table:table-cell>
          <table:table-cell office:value-type="string">
            <text:p>~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gnificant, crucial</text:p>
          </table:table-cell>
          <table:table-cell/>
          <table:table-cell table:style-name="ce14" table:formula="of:=HYPERLINK(CONCATENATE([.$M$2]; [.B99]; [.$M$3]); [.B99])" office:value-type="string" office:string-value="wesentlich">
            <text:p>wesentlich</text:p>
          </table:table-cell>
          <table:table-cell table:style-name="ce11" table:formula="of:=HYPERLINK(CONCATENATE([.$M$5]; [.B99]; [.$M$6]); [.B99])" office:value-type="string" office:string-value="wesentlich">
            <text:p>wesent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mportant</text:p>
          </table:table-cell>
          <table:table-cell/>
          <table:table-cell table:style-name="ce14" table:formula="of:=HYPERLINK(CONCATENATE([.$M$2]; [.B100]; [.$M$3]); [.B100])" office:value-type="string" office:string-value="wichtig">
            <text:p>wichtig</text:p>
          </table:table-cell>
          <table:table-cell table:style-name="ce11" table:formula="of:=HYPERLINK(CONCATENATE([.$M$5]; [.B100]; [.$M$6]); [.B100])" office:value-type="string" office:string-value="wichtig">
            <text:p>wich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llkomme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elcome</text:p>
          </table:table-cell>
          <table:table-cell/>
          <table:table-cell table:style-name="ce14" table:formula="of:=HYPERLINK(CONCATENATE([.$M$2]; [.B101]; [.$M$3]); [.B101])" office:value-type="string" office:string-value="willkommen">
            <text:p>willkommen</text:p>
          </table:table-cell>
          <table:table-cell table:style-name="ce11" table:formula="of:=HYPERLINK(CONCATENATE([.$M$5]; [.B101]; [.$M$6]); [.B101])" office:value-type="string" office:string-value="willkommen">
            <text:p>willkomm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rk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al</text:p>
          </table:table-cell>
          <table:table-cell/>
          <table:table-cell table:style-name="ce14" table:formula="of:=HYPERLINK(CONCATENATE([.$M$2]; [.B102]; [.$M$3]); [.B102])" office:value-type="string" office:string-value="wirklich">
            <text:p>wirklich</text:p>
          </table:table-cell>
          <table:table-cell table:style-name="ce11" table:formula="of:=HYPERLINK(CONCATENATE([.$M$5]; [.B102]; [.$M$6]); [.B102])" office:value-type="string" office:string-value="wirklich">
            <text:p>wirk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oll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ol</text:p>
          </table:table-cell>
          <table:table-cell/>
          <table:table-cell table:style-name="ce14" table:formula="of:=HYPERLINK(CONCATENATE([.$M$2]; [.B103]; [.$M$3]); [.B103])" office:value-type="string" office:string-value="wollen">
            <text:p>wollen</text:p>
          </table:table-cell>
          <table:table-cell table:style-name="ce11" table:formula="of:=HYPERLINK(CONCATENATE([.$M$5]; [.B103]; [.$M$6]); [.B103])" office:value-type="string" office:string-value="wollen">
            <text:p>wolle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ziemlich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quite</text:p>
          </table:table-cell>
          <table:table-cell table:style-name="ce4"/>
          <table:table-cell table:style-name="ce15" table:formula="of:=HYPERLINK(CONCATENATE([.$M$2]; [.B104]; [.$M$3]); [.B104])" office:value-type="string" office:string-value="ziemlich">
            <text:p>ziemlich</text:p>
          </table:table-cell>
          <table:table-cell table:style-name="ce15" table:formula="of:=HYPERLINK(CONCATENATE([.$M$5]; [.B104]; [.$M$6]); [.B104])" office:value-type="string" office:string-value="ziemlich">
            <text:p>ziem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ufried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atisfied</text:p>
          </table:table-cell>
          <table:table-cell/>
          <table:table-cell table:style-name="ce14" table:formula="of:=HYPERLINK(CONCATENATE([.$M$2]; [.B105]; [.$M$3]); [.B105])" office:value-type="string" office:string-value="zufrieden">
            <text:p>zufrieden</text:p>
          </table:table-cell>
          <table:table-cell table:style-name="ce11" table:formula="of:=HYPERLINK(CONCATENATE([.$M$5]; [.B105]; [.$M$6]); [.B105])" office:value-type="string" office:string-value="zufrieden">
            <text:p>zufried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usä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ditional</text:p>
          </table:table-cell>
          <table:table-cell/>
          <table:table-cell table:style-name="ce14" table:formula="of:=HYPERLINK(CONCATENATE([.$M$2]; [.B106]; [.$M$3]); [.B106])" office:value-type="string" office:string-value="zusätzlich">
            <text:p>zusätzlich</text:p>
          </table:table-cell>
          <table:table-cell table:style-name="ce11" table:formula="of:=HYPERLINK(CONCATENATE([.$M$5]; [.B106]; [.$M$6]); [.B106])" office:value-type="string" office:string-value="zusätzlich">
            <text:p>zusätz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u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sponsible</text:p>
          </table:table-cell>
          <table:table-cell/>
          <table:table-cell table:style-name="ce14" table:formula="of:=HYPERLINK(CONCATENATE([.$M$2]; [.B107]; [.$M$3]); [.B107])" office:value-type="string" office:string-value="zuständig">
            <text:p>zuständig</text:p>
          </table:table-cell>
          <table:table-cell table:style-name="ce11" table:formula="of:=HYPERLINK(CONCATENATE([.$M$5]; [.B107]; [.$M$6]); [.B107])" office:value-type="string" office:string-value="zuständig">
            <text:p>zustä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ld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on</text:p>
          </table:table-cell>
          <table:table-cell/>
          <table:table-cell table:style-name="ce14" table:formula="of:=HYPERLINK(CONCATENATE([.$M$2]; [.B108]; [.$M$3]); [.B108])" office:value-type="string" office:string-value="bald">
            <text:p>bald</text:p>
          </table:table-cell>
          <table:table-cell table:style-name="ce11" table:formula="of:=HYPERLINK(CONCATENATE([.$M$5]; [.B108]; [.$M$6]); [.B108])" office:value-type="string" office:string-value="bald">
            <text:p>bal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itte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please, excuse me, here you are</text:p>
          </table:table-cell>
          <table:table-cell/>
          <table:table-cell table:style-name="ce14" table:formula="of:=HYPERLINK(CONCATENATE([.$M$2]; [.B109]; [.$M$3]); [.B109])" office:value-type="string" office:string-value="bitte">
            <text:p>bitte</text:p>
          </table:table-cell>
          <table:table-cell table:style-name="ce11" table:formula="of:=HYPERLINK(CONCATENATE([.$M$5]; [.B109]; [.$M$6]); [.B109])" office:value-type="string" office:string-value="bitte">
            <text:p>bitt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h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ther, quite</text:p>
          </table:table-cell>
          <table:table-cell/>
          <table:table-cell table:style-name="ce14" table:formula="of:=HYPERLINK(CONCATENATE([.$M$2]; [.B110]; [.$M$3]); [.B110])" office:value-type="string" office:string-value="eher">
            <text:p>eher</text:p>
          </table:table-cell>
          <table:table-cell table:style-name="ce11" table:formula="of:=HYPERLINK(CONCATENATE([.$M$5]; [.B110]; [.$M$6]); [.B110])" office:value-type="string" office:string-value="eher">
            <text:p>eh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neu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gain</text:p>
          </table:table-cell>
          <table:table-cell/>
          <table:table-cell table:style-name="ce14" table:formula="of:=HYPERLINK(CONCATENATE([.$M$2]; [.B111]; [.$M$3]); [.B111])" office:value-type="string" office:string-value="erneut">
            <text:p>erneut</text:p>
          </table:table-cell>
          <table:table-cell table:style-name="ce11" table:formula="of:=HYPERLINK(CONCATENATE([.$M$5]; [.B111]; [.$M$6]); [.B111])" office:value-type="string" office:string-value="erneut">
            <text:p>erneu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st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first</text:p>
          </table:table-cell>
          <table:table-cell/>
          <table:table-cell table:style-name="ce14" table:formula="of:=HYPERLINK(CONCATENATE([.$M$2]; [.B112]; [.$M$3]); [.B112])" office:value-type="string" office:string-value="erst">
            <text:p>erst</text:p>
          </table:table-cell>
          <table:table-cell table:style-name="ce11" table:formula="of:=HYPERLINK(CONCATENATE([.$M$5]; [.B112]; [.$M$6]); [.B112])" office:value-type="string" office:string-value="erst">
            <text:p>ers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/>
          <table:table-cell table:style-name="ce14" table:formula="of:=HYPERLINK(CONCATENATE([.$M$2]; [.B113]; [.$M$3]); [.B113])" office:value-type="string" office:string-value="ja">
            <text:p>ja</text:p>
          </table:table-cell>
          <table:table-cell table:style-name="ce11" table:formula="of:=HYPERLINK(CONCATENATE([.$M$5]; [.B113]; [.$M$6]); [.B113])" office:value-type="string" office:string-value="ja">
            <text:p>ja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u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iefly</text:p>
          </table:table-cell>
          <table:table-cell/>
          <table:table-cell table:style-name="ce14" table:formula="of:=HYPERLINK(CONCATENATE([.$M$2]; [.B114]; [.$M$3]); [.B114])" office:value-type="string" office:string-value="kurz">
            <text:p>kurz</text:p>
          </table:table-cell>
          <table:table-cell table:style-name="ce11" table:formula="of:=HYPERLINK(CONCATENATE([.$M$5]; [.B114]; [.$M$6]); [.B114])" office:value-type="string" office:string-value="kurz">
            <text:p>kurz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ürzlich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cently</text:p>
          </table:table-cell>
          <table:table-cell/>
          <table:table-cell table:style-name="ce14" table:formula="of:=HYPERLINK(CONCATENATE([.$M$2]; [.B115]; [.$M$3]); [.B115])" office:value-type="string" office:string-value="kürzlich">
            <text:p>kürzlich</text:p>
          </table:table-cell>
          <table:table-cell table:style-name="ce11" table:formula="of:=HYPERLINK(CONCATENATE([.$M$5]; [.B115]; [.$M$6]); [.B115])" office:value-type="string" office:string-value="kürzlich">
            <text:p>kürz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nk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 the left</text:p>
          </table:table-cell>
          <table:table-cell/>
          <table:table-cell table:style-name="ce14" table:formula="of:=HYPERLINK(CONCATENATE([.$M$2]; [.B116]; [.$M$3]); [.B116])" office:value-type="string" office:string-value="links">
            <text:p>links</text:p>
          </table:table-cell>
          <table:table-cell table:style-name="ce11" table:formula="of:=HYPERLINK(CONCATENATE([.$M$5]; [.B116]; [.$M$6]); [.B116])" office:value-type="string" office:string-value="links">
            <text:p>link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is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ost</text:p>
          </table:table-cell>
          <table:table-cell/>
          <table:table-cell table:style-name="ce14" table:formula="of:=HYPERLINK(CONCATENATE([.$M$2]; [.B117]; [.$M$3]); [.B117])" office:value-type="string" office:string-value="meist">
            <text:p>meist</text:p>
          </table:table-cell>
          <table:table-cell table:style-name="ce11" table:formula="of:=HYPERLINK(CONCATENATE([.$M$5]; [.B117]; [.$M$6]); [.B117])" office:value-type="string" office:string-value="meist">
            <text:p>meis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tunt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sionally</text:p>
          </table:table-cell>
          <table:table-cell/>
          <table:table-cell table:style-name="ce14" table:formula="of:=HYPERLINK(CONCATENATE([.$M$2]; [.B118]; [.$M$3]); [.B118])" office:value-type="string" office:string-value="mitunter">
            <text:p>mitunter</text:p>
          </table:table-cell>
          <table:table-cell table:style-name="ce11" table:formula="of:=HYPERLINK(CONCATENATE([.$M$5]; [.B118]; [.$M$6]); [.B118])" office:value-type="string" office:string-value="mitunter">
            <text:p>mitunt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in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/>
          <table:table-cell table:style-name="ce14" table:formula="of:=HYPERLINK(CONCATENATE([.$M$2]; [.B119]; [.$M$3]); [.B119])" office:value-type="string" office:string-value="nein">
            <text:p>nein</text:p>
          </table:table-cell>
          <table:table-cell table:style-name="ce11" table:formula="of:=HYPERLINK(CONCATENATE([.$M$5]; [.B119]; [.$M$6]); [.B119])" office:value-type="string" office:string-value="nein">
            <text:p>n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ch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t</text:p>
          </table:table-cell>
          <table:table-cell/>
          <table:table-cell table:style-name="ce14" table:formula="of:=HYPERLINK(CONCATENATE([.$M$2]; [.B120]; [.$M$3]); [.B120])" office:value-type="string" office:string-value="nicht">
            <text:p>nicht</text:p>
          </table:table-cell>
          <table:table-cell table:style-name="ce11" table:formula="of:=HYPERLINK(CONCATENATE([.$M$5]; [.B120]; [.$M$6]); [.B120])" office:value-type="string" office:string-value="nicht">
            <text:p>ni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inzipiell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sically</text:p>
          </table:table-cell>
          <table:table-cell/>
          <table:table-cell table:style-name="ce14" table:formula="of:=HYPERLINK(CONCATENATE([.$M$2]; [.B121]; [.$M$3]); [.B121])" office:value-type="string" office:string-value="prinzipiell">
            <text:p>prinzipiell</text:p>
          </table:table-cell>
          <table:table-cell table:style-name="ce11" table:formula="of:=HYPERLINK(CONCATENATE([.$M$5]; [.B121]; [.$M$6]); [.B121])" office:value-type="string" office:string-value="prinzipiell">
            <text:p>prinzipi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cht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 the right</text:p>
          </table:table-cell>
          <table:table-cell/>
          <table:table-cell table:style-name="ce14" table:formula="of:=HYPERLINK(CONCATENATE([.$M$2]; [.B122]; [.$M$3]); [.B122])" office:value-type="string" office:string-value="rechts">
            <text:p>rechts</text:p>
          </table:table-cell>
          <table:table-cell table:style-name="ce11" table:formula="of:=HYPERLINK(CONCATENATE([.$M$5]; [.B122]; [.$M$6]); [.B122])" office:value-type="string" office:string-value="rechts">
            <text:p>rech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h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ery</text:p>
          </table:table-cell>
          <table:table-cell/>
          <table:table-cell table:style-name="ce14" table:formula="of:=HYPERLINK(CONCATENATE([.$M$2]; [.B123]; [.$M$3]); [.B123])" office:value-type="string" office:string-value="sehr">
            <text:p>sehr</text:p>
          </table:table-cell>
          <table:table-cell table:style-name="ce11" table:formula="of:=HYPERLINK(CONCATENATE([.$M$5]; [.B123]; [.$M$6]); [.B123])" office:value-type="string" office:string-value="sehr">
            <text:p>seh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beding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bsolutely, definietly, unconditionally</text:p>
          </table:table-cell>
          <table:table-cell/>
          <table:table-cell table:style-name="ce14" table:formula="of:=HYPERLINK(CONCATENATE([.$M$2]; [.B124]; [.$M$3]); [.B124])" office:value-type="string" office:string-value="unbedingt">
            <text:p>unbedingt</text:p>
          </table:table-cell>
          <table:table-cell table:style-name="ce11" table:formula="of:=HYPERLINK(CONCATENATE([.$M$5]; [.B124]; [.$M$6]); [.B124])" office:value-type="string" office:string-value="unbedingt">
            <text:p>unbeding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wei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 two</text:p>
          </table:table-cell>
          <table:table-cell/>
          <table:table-cell table:style-name="ce14" table:formula="of:=HYPERLINK(CONCATENATE([.$M$2]; [.B125]; [.$M$3]); [.B125])" office:value-type="string" office:string-value="zweit">
            <text:p>zweit</text:p>
          </table:table-cell>
          <table:table-cell table:style-name="ce11" table:formula="of:=HYPERLINK(CONCATENATE([.$M$5]; [.B125]; [.$M$6]); [.B125])" office:value-type="string" office:string-value="zweit">
            <text:p>zwe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rhand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jd</text:p>
          </table:table-cell>
          <table:table-cell office:value-type="string">
            <text:p>vorhanden</text:p>
          </table:table-cell>
          <table:table-cell office:value-type="float" office:value="3">
            <text:p>3</text:p>
          </table:table-cell>
          <table:table-cell office:value-type="string">
            <text:p>available</text:p>
          </table:table-cell>
          <table:table-cell/>
          <table:table-cell table:style-name="ce14" table:formula="of:=HYPERLINK(CONCATENATE([.$M$2]; [.B126]; [.$M$3]); [.B126])" office:value-type="string" office:string-value="vorhanden">
            <text:p>vorhanden</text:p>
          </table:table-cell>
          <table:table-cell table:style-name="ce11" table:formula="of:=HYPERLINK(CONCATENATE([.$M$5]; [.B126]; [.$M$6]); [.B126])" office:value-type="string" office:string-value="vorhanden">
            <text:p>vorhand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, an</text:p>
          </table:table-cell>
          <table:table-cell/>
          <table:table-cell table:style-name="ce14" table:formula="of:=HYPERLINK(CONCATENATE([.$M$2]; [.B127]; [.$M$3]); [.B127])" office:value-type="string" office:string-value="ein">
            <text:p>ein</text:p>
          </table:table-cell>
          <table:table-cell table:style-name="ce11" table:formula="of:=HYPERLINK(CONCATENATE([.$M$5]; [.B127]; [.$M$6]); [.B127])" office:value-type="string" office:string-value="ein">
            <text:p>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, not</text:p>
          </table:table-cell>
          <table:table-cell/>
          <table:table-cell table:style-name="ce14" table:formula="of:=HYPERLINK(CONCATENATE([.$M$2]; [.B128]; [.$M$3]); [.B128])" office:value-type="string" office:string-value="kein">
            <text:p>kein</text:p>
          </table:table-cell>
          <table:table-cell table:style-name="ce11" table:formula="of:=HYPERLINK(CONCATENATE([.$M$5]; [.B128]; [.$M$6]); [.B128])" office:value-type="string" office:string-value="kein">
            <text:p>k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cht</text:p>
          </table:table-cell>
          <table:table-cell table:number-columns-repeated="2"/>
          <table:table-cell office:value-type="string">
            <text:p>art, pro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eight</text:p>
          </table:table-cell>
          <table:table-cell/>
          <table:table-cell table:style-name="ce14" table:formula="of:=HYPERLINK(CONCATENATE([.$M$2]; [.B129]; [.$M$3]); [.B129])" office:value-type="string" office:string-value="acht">
            <text:p>acht</text:p>
          </table:table-cell>
          <table:table-cell table:style-name="ce11" table:formula="of:=HYPERLINK(CONCATENATE([.$M$5]; [.B129]; [.$M$6]); [.B129])" office:value-type="string" office:string-value="acht">
            <text:p>a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as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M$2]; [.B130]; [.$M$3]); [.B130])" office:value-type="string" office:string-value="das">
            <text:p>das</text:p>
          </table:table-cell>
          <table:table-cell table:style-name="ce11" table:formula="of:=HYPERLINK(CONCATENATE([.$M$5]; [.B130]; [.$M$6]); [.B130])" office:value-type="string" office:string-value="das">
            <text:p>da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r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M$2]; [.B131]; [.$M$3]); [.B131])" office:value-type="string" office:string-value="der">
            <text:p>der</text:p>
          </table:table-cell>
          <table:table-cell table:style-name="ce11" table:formula="of:=HYPERLINK(CONCATENATE([.$M$5]; [.B131]; [.$M$6]); [.B131])" office:value-type="string" office:string-value="der">
            <text:p>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e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M$2]; [.B132]; [.$M$3]); [.B132])" office:value-type="string" office:string-value="die">
            <text:p>die</text:p>
          </table:table-cell>
          <table:table-cell table:style-name="ce11" table:formula="of:=HYPERLINK(CONCATENATE([.$M$5]; [.B132]; [.$M$6]); [.B132])" office:value-type="string" office:string-value="die">
            <text:p>di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schüss</text:p>
          </table:table-cell>
          <table:table-cell table:number-columns-repeated="2"/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ye, cheers, ciao</text:p>
          </table:table-cell>
          <table:table-cell/>
          <table:table-cell table:style-name="ce14" table:formula="of:=HYPERLINK(CONCATENATE([.$M$2]; [.B133]; [.$M$3]); [.B133])" office:value-type="string" office:string-value="tschüss">
            <text:p>tschüss</text:p>
          </table:table-cell>
          <table:table-cell table:style-name="ce11" table:formula="of:=HYPERLINK(CONCATENATE([.$M$5]; [.B133]; [.$M$6]); [.B133])" office:value-type="string" office:string-value="tschüss">
            <text:p>tschüs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allo</text:p>
          </table:table-cell>
          <table:table-cell table:number-columns-repeated="2"/>
          <table:table-cell office:value-type="string">
            <text:p>int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llo</text:p>
          </table:table-cell>
          <table:table-cell/>
          <table:table-cell table:style-name="ce14" table:formula="of:=HYPERLINK(CONCATENATE([.$M$2]; [.B134]; [.$M$3]); [.B134])" office:value-type="string" office:string-value="hallo">
            <text:p>hallo</text:p>
          </table:table-cell>
          <table:table-cell table:style-name="ce11" table:formula="of:=HYPERLINK(CONCATENATE([.$M$5]; [.B134]; [.$M$6]); [.B134])" office:value-type="string" office:string-value="hallo">
            <text:p>hallo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office:value-type="string">
            <text:p>Elter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am</text:p>
          </table:table-cell>
          <table:table-cell office:value-type="float" office:value="1">
            <text:p>1</text:p>
          </table:table-cell>
          <table:table-cell office:value-type="string">
            <text:p>parents</text:p>
          </table:table-cell>
          <table:table-cell/>
          <table:table-cell table:style-name="ce14" table:formula="of:=HYPERLINK(CONCATENATE([.$M$2]; [.B135]; [.$M$3]); [.B135])" office:value-type="string" office:string-value="Eltern">
            <text:p>Eltern</text:p>
          </table:table-cell>
          <table:table-cell table:style-name="ce11" table:formula="of:=HYPERLINK(CONCATENATE([.$M$5]; [.B135]; [.$M$6]); [.B135])" office:value-type="string" office:string-value="Eltern">
            <text:p>Eltern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office:value-type="string">
            <text:p>Geschwister</text:p>
          </table:table-cell>
          <table:table-cell/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blings</text:p>
          </table:table-cell>
          <table:table-cell/>
          <table:table-cell table:style-name="ce14" table:formula="of:=HYPERLINK(CONCATENATE([.$M$2]; [.B136]; [.$M$3]); [.B136])" office:value-type="string" office:string-value="Geschwister">
            <text:p>Geschwister</text:p>
          </table:table-cell>
          <table:table-cell table:style-name="ce11" table:formula="of:=HYPERLINK(CONCATENATE([.$M$5]; [.B136]; [.$M$6]); [.B136])" office:value-type="string" office:string-value="Geschwister">
            <text:p>Geschwister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office:value-type="string">
            <text:p>Großelter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parents</text:p>
          </table:table-cell>
          <table:table-cell/>
          <table:table-cell table:style-name="ce14" table:formula="of:=HYPERLINK(CONCATENATE([.$M$2]; [.B137]; [.$M$3]); [.B137])" office:value-type="string" office:string-value="Großeltern">
            <text:p>Großeltern</text:p>
          </table:table-cell>
          <table:table-cell table:style-name="ce11" table:formula="of:=HYPERLINK(CONCATENATE([.$M$5]; [.B137]; [.$M$6]); [.B137])" office:value-type="string" office:string-value="Großeltern">
            <text:p>Großelter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aby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baby</text:p>
          </table:table-cell>
          <table:table-cell/>
          <table:table-cell table:style-name="ce14" table:formula="of:=HYPERLINK(CONCATENATE([.$M$2]; [.B138]; [.$M$3]); [.B138])" office:value-type="string" office:string-value="Baby">
            <text:p>Baby</text:p>
          </table:table-cell>
          <table:table-cell table:style-name="ce11" table:formula="of:=HYPERLINK(CONCATENATE([.$M$5]; [.B138]; [.$M$6]); [.B138])" office:value-type="string" office:string-value="Baby">
            <text:p>Baby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ad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lac, furn</text:p>
          </table:table-cell>
          <table:table-cell office:value-type="float" office:value="1">
            <text:p>1</text:p>
          </table:table-cell>
          <table:table-cell office:value-type="string">
            <text:p>bathroom</text:p>
          </table:table-cell>
          <table:table-cell/>
          <table:table-cell table:style-name="ce14" table:formula="of:=HYPERLINK(CONCATENATE([.$M$2]; [.B139]; [.$M$3]); [.B139])" office:value-type="string" office:string-value="Bad">
            <text:p>Bad</text:p>
          </table:table-cell>
          <table:table-cell table:style-name="ce11" table:formula="of:=HYPERLINK(CONCATENATE([.$M$5]; [.B139]; [.$M$6]); [.B139])" office:value-type="string" office:string-value="Bad">
            <text:p>Ba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ett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4" table:formula="of:=HYPERLINK(CONCATENATE([.$M$2]; [.B140]; [.$M$3]); [.B140])" office:value-type="string" office:string-value="Bett">
            <text:p>Bett</text:p>
          </table:table-cell>
          <table:table-cell table:style-name="ce11" table:formula="of:=HYPERLINK(CONCATENATE([.$M$5]; [.B140]; [.$M$6]); [.B140])" office:value-type="string" office:string-value="Bett">
            <text:p>Bet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ro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bread</text:p>
          </table:table-cell>
          <table:table-cell/>
          <table:table-cell table:style-name="ce14" table:formula="of:=HYPERLINK(CONCATENATE([.$M$2]; [.B141]; [.$M$3]); [.B141])" office:value-type="string" office:string-value="Brot">
            <text:p>Brot</text:p>
          </table:table-cell>
          <table:table-cell table:style-name="ce11" table:formula="of:=HYPERLINK(CONCATENATE([.$M$5]; [.B141]; [.$M$6]); [.B141])" office:value-type="string" office:string-value="Brot">
            <text:p>Bro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u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book</text:p>
          </table:table-cell>
          <table:table-cell/>
          <table:table-cell table:style-name="ce14" table:formula="of:=HYPERLINK(CONCATENATE([.$M$2]; [.B142]; [.$M$3]); [.B142])" office:value-type="string" office:string-value="Buch">
            <text:p>Buch</text:p>
          </table:table-cell>
          <table:table-cell table:style-name="ce11" table:formula="of:=HYPERLINK(CONCATENATE([.$M$5]; [.B142]; [.$M$6]); [.B142])" office:value-type="string" office:string-value="Buch">
            <text:p>Bu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Da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roof</text:p>
          </table:table-cell>
          <table:table-cell/>
          <table:table-cell table:style-name="ce14" table:formula="of:=HYPERLINK(CONCATENATE([.$M$2]; [.B143]; [.$M$3]); [.B143])" office:value-type="string" office:string-value="Dach">
            <text:p>Dach</text:p>
          </table:table-cell>
          <table:table-cell table:style-name="ce11" table:formula="of:=HYPERLINK(CONCATENATE([.$M$5]; [.B143]; [.$M$6]); [.B143])" office:value-type="string" office:string-value="Dach">
            <text:p>Da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Deutsch</text:p>
          </table:table-cell>
          <table:table-cell office:value-type="string">
            <text:p>~en, ~, 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4" table:formula="of:=HYPERLINK(CONCATENATE([.$M$2]; [.B144]; [.$M$3]); [.B144])" office:value-type="string" office:string-value="Deutsch">
            <text:p>Deutsch</text:p>
          </table:table-cell>
          <table:table-cell table:style-name="ce11" table:formula="of:=HYPERLINK(CONCATENATE([.$M$5]; [.B144]; [.$M$6]); [.B144])" office:value-type="string" office:string-value="Deutsch">
            <text:p>Deut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Ei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egg</text:p>
          </table:table-cell>
          <table:table-cell/>
          <table:table-cell table:style-name="ce14" table:formula="of:=HYPERLINK(CONCATENATE([.$M$2]; [.B145]; [.$M$3]); [.B145])" office:value-type="string" office:string-value="Ei">
            <text:p>Ei</text:p>
          </table:table-cell>
          <table:table-cell table:style-name="ce11" table:formula="of:=HYPERLINK(CONCATENATE([.$M$5]; [.B145]; [.$M$6]); [.B145])" office:value-type="string" office:string-value="Ei">
            <text:p>Ei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Esse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  <table:table-cell table:style-name="ce14" table:formula="of:=HYPERLINK(CONCATENATE([.$M$2]; [.B146]; [.$M$3]); [.B146])" office:value-type="string" office:string-value="Essen">
            <text:p>Essen</text:p>
          </table:table-cell>
          <table:table-cell table:style-name="ce11" table:formula="of:=HYPERLINK(CONCATENATE([.$M$5]; [.B146]; [.$M$6]); [.B146])" office:value-type="string" office:string-value="Essen">
            <text:p>Ess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en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ndow</text:p>
          </table:table-cell>
          <table:table-cell/>
          <table:table-cell table:style-name="ce14" table:formula="of:=HYPERLINK(CONCATENATE([.$M$2]; [.B147]; [.$M$3]); [.B147])" office:value-type="string" office:string-value="Fenster">
            <text:p>Fenster</text:p>
          </table:table-cell>
          <table:table-cell table:style-name="ce11" table:formula="of:=HYPERLINK(CONCATENATE([.$M$5]; [.B147]; [.$M$6]); [.B147])" office:value-type="string" office:string-value="Fenster">
            <text:p>Fenst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leisch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meat</text:p>
          </table:table-cell>
          <table:table-cell/>
          <table:table-cell table:style-name="ce14" table:formula="of:=HYPERLINK(CONCATENATE([.$M$2]; [.B148]; [.$M$3]); [.B148])" office:value-type="string" office:string-value="Fleisch">
            <text:p>Fleisch</text:p>
          </table:table-cell>
          <table:table-cell table:style-name="ce11" table:formula="of:=HYPERLINK(CONCATENATE([.$M$5]; [.B148]; [.$M$6]); [.B148])" office:value-type="string" office:string-value="Fleisch">
            <text:p>Flei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ranzösisch</text:p>
          </table:table-cell>
          <table:table-cell office:value-type="string">
            <text:p>~en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French</text:p>
          </table:table-cell>
          <table:table-cell/>
          <table:table-cell table:style-name="ce14" table:formula="of:=HYPERLINK(CONCATENATE([.$M$2]; [.B149]; [.$M$3]); [.B149])" office:value-type="string" office:string-value="Französisch">
            <text:p>Französisch</text:p>
          </table:table-cell>
          <table:table-cell table:style-name="ce11" table:formula="of:=HYPERLINK(CONCATENATE([.$M$5]; [.B149]; [.$M$6]); [.B149])" office:value-type="string" office:string-value="Französisch">
            <text:p>Französi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rühstü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reakfast</text:p>
          </table:table-cell>
          <table:table-cell/>
          <table:table-cell table:style-name="ce14" table:formula="of:=HYPERLINK(CONCATENATE([.$M$2]; [.B150]; [.$M$3]); [.B150])" office:value-type="string" office:string-value="Frühstück">
            <text:p>Frühstück</text:p>
          </table:table-cell>
          <table:table-cell table:style-name="ce11" table:formula="of:=HYPERLINK(CONCATENATE([.$M$5]; [.B150]; [.$M$6]); [.B150])" office:value-type="string" office:string-value="Frühstück">
            <text:p>Frühstück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erä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/>
          <table:table-cell table:style-name="ce14" table:formula="of:=HYPERLINK(CONCATENATE([.$M$2]; [.B151]; [.$M$3]); [.B151])" office:value-type="string" office:string-value="Gerät">
            <text:p>Gerät</text:p>
          </table:table-cell>
          <table:table-cell table:style-name="ce11" table:formula="of:=HYPERLINK(CONCATENATE([.$M$5]; [.B151]; [.$M$6]); [.B151])" office:value-type="string" office:string-value="Gerät">
            <text:p>Gerä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eschlecht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der, sex</text:p>
          </table:table-cell>
          <table:table-cell/>
          <table:table-cell table:style-name="ce14" table:formula="of:=HYPERLINK(CONCATENATE([.$M$2]; [.B152]; [.$M$3]); [.B152])" office:value-type="string" office:string-value="Geschlecht">
            <text:p>Geschlecht</text:p>
          </table:table-cell>
          <table:table-cell table:style-name="ce11" table:formula="of:=HYPERLINK(CONCATENATE([.$M$5]; [.B152]; [.$M$6]); [.B152])" office:value-type="string" office:string-value="Geschlecht">
            <text:p>Geschlech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las</text:p>
          </table:table-cell>
          <table:table-cell office:value-type="string">
            <text:p>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1">
            <text:p>1</text:p>
          </table:table-cell>
          <table:table-cell office:value-type="string">
            <text:p>glass</text:p>
          </table:table-cell>
          <table:table-cell/>
          <table:table-cell table:style-name="ce14" table:formula="of:=HYPERLINK(CONCATENATE([.$M$2]; [.B153]; [.$M$3]); [.B153])" office:value-type="string" office:string-value="Glas">
            <text:p>Glas</text:p>
          </table:table-cell>
          <table:table-cell table:style-name="ce11" table:formula="of:=HYPERLINK(CONCATENATE([.$M$5]; [.B153]; [.$M$6]); [.B153])" office:value-type="string" office:string-value="Glas">
            <text:p>Gla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Hähn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hicken</text:p>
          </table:table-cell>
          <table:table-cell/>
          <table:table-cell table:style-name="ce14" table:formula="of:=HYPERLINK(CONCATENATE([.$M$2]; [.B154]; [.$M$3]); [.B154])" office:value-type="string" office:string-value="Hähnchen">
            <text:p>Hähnchen</text:p>
          </table:table-cell>
          <table:table-cell table:style-name="ce11" table:formula="of:=HYPERLINK(CONCATENATE([.$M$5]; [.B154]; [.$M$6]); [.B154])" office:value-type="string" office:string-value="Hähnchen">
            <text:p>Hähnch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Haus</text:p>
          </table:table-cell>
          <table:table-cell office:value-type="string">
            <text:p>~es</text:p>
          </table:table-cell>
          <table:table-cell table:style-name="ce11"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house</text:p>
          </table:table-cell>
          <table:table-cell/>
          <table:table-cell table:style-name="ce14" table:formula="of:=HYPERLINK(CONCATENATE([.$M$2]; [.B155]; [.$M$3]); [.B155])" office:value-type="string" office:string-value="Haus">
            <text:p>Haus</text:p>
          </table:table-cell>
          <table:table-cell table:style-name="ce11" table:formula="of:=HYPERLINK(CONCATENATE([.$M$5]; [.B155]; [.$M$6]); [.B155])" office:value-type="string" office:string-value="Haus">
            <text:p>Hau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Hemd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shirt</text:p>
          </table:table-cell>
          <table:table-cell/>
          <table:table-cell table:style-name="ce14" table:formula="of:=HYPERLINK(CONCATENATE([.$M$2]; [.B156]; [.$M$3]); [.B156])" office:value-type="string" office:string-value="Hemd">
            <text:p>Hemd</text:p>
          </table:table-cell>
          <table:table-cell table:style-name="ce11" table:formula="of:=HYPERLINK(CONCATENATE([.$M$5]; [.B156]; [.$M$6]); [.B156])" office:value-type="string" office:string-value="Hemd">
            <text:p>Hem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Kin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kid, child</text:p>
          </table:table-cell>
          <table:table-cell/>
          <table:table-cell table:style-name="ce14" table:formula="of:=HYPERLINK(CONCATENATE([.$M$2]; [.B157]; [.$M$3]); [.B157])" office:value-type="string" office:string-value="Kind">
            <text:p>Kind</text:p>
          </table:table-cell>
          <table:table-cell table:style-name="ce11" table:formula="of:=HYPERLINK(CONCATENATE([.$M$5]; [.B157]; [.$M$6]); [.B157])" office:value-type="string" office:string-value="Kind">
            <text:p>Kin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Kleid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ress</text:p>
          </table:table-cell>
          <table:table-cell/>
          <table:table-cell table:style-name="ce14" table:formula="of:=HYPERLINK(CONCATENATE([.$M$2]; [.B158]; [.$M$3]); [.B158])" office:value-type="string" office:string-value="Kleid">
            <text:p>Kleid</text:p>
          </table:table-cell>
          <table:table-cell table:style-name="ce11" table:formula="of:=HYPERLINK(CONCATENATE([.$M$5]; [.B158]; [.$M$6]); [.B158])" office:value-type="string" office:string-value="Kleid">
            <text:p>Klei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Lebensmitt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oceries</text:p>
          </table:table-cell>
          <table:table-cell/>
          <table:table-cell table:style-name="ce14" table:formula="of:=HYPERLINK(CONCATENATE([.$M$2]; [.B159]; [.$M$3]); [.B159])" office:value-type="string" office:string-value="Lebensmittel">
            <text:p>Lebensmittel</text:p>
          </table:table-cell>
          <table:table-cell table:style-name="ce11" table:formula="of:=HYPERLINK(CONCATENATE([.$M$5]; [.B159]; [.$M$6]); [.B159])" office:value-type="string" office:string-value="Lebensmittel">
            <text:p>Lebensmitte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Le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2">
            <text:p>2</text:p>
          </table:table-cell>
          <table:table-cell office:value-type="string">
            <text:p>leather</text:p>
          </table:table-cell>
          <table:table-cell/>
          <table:table-cell table:style-name="ce14" table:formula="of:=HYPERLINK(CONCATENATE([.$M$2]; [.B160]; [.$M$3]); [.B160])" office:value-type="string" office:string-value="Leder">
            <text:p>Leder</text:p>
          </table:table-cell>
          <table:table-cell table:style-name="ce11" table:formula="of:=HYPERLINK(CONCATENATE([.$M$5]; [.B160]; [.$M$6]); [.B160])" office:value-type="string" office:string-value="Leder">
            <text:p>Led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Licht</text:p>
          </table:table-cell>
          <table:table-cell office:value-type="string">
            <text:p>~s, ~es</text:p>
          </table:table-cell>
          <table:table-cell office:value-type="string">
            <text:p>~er, 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4" table:formula="of:=HYPERLINK(CONCATENATE([.$M$2]; [.B161]; [.$M$3]); [.B161])" office:value-type="string" office:string-value="Licht">
            <text:p>Licht</text:p>
          </table:table-cell>
          <table:table-cell table:style-name="ce11" table:formula="of:=HYPERLINK(CONCATENATE([.$M$5]; [.B161]; [.$M$6]); [.B161])" office:value-type="string" office:string-value="Licht">
            <text:p>Lich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äd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girl</text:p>
          </table:table-cell>
          <table:table-cell/>
          <table:table-cell table:style-name="ce14" table:formula="of:=HYPERLINK(CONCATENATE([.$M$2]; [.B162]; [.$M$3]); [.B162])" office:value-type="string" office:string-value="Mädchen">
            <text:p>Mädchen</text:p>
          </table:table-cell>
          <table:table-cell table:style-name="ce11" table:formula="of:=HYPERLINK(CONCATENATE([.$M$5]; [.B162]; [.$M$6]); [.B162])" office:value-type="string" office:string-value="Mädchen">
            <text:p>Mädch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a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</text:p>
          </table:table-cell>
          <table:table-cell/>
          <table:table-cell table:style-name="ce14" table:formula="of:=HYPERLINK(CONCATENATE([.$M$2]; [.B163]; [.$M$3]); [.B163])" office:value-type="string" office:string-value="Maß">
            <text:p>Maß</text:p>
          </table:table-cell>
          <table:table-cell table:style-name="ce11" table:formula="of:=HYPERLINK(CONCATENATE([.$M$5]; [.B163]; [.$M$6]); [.B163])" office:value-type="string" office:string-value="Maß">
            <text:p>Maß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itglie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member</text:p>
          </table:table-cell>
          <table:table-cell/>
          <table:table-cell table:style-name="ce14" table:formula="of:=HYPERLINK(CONCATENATE([.$M$2]; [.B164]; [.$M$3]); [.B164])" office:value-type="string" office:string-value="Mitglied">
            <text:p>Mitglied</text:p>
          </table:table-cell>
          <table:table-cell table:style-name="ce11" table:formula="of:=HYPERLINK(CONCATENATE([.$M$5]; [.B164]; [.$M$6]); [.B164])" office:value-type="string" office:string-value="Mitglied">
            <text:p>Mitglie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öbel</text:p>
          </table:table-cell>
          <table:table-cell office:value-type="string">
            <text:p>~s</text:p>
          </table:table-cell>
          <table:table-cell office:value-type="string">
            <text:p>~, 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furniture</text:p>
          </table:table-cell>
          <table:table-cell/>
          <table:table-cell table:style-name="ce14" table:formula="of:=HYPERLINK(CONCATENATE([.$M$2]; [.B165]; [.$M$3]); [.B165])" office:value-type="string" office:string-value="Möbel">
            <text:p>Möbel</text:p>
          </table:table-cell>
          <table:table-cell table:style-name="ce11" table:formula="of:=HYPERLINK(CONCATENATE([.$M$5]; [.B165]; [.$M$6]); [.B165])" office:value-type="string" office:string-value="Möbel">
            <text:p>Möbe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Oran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/>
          <table:table-cell table:style-name="ce14" table:formula="of:=HYPERLINK(CONCATENATE([.$M$2]; [.B166]; [.$M$3]); [.B166])" office:value-type="string" office:string-value="Orange">
            <text:p>Orange</text:p>
          </table:table-cell>
          <table:table-cell table:style-name="ce11" table:formula="of:=HYPERLINK(CONCATENATE([.$M$5]; [.B166]; [.$M$6]); [.B166])" office:value-type="string" office:string-value="Orange">
            <text:p>Orange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aa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ir</text:p>
          </table:table-cell>
          <table:table-cell/>
          <table:table-cell table:style-name="ce14" table:formula="of:=HYPERLINK(CONCATENATE([.$M$2]; [.B167]; [.$M$3]); [.B167])" office:value-type="string" office:string-value="Paar">
            <text:p>Paar</text:p>
          </table:table-cell>
          <table:table-cell table:style-name="ce11" table:formula="of:=HYPERLINK(CONCATENATE([.$M$5]; [.B167]; [.$M$6]); [.B167])" office:value-type="string" office:string-value="Paar">
            <text:p>Paa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ersona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aff, personnel</text:p>
          </table:table-cell>
          <table:table-cell/>
          <table:table-cell table:style-name="ce14" table:formula="of:=HYPERLINK(CONCATENATE([.$M$2]; [.B168]; [.$M$3]); [.B168])" office:value-type="string" office:string-value="Personal">
            <text:p>Personal</text:p>
          </table:table-cell>
          <table:table-cell table:style-name="ce11" table:formula="of:=HYPERLINK(CONCATENATE([.$M$5]; [.B168]; [.$M$6]); [.B168])" office:value-type="string" office:string-value="Personal">
            <text:p>Persona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fer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horse</text:p>
          </table:table-cell>
          <table:table-cell/>
          <table:table-cell table:style-name="ce14" table:formula="of:=HYPERLINK(CONCATENATE([.$M$2]; [.B169]; [.$M$3]); [.B169])" office:value-type="string" office:string-value="Pferd">
            <text:p>Pferd</text:p>
          </table:table-cell>
          <table:table-cell table:style-name="ce11" table:formula="of:=HYPERLINK(CONCATENATE([.$M$5]; [.B169]; [.$M$6]); [.B169])" office:value-type="string" office:string-value="Pferd">
            <text:p>Pfer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rozen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percent</text:p>
          </table:table-cell>
          <table:table-cell/>
          <table:table-cell table:style-name="ce14" table:formula="of:=HYPERLINK(CONCATENATE([.$M$2]; [.B170]; [.$M$3]); [.B170])" office:value-type="string" office:string-value="Prozent">
            <text:p>Prozent</text:p>
          </table:table-cell>
          <table:table-cell table:style-name="ce11" table:formula="of:=HYPERLINK(CONCATENATE([.$M$5]; [.B170]; [.$M$6]); [.B170])" office:value-type="string" office:string-value="Prozent">
            <text:p>Prozen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as</text:p>
          </table:table-cell>
          <table:table-cell table:style-name="ce4" office:value-type="string">
            <text:p>Publikum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conc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audience</text:p>
          </table:table-cell>
          <table:table-cell table:style-name="ce4"/>
          <table:table-cell table:style-name="ce15" table:formula="of:=HYPERLINK(CONCATENATE([.$M$2]; [.B171]; [.$M$3]); [.B171])" office:value-type="string" office:string-value="Publikum">
            <text:p>Publikum</text:p>
          </table:table-cell>
          <table:table-cell table:style-name="ce15" table:formula="of:=HYPERLINK(CONCATENATE([.$M$5]; [.B171]; [.$M$6]); [.B171])" office:value-type="string" office:string-value="Publikum">
            <text:p>Publikum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Restaurant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restaurant</text:p>
          </table:table-cell>
          <table:table-cell/>
          <table:table-cell table:style-name="ce14" table:formula="of:=HYPERLINK(CONCATENATE([.$M$2]; [.B172]; [.$M$3]); [.B172])" office:value-type="string" office:string-value="Restaurant">
            <text:p>Restaurant</text:p>
          </table:table-cell>
          <table:table-cell table:style-name="ce11" table:formula="of:=HYPERLINK(CONCATENATE([.$M$5]; [.B172]; [.$M$6]); [.B172])" office:value-type="string" office:string-value="Restaurant">
            <text:p>Restauran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Rezep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recipe</text:p>
          </table:table-cell>
          <table:table-cell/>
          <table:table-cell table:style-name="ce14" table:formula="of:=HYPERLINK(CONCATENATE([.$M$2]; [.B173]; [.$M$3]); [.B173])" office:value-type="string" office:string-value="Rezept">
            <text:p>Rezept</text:p>
          </table:table-cell>
          <table:table-cell table:style-name="ce11" table:formula="of:=HYPERLINK(CONCATENATE([.$M$5]; [.B173]; [.$M$6]); [.B173])" office:value-type="string" office:string-value="Rezept">
            <text:p>Rezep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as</text:p>
          </table:table-cell>
          <table:table-cell table:style-name="ce4" office:value-type="string">
            <text:p>Rot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co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red</text:p>
          </table:table-cell>
          <table:table-cell table:style-name="ce4"/>
          <table:table-cell table:style-name="ce15" table:formula="of:=HYPERLINK(CONCATENATE([.$M$2]; [.B174]; [.$M$3]); [.B174])" office:value-type="string" office:string-value="Rot">
            <text:p>Rot</text:p>
          </table:table-cell>
          <table:table-cell table:style-name="ce15" table:formula="of:=HYPERLINK(CONCATENATE([.$M$5]; [.B174]; [.$M$6]); [.B174])" office:value-type="string" office:string-value="Rot">
            <text:p>Ro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alz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lt</text:p>
          </table:table-cell>
          <table:table-cell/>
          <table:table-cell table:style-name="ce14" table:formula="of:=HYPERLINK(CONCATENATE([.$M$2]; [.B175]; [.$M$3]); [.B175])" office:value-type="string" office:string-value="Salz">
            <text:p>Salz</text:p>
          </table:table-cell>
          <table:table-cell table:style-name="ce11" table:formula="of:=HYPERLINK(CONCATENATE([.$M$5]; [.B175]; [.$M$6]); [.B175])" office:value-type="string" office:string-value="Salz">
            <text:p>Salz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andwich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ndwich</text:p>
          </table:table-cell>
          <table:table-cell/>
          <table:table-cell table:style-name="ce14" table:formula="of:=HYPERLINK(CONCATENATE([.$M$2]; [.B176]; [.$M$3]); [.B176])" office:value-type="string" office:string-value="Sandwich">
            <text:p>Sandwich</text:p>
          </table:table-cell>
          <table:table-cell table:style-name="ce11" table:formula="of:=HYPERLINK(CONCATENATE([.$M$5]; [.B176]; [.$M$6]); [.B176])" office:value-type="string" office:string-value="Sandwich">
            <text:p>Sandwi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ofa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sofa</text:p>
          </table:table-cell>
          <table:table-cell/>
          <table:table-cell table:style-name="ce14" table:formula="of:=HYPERLINK(CONCATENATE([.$M$2]; [.B177]; [.$M$3]); [.B177])" office:value-type="string" office:string-value="Sofa">
            <text:p>Sofa</text:p>
          </table:table-cell>
          <table:table-cell table:style-name="ce11" table:formula="of:=HYPERLINK(CONCATENATE([.$M$5]; [.B177]; [.$M$6]); [.B177])" office:value-type="string" office:string-value="Sofa">
            <text:p>Sofa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pielzeug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y</text:p>
          </table:table-cell>
          <table:table-cell/>
          <table:table-cell table:style-name="ce14" table:formula="of:=HYPERLINK(CONCATENATE([.$M$2]; [.B178]; [.$M$3]); [.B178])" office:value-type="string" office:string-value="Spielzeug">
            <text:p>Spielzeug</text:p>
          </table:table-cell>
          <table:table-cell table:style-name="ce11" table:formula="of:=HYPERLINK(CONCATENATE([.$M$5]; [.B178]; [.$M$6]); [.B178])" office:value-type="string" office:string-value="Spielzeug">
            <text:p>Spielzeug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Tier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animal</text:p>
          </table:table-cell>
          <table:table-cell/>
          <table:table-cell table:style-name="ce14" table:formula="of:=HYPERLINK(CONCATENATE([.$M$2]; [.B179]; [.$M$3]); [.B179])" office:value-type="string" office:string-value="Tier">
            <text:p>Tier</text:p>
          </table:table-cell>
          <table:table-cell table:style-name="ce11" table:formula="of:=HYPERLINK(CONCATENATE([.$M$5]; [.B179]; [.$M$6]); [.B179])" office:value-type="string" office:string-value="Tier">
            <text:p>Ti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To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/>
          <table:table-cell table:style-name="ce14" table:formula="of:=HYPERLINK(CONCATENATE([.$M$2]; [.B180]; [.$M$3]); [.B180])" office:value-type="string" office:string-value="Tor">
            <text:p>Tor</text:p>
          </table:table-cell>
          <table:table-cell table:style-name="ce11" table:formula="of:=HYPERLINK(CONCATENATE([.$M$5]; [.B180]; [.$M$6]); [.B180])" office:value-type="string" office:string-value="Tor">
            <text:p>To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Verhältnis</text:p>
          </table:table-cell>
          <table:table-cell office:value-type="string">
            <text:p>~ses</text:p>
          </table:table-cell>
          <table:table-cell office:value-type="string">
            <text:p>~s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relationship, affair</text:p>
          </table:table-cell>
          <table:table-cell/>
          <table:table-cell table:style-name="ce14" table:formula="of:=HYPERLINK(CONCATENATE([.$M$2]; [.B181]; [.$M$3]); [.B181])" office:value-type="string" office:string-value="Verhältnis">
            <text:p>Verhältnis</text:p>
          </table:table-cell>
          <table:table-cell table:style-name="ce11" table:formula="of:=HYPERLINK(CONCATENATE([.$M$5]; [.B181]; [.$M$6]); [.B181])" office:value-type="string" office:string-value="Verhältnis">
            <text:p>Verhältni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Wasser</text:p>
          </table:table-cell>
          <table:table-cell office:value-type="string">
            <text:p>~s</text:p>
          </table:table-cell>
          <table:table-cell office:value-type="string">
            <text:p>~, ⍨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/>
          <table:table-cell table:style-name="ce14" table:formula="of:=HYPERLINK(CONCATENATE([.$M$2]; [.B182]; [.$M$3]); [.B182])" office:value-type="string" office:string-value="Wasser">
            <text:p>Wasser</text:p>
          </table:table-cell>
          <table:table-cell table:style-name="ce11" table:formula="of:=HYPERLINK(CONCATENATE([.$M$5]; [.B182]; [.$M$6]); [.B182])" office:value-type="string" office:string-value="Wasser">
            <text:p>Wass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Wer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/>
          <table:table-cell table:style-name="ce14" table:formula="of:=HYPERLINK(CONCATENATE([.$M$2]; [.B183]; [.$M$3]); [.B183])" office:value-type="string" office:string-value="Werk">
            <text:p>Werk</text:p>
          </table:table-cell>
          <table:table-cell table:style-name="ce11" table:formula="of:=HYPERLINK(CONCATENATE([.$M$5]; [.B183]; [.$M$6]); [.B183])" office:value-type="string" office:string-value="Werk">
            <text:p>Werk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Wor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</text:p>
          </table:table-cell>
          <table:table-cell/>
          <table:table-cell table:style-name="ce14" table:formula="of:=HYPERLINK(CONCATENATE([.$M$2]; [.B184]; [.$M$3]); [.B184])" office:value-type="string" office:string-value="Wort">
            <text:p>Wort</text:p>
          </table:table-cell>
          <table:table-cell table:style-name="ce11" table:formula="of:=HYPERLINK(CONCATENATE([.$M$5]; [.B184]; [.$M$6]); [.B184])" office:value-type="string" office:string-value="Wort">
            <text:p>Wor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dministrator</text:p>
          </table:table-cell>
          <table:table-cell office:value-type="string">
            <text:p>~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/>
          <table:table-cell table:style-name="ce14" table:formula="of:=HYPERLINK(CONCATENATE([.$M$2]; [.B185]; [.$M$3]); [.B185])" office:value-type="string" office:string-value="Administrator">
            <text:p>Administrator</text:p>
          </table:table-cell>
          <table:table-cell table:style-name="ce11" table:formula="of:=HYPERLINK(CONCATENATE([.$M$5]; [.B185]; [.$M$6]); [.B185])" office:value-type="string" office:string-value="Administrator">
            <text:p>Administrat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lkohol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cohol</text:p>
          </table:table-cell>
          <table:table-cell/>
          <table:table-cell table:style-name="ce14" table:formula="of:=HYPERLINK(CONCATENATE([.$M$2]; [.B186]; [.$M$3]); [.B186])" office:value-type="string" office:string-value="Alkohol">
            <text:p>Alkohol</text:p>
          </table:table-cell>
          <table:table-cell table:style-name="ce11" table:formula="of:=HYPERLINK(CONCATENATE([.$M$5]; [.B186]; [.$M$6]); [.B186])" office:value-type="string" office:string-value="Alkohol">
            <text:p>Alkoho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n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beginner, novice, amateur</text:p>
          </table:table-cell>
          <table:table-cell/>
          <table:table-cell table:style-name="ce14" table:formula="of:=HYPERLINK(CONCATENATE([.$M$2]; [.B187]; [.$M$3]); [.B187])" office:value-type="string" office:string-value="Anfänger">
            <text:p>Anfänger</text:p>
          </table:table-cell>
          <table:table-cell table:style-name="ce11" table:formula="of:=HYPERLINK(CONCATENATE([.$M$5]; [.B187]; [.$M$6]); [.B187])" office:value-type="string" office:string-value="Anfänger">
            <text:p>Anfä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pf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apple</text:p>
          </table:table-cell>
          <table:table-cell/>
          <table:table-cell table:style-name="ce14" table:formula="of:=HYPERLINK(CONCATENATE([.$M$2]; [.B188]; [.$M$3]); [.B188])" office:value-type="string" office:string-value="Apfel">
            <text:p>Apfel</text:p>
          </table:table-cell>
          <table:table-cell table:style-name="ce11" table:formula="of:=HYPERLINK(CONCATENATE([.$M$5]; [.B188]; [.$M$6]); [.B188])" office:value-type="string" office:string-value="Apfel">
            <text:p>Apf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bei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r</text:p>
          </table:table-cell>
          <table:table-cell/>
          <table:table-cell table:style-name="ce14" table:formula="of:=HYPERLINK(CONCATENATE([.$M$2]; [.B189]; [.$M$3]); [.B189])" office:value-type="string" office:string-value="Arbeitgeber">
            <text:p>Arbeitgeber</text:p>
          </table:table-cell>
          <table:table-cell table:style-name="ce11" table:formula="of:=HYPERLINK(CONCATENATE([.$M$5]; [.B189]; [.$M$6]); [.B189])" office:value-type="string" office:string-value="Arbeitgeber">
            <text:p>Arbeit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beit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e</text:p>
          </table:table-cell>
          <table:table-cell/>
          <table:table-cell table:style-name="ce14" table:formula="of:=HYPERLINK(CONCATENATE([.$M$2]; [.B190]; [.$M$3]); [.B190])" office:value-type="string" office:string-value="Arbeitnehmer">
            <text:p>Arbeitnehmer</text:p>
          </table:table-cell>
          <table:table-cell table:style-name="ce11" table:formula="of:=HYPERLINK(CONCATENATE([.$M$5]; [.B190]; [.$M$6]); [.B190])" office:value-type="string" office:string-value="Arbeitnehmer">
            <text:p>Arbeit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chitek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rchitect</text:p>
          </table:table-cell>
          <table:table-cell/>
          <table:table-cell table:style-name="ce14" table:formula="of:=HYPERLINK(CONCATENATE([.$M$2]; [.B191]; [.$M$3]); [.B191])" office:value-type="string" office:string-value="Architekt">
            <text:p>Architekt</text:p>
          </table:table-cell>
          <table:table-cell table:style-name="ce11" table:formula="of:=HYPERLINK(CONCATENATE([.$M$5]; [.B191]; [.$M$6]); [.B191])" office:value-type="string" office:string-value="Architekt">
            <text:p>Architek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zt</text:p>
          </table:table-cell>
          <table:table-cell office:value-type="string">
            <text:p>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hysical, doctor</text:p>
          </table:table-cell>
          <table:table-cell/>
          <table:table-cell table:style-name="ce14" table:formula="of:=HYPERLINK(CONCATENATE([.$M$2]; [.B192]; [.$M$3]); [.B192])" office:value-type="string" office:string-value="Arzt">
            <text:p>Arzt</text:p>
          </table:table-cell>
          <table:table-cell table:style-name="ce11" table:formula="of:=HYPERLINK(CONCATENATE([.$M$5]; [.B192]; [.$M$6]); [.B192])" office:value-type="string" office:string-value="Arzt">
            <text:p>Arz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u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uthor</text:p>
          </table:table-cell>
          <table:table-cell/>
          <table:table-cell table:style-name="ce14" table:formula="of:=HYPERLINK(CONCATENATE([.$M$2]; [.B193]; [.$M$3]); [.B193])" office:value-type="string" office:string-value="Autor">
            <text:p>Autor</text:p>
          </table:table-cell>
          <table:table-cell table:style-name="ce11" table:formula="of:=HYPERLINK(CONCATENATE([.$M$5]; [.B193]; [.$M$6]); [.B193])" office:value-type="string" office:string-value="Autor">
            <text:p>Aut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lkon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balcony</text:p>
          </table:table-cell>
          <table:table-cell/>
          <table:table-cell table:style-name="ce14" table:formula="of:=HYPERLINK(CONCATENATE([.$M$2]; [.B194]; [.$M$3]); [.B194])" office:value-type="string" office:string-value="Balkon">
            <text:p>Balkon</text:p>
          </table:table-cell>
          <table:table-cell table:style-name="ce11" table:formula="of:=HYPERLINK(CONCATENATE([.$M$5]; [.B194]; [.$M$6]); [.B194])" office:value-type="string" office:string-value="Balkon">
            <text:p>Balko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ä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ear</text:p>
          </table:table-cell>
          <table:table-cell/>
          <table:table-cell table:style-name="ce14" table:formula="of:=HYPERLINK(CONCATENATE([.$M$2]; [.B195]; [.$M$3]); [.B195])" office:value-type="string" office:string-value="Bär">
            <text:p>Bär</text:p>
          </table:table-cell>
          <table:table-cell table:style-name="ce11" table:formula="of:=HYPERLINK(CONCATENATE([.$M$5]; [.B195]; [.$M$6]); [.B195])" office:value-type="string" office:string-value="Bär">
            <text:p>Bä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u</text:p>
          </table:table-cell>
          <table:table-cell office:value-type="string">
            <text:p>~s, ~es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ilding, construction</text:p>
          </table:table-cell>
          <table:table-cell/>
          <table:table-cell table:style-name="ce14" table:formula="of:=HYPERLINK(CONCATENATE([.$M$2]; [.B196]; [.$M$3]); [.B196])" office:value-type="string" office:string-value="Bau">
            <text:p>Bau</text:p>
          </table:table-cell>
          <table:table-cell table:style-name="ce11" table:formula="of:=HYPERLINK(CONCATENATE([.$M$5]; [.B196]; [.$M$6]); [.B196])" office:value-type="string" office:string-value="Bau">
            <text:p>Bau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uer</text:p>
          </table:table-cell>
          <table:table-cell table:number-columns-repeated="2"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armer, peasant</text:p>
          </table:table-cell>
          <table:table-cell/>
          <table:table-cell table:style-name="ce14" table:formula="of:=HYPERLINK(CONCATENATE([.$M$2]; [.B197]; [.$M$3]); [.B197])" office:value-type="string" office:string-value="Bauer">
            <text:p>Bauer</text:p>
          </table:table-cell>
          <table:table-cell table:style-name="ce11" table:formula="of:=HYPERLINK(CONCATENATE([.$M$5]; [.B197]; [.$M$6]); [.B197])" office:value-type="string" office:string-value="Bauer">
            <text:p>Bau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um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/>
          <table:table-cell table:style-name="ce14" table:formula="of:=HYPERLINK(CONCATENATE([.$M$2]; [.B198]; [.$M$3]); [.B198])" office:value-type="string" office:string-value="Baum">
            <text:p>Baum</text:p>
          </table:table-cell>
          <table:table-cell table:style-name="ce11" table:formula="of:=HYPERLINK(CONCATENATE([.$M$5]; [.B198]; [.$M$6]); [.B198])" office:value-type="string" office:string-value="Baum">
            <text:p>Bau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der</text:p>
          </table:table-cell>
          <table:table-cell table:style-name="ce8" office:value-type="string">
            <text:p>Benutzern</text:p>
          </table:table-cell>
          <table:table-cell table:style-name="ce8" table:number-columns-repeated="2"/>
          <table:table-cell table:style-name="ce8" office:value-type="string">
            <text:p>noun</text:p>
          </table:table-cell>
          <table:table-cell table:style-name="ce8" office:value-type="string">
            <text:p>per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user</text:p>
          </table:table-cell>
          <table:table-cell table:style-name="ce8"/>
          <table:table-cell table:style-name="ce18" table:formula="of:=HYPERLINK(CONCATENATE([.$M$2]; [.B199]; [.$M$3]); [.B199])" office:value-type="string" office:string-value="Benutzern">
            <text:p>Benutzern</text:p>
          </table:table-cell>
          <table:table-cell table:style-name="ce11" table:formula="of:=HYPERLINK(CONCATENATE([.$M$5]; [.B199]; [.$M$6]); [.B199])" office:value-type="string" office:string-value="Benutzern">
            <text:p>Benutzer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eruf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upation</text:p>
          </table:table-cell>
          <table:table-cell/>
          <table:table-cell table:style-name="ce14" table:formula="of:=HYPERLINK(CONCATENATE([.$M$2]; [.B200]; [.$M$3]); [.B200])" office:value-type="string" office:string-value="Beruf">
            <text:p>Beruf</text:p>
          </table:table-cell>
          <table:table-cell table:style-name="ce11" table:formula="of:=HYPERLINK(CONCATENATE([.$M$5]; [.B200]; [.$M$6]); [.B200])" office:value-type="string" office:string-value="Beruf">
            <text:p>Beru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esuch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visitor</text:p>
          </table:table-cell>
          <table:table-cell/>
          <table:table-cell table:style-name="ce14" table:formula="of:=HYPERLINK(CONCATENATE([.$M$2]; [.B201]; [.$M$3]); [.B201])" office:value-type="string" office:string-value="Besucher">
            <text:p>Besucher</text:p>
          </table:table-cell>
          <table:table-cell table:style-name="ce11" table:formula="of:=HYPERLINK(CONCATENATE([.$M$5]; [.B201]; [.$M$6]); [.B201])" office:value-type="string" office:string-value="Besucher">
            <text:p>Besu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ürg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citizen</text:p>
          </table:table-cell>
          <table:table-cell/>
          <table:table-cell table:style-name="ce14" table:formula="of:=HYPERLINK(CONCATENATE([.$M$2]; [.B202]; [.$M$3]); [.B202])" office:value-type="string" office:string-value="Bürger">
            <text:p>Bürger</text:p>
          </table:table-cell>
          <table:table-cell table:style-name="ce11" table:formula="of:=HYPERLINK(CONCATENATE([.$M$5]; [.B202]; [.$M$6]); [.B202])" office:value-type="string" office:string-value="Bürger">
            <text:p>Bür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Diens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, work, duty</text:p>
          </table:table-cell>
          <table:table-cell/>
          <table:table-cell table:style-name="ce14" table:formula="of:=HYPERLINK(CONCATENATE([.$M$2]; [.B203]; [.$M$3]); [.B203])" office:value-type="string" office:string-value="Dienst">
            <text:p>Dienst</text:p>
          </table:table-cell>
          <table:table-cell table:style-name="ce11" table:formula="of:=HYPERLINK(CONCATENATE([.$M$5]; [.B203]; [.$M$6]); [.B203])" office:value-type="string" office:string-value="Dienst">
            <text:p>Dien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Durst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rst</text:p>
          </table:table-cell>
          <table:table-cell/>
          <table:table-cell table:style-name="ce14" table:formula="of:=HYPERLINK(CONCATENATE([.$M$2]; [.B204]; [.$M$3]); [.B204])" office:value-type="string" office:string-value="Durst">
            <text:p>Durst</text:p>
          </table:table-cell>
          <table:table-cell table:style-name="ce11" table:formula="of:=HYPERLINK(CONCATENATE([.$M$5]; [.B204]; [.$M$6]); [.B204])" office:value-type="string" office:string-value="Durst">
            <text:p>Dur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igentü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owner</text:p>
          </table:table-cell>
          <table:table-cell/>
          <table:table-cell table:style-name="ce14" table:formula="of:=HYPERLINK(CONCATENATE([.$M$2]; [.B205]; [.$M$3]); [.B205])" office:value-type="string" office:string-value="Eigentümer">
            <text:p>Eigentümer</text:p>
          </table:table-cell>
          <table:table-cell table:style-name="ce11" table:formula="of:=HYPERLINK(CONCATENATE([.$M$5]; [.B205]; [.$M$6]); [.B205])" office:value-type="string" office:string-value="Eigentümer">
            <text:p>Eigentü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inwoh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inhabitant</text:p>
          </table:table-cell>
          <table:table-cell/>
          <table:table-cell table:style-name="ce14" table:formula="of:=HYPERLINK(CONCATENATE([.$M$2]; [.B206]; [.$M$3]); [.B206])" office:value-type="string" office:string-value="Einwohner">
            <text:p>Einwohner</text:p>
          </table:table-cell>
          <table:table-cell table:style-name="ce11" table:formula="of:=HYPERLINK(CONCATENATE([.$M$5]; [.B206]; [.$M$6]); [.B206])" office:value-type="string" office:string-value="Einwohner">
            <text:p>Einwoh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lefa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elephant</text:p>
          </table:table-cell>
          <table:table-cell/>
          <table:table-cell table:style-name="ce14" table:formula="of:=HYPERLINK(CONCATENATE([.$M$2]; [.B207]; [.$M$3]); [.B207])" office:value-type="string" office:string-value="Elefant">
            <text:p>Elefant</text:p>
          </table:table-cell>
          <table:table-cell table:style-name="ce11" table:formula="of:=HYPERLINK(CONCATENATE([.$M$5]; [.B207]; [.$M$6]); [.B207])" office:value-type="string" office:string-value="Elefant">
            <text:p>Elefan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mp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addressee, receiver</text:p>
          </table:table-cell>
          <table:table-cell/>
          <table:table-cell table:style-name="ce14" table:formula="of:=HYPERLINK(CONCATENATE([.$M$2]; [.B208]; [.$M$3]); [.B208])" office:value-type="string" office:string-value="Empfänger">
            <text:p>Empfänger</text:p>
          </table:table-cell>
          <table:table-cell table:style-name="ce11" table:formula="of:=HYPERLINK(CONCATENATE([.$M$5]; [.B208]; [.$M$6]); [.B208])" office:value-type="string" office:string-value="Empfänger">
            <text:p>Empfä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nglisch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4" table:formula="of:=HYPERLINK(CONCATENATE([.$M$2]; [.B209]; [.$M$3]); [.B209])" office:value-type="string" office:string-value="Englisch">
            <text:p>Englisch</text:p>
          </table:table-cell>
          <table:table-cell table:style-name="ce11" table:formula="of:=HYPERLINK(CONCATENATE([.$M$5]; [.B209]; [.$M$6]); [.B209])" office:value-type="string" office:string-value="Englisch">
            <text:p>Engl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ntwickl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eveloper</text:p>
          </table:table-cell>
          <table:table-cell/>
          <table:table-cell table:style-name="ce14" table:formula="of:=HYPERLINK(CONCATENATE([.$M$2]; [.B210]; [.$M$3]); [.B210])" office:value-type="string" office:string-value="Entwickler">
            <text:p>Entwickler</text:p>
          </table:table-cell>
          <table:table-cell table:style-name="ce11" table:formula="of:=HYPERLINK(CONCATENATE([.$M$5]; [.B210]; [.$M$6]); [.B210])" office:value-type="string" office:string-value="Entwickler">
            <text:p>Entwick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an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an</text:p>
          </table:table-cell>
          <table:table-cell/>
          <table:table-cell table:style-name="ce14" table:formula="of:=HYPERLINK(CONCATENATE([.$M$2]; [.B211]; [.$M$3]); [.B211])" office:value-type="string" office:string-value="Fan">
            <text:p>Fan</text:p>
          </table:table-cell>
          <table:table-cell table:style-name="ce11" table:formula="of:=HYPERLINK(CONCATENATE([.$M$5]; [.B211]; [.$M$6]); [.B211])" office:value-type="string" office:string-value="Fan">
            <text:p>Fa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isch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, anim</text:p>
          </table:table-cell>
          <table:table-cell office:value-type="float" office:value="1">
            <text:p>1</text:p>
          </table:table-cell>
          <table:table-cell office:value-type="string">
            <text:p>fish</text:p>
          </table:table-cell>
          <table:table-cell/>
          <table:table-cell table:style-name="ce14" table:formula="of:=HYPERLINK(CONCATENATE([.$M$2]; [.B212]; [.$M$3]); [.B212])" office:value-type="string" office:string-value="Fisch">
            <text:p>Fisch</text:p>
          </table:table-cell>
          <table:table-cell table:style-name="ce11" table:formula="of:=HYPERLINK(CONCATENATE([.$M$5]; [.B212]; [.$M$6]); [.B212])" office:value-type="string" office:string-value="Fisch">
            <text:p>F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ischer</text:p>
          </table:table-cell>
          <table:table-cell/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isherman</text:p>
          </table:table-cell>
          <table:table-cell/>
          <table:table-cell table:style-name="ce14" table:formula="of:=HYPERLINK(CONCATENATE([.$M$2]; [.B213]; [.$M$3]); [.B213])" office:value-type="string" office:string-value="Fischer">
            <text:p>Fischer</text:p>
          </table:table-cell>
          <table:table-cell table:style-name="ce11" table:formula="of:=HYPERLINK(CONCATENATE([.$M$5]; [.B213]; [.$M$6]); [.B213])" office:value-type="string" office:string-value="Fischer">
            <text:p>Fis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reun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friend</text:p>
          </table:table-cell>
          <table:table-cell/>
          <table:table-cell table:style-name="ce14" table:formula="of:=HYPERLINK(CONCATENATE([.$M$2]; [.B214]; [.$M$3]); [.B214])" office:value-type="string" office:string-value="Freund">
            <text:p>Freund</text:p>
          </table:table-cell>
          <table:table-cell table:style-name="ce11" table:formula="of:=HYPERLINK(CONCATENATE([.$M$5]; [.B214]; [.$M$6]); [.B214])" office:value-type="string" office:string-value="Freund">
            <text:p>Freund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ast</text:p>
          </table:table-cell>
          <table:table-cell office:value-type="string">
            <text:p>~es, 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uest</text:p>
          </table:table-cell>
          <table:table-cell/>
          <table:table-cell table:style-name="ce14" table:formula="of:=HYPERLINK(CONCATENATE([.$M$2]; [.B215]; [.$M$3]); [.B215])" office:value-type="string" office:string-value="Gast">
            <text:p>Gast</text:p>
          </table:table-cell>
          <table:table-cell table:style-name="ce11" table:formula="of:=HYPERLINK(CONCATENATE([.$M$5]; [.B215]; [.$M$6]); [.B215])" office:value-type="string" office:string-value="Gast">
            <text:p>Ga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g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versary, opponent</text:p>
          </table:table-cell>
          <table:table-cell/>
          <table:table-cell table:style-name="ce14" table:formula="of:=HYPERLINK(CONCATENATE([.$M$2]; [.B216]; [.$M$3]); [.B216])" office:value-type="string" office:string-value="Gegner">
            <text:p>Gegner</text:p>
          </table:table-cell>
          <table:table-cell table:style-name="ce11" table:formula="of:=HYPERLINK(CONCATENATE([.$M$5]; [.B216]; [.$M$6]); [.B216])" office:value-type="string" office:string-value="Gegner">
            <text:p>Geg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nera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general (rank)</text:p>
          </table:table-cell>
          <table:table-cell/>
          <table:table-cell table:style-name="ce14" table:formula="of:=HYPERLINK(CONCATENATE([.$M$2]; [.B217]; [.$M$3]); [.B217])" office:value-type="string" office:string-value="General">
            <text:p>General</text:p>
          </table:table-cell>
          <table:table-cell table:style-name="ce11" table:formula="of:=HYPERLINK(CONCATENATE([.$M$5]; [.B217]; [.$M$6]); [.B217])" office:value-type="string" office:string-value="General">
            <text:p>Genera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schäfts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managing director</text:p>
          </table:table-cell>
          <table:table-cell/>
          <table:table-cell table:style-name="ce14" table:formula="of:=HYPERLINK(CONCATENATE([.$M$2]; [.B218]; [.$M$3]); [.B218])" office:value-type="string" office:string-value="Geschäftsführer">
            <text:p>Geschäftsführer</text:p>
          </table:table-cell>
          <table:table-cell table:style-name="ce11" table:formula="of:=HYPERLINK(CONCATENATE([.$M$5]; [.B218]; [.$M$6]); [.B218])" office:value-type="string" office:string-value="Geschäftsführer">
            <text:p>Geschäftsführ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schmack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aste, flavor</text:p>
          </table:table-cell>
          <table:table-cell/>
          <table:table-cell table:style-name="ce14" table:formula="of:=HYPERLINK(CONCATENATE([.$M$2]; [.B219]; [.$M$3]); [.B219])" office:value-type="string" office:string-value="Geschmack">
            <text:p>Geschmack</text:p>
          </table:table-cell>
          <table:table-cell table:style-name="ce11" table:formula="of:=HYPERLINK(CONCATENATE([.$M$5]; [.B219]; [.$M$6]); [.B219])" office:value-type="string" office:string-value="Geschmack">
            <text:p>Geschma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roß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father</text:p>
          </table:table-cell>
          <table:table-cell/>
          <table:table-cell table:style-name="ce14" table:formula="of:=HYPERLINK(CONCATENATE([.$M$2]; [.B220]; [.$M$3]); [.B220])" office:value-type="string" office:string-value="Großvater">
            <text:p>Großvater</text:p>
          </table:table-cell>
          <table:table-cell table:style-name="ce11" table:formula="of:=HYPERLINK(CONCATENATE([.$M$5]; [.B220]; [.$M$6]); [.B220])" office:value-type="string" office:string-value="Großvater">
            <text:p>Großva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ru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reeting</text:p>
          </table:table-cell>
          <table:table-cell/>
          <table:table-cell table:style-name="ce14" table:formula="of:=HYPERLINK(CONCATENATE([.$M$2]; [.B221]; [.$M$3]); [.B221])" office:value-type="string" office:string-value="Gruß">
            <text:p>Gruß</text:p>
          </table:table-cell>
          <table:table-cell table:style-name="ce11" table:formula="of:=HYPERLINK(CONCATENATE([.$M$5]; [.B221]; [.$M$6]); [.B221])" office:value-type="string" office:string-value="Gruß">
            <text:p>Gruß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änd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der, merchant</text:p>
          </table:table-cell>
          <table:table-cell/>
          <table:table-cell table:style-name="ce14" table:formula="of:=HYPERLINK(CONCATENATE([.$M$2]; [.B222]; [.$M$3]); [.B222])" office:value-type="string" office:string-value="Händler">
            <text:p>Händler</text:p>
          </table:table-cell>
          <table:table-cell table:style-name="ce11" table:formula="of:=HYPERLINK(CONCATENATE([.$M$5]; [.B222]; [.$M$6]); [.B222])" office:value-type="string" office:string-value="Händler">
            <text:p>Händ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aushal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ousehold</text:p>
          </table:table-cell>
          <table:table-cell/>
          <table:table-cell table:style-name="ce14" table:formula="of:=HYPERLINK(CONCATENATE([.$M$2]; [.B223]; [.$M$3]); [.B223])" office:value-type="string" office:string-value="Haushalt">
            <text:p>Haushalt</text:p>
          </table:table-cell>
          <table:table-cell table:style-name="ce11" table:formula="of:=HYPERLINK(CONCATENATE([.$M$5]; [.B223]; [.$M$6]); [.B223])" office:value-type="string" office:string-value="Haushalt">
            <text:p>Haushal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Heimwerker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per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mateur</text:p>
          </table:table-cell>
          <table:table-cell table:style-name="ce4"/>
          <table:table-cell table:style-name="ce15" table:formula="of:=HYPERLINK(CONCATENATE([.$M$2]; [.B224]; [.$M$3]); [.B224])" office:value-type="string" office:string-value="Heimwerker">
            <text:p>Heimwerker</text:p>
          </table:table-cell>
          <table:table-cell table:style-name="ce15" table:formula="of:=HYPERLINK(CONCATENATE([.$M$5]; [.B224]; [.$M$6]); [.B224])" office:value-type="string" office:string-value="Heimwerker">
            <text:p>Heimwerk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eraus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publisher</text:p>
          </table:table-cell>
          <table:table-cell/>
          <table:table-cell table:style-name="ce14" table:formula="of:=HYPERLINK(CONCATENATE([.$M$2]; [.B225]; [.$M$3]); [.B225])" office:value-type="string" office:string-value="Herausgeber">
            <text:p>Herausgeber</text:p>
          </table:table-cell>
          <table:table-cell table:style-name="ce11" table:formula="of:=HYPERLINK(CONCATENATE([.$M$5]; [.B225]; [.$M$6]); [.B225])" office:value-type="string" office:string-value="Herausgeber">
            <text:p>Heraus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err</text:p>
          </table:table-cell>
          <table:table-cell office:value-type="string">
            <text:p>~n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entleman</text:p>
          </table:table-cell>
          <table:table-cell/>
          <table:table-cell table:style-name="ce14" table:formula="of:=HYPERLINK(CONCATENATE([.$M$2]; [.B226]; [.$M$3]); [.B226])" office:value-type="string" office:string-value="Herr">
            <text:p>Herr</text:p>
          </table:table-cell>
          <table:table-cell table:style-name="ce11" table:formula="of:=HYPERLINK(CONCATENATE([.$M$5]; [.B226]; [.$M$6]); [.B226])" office:value-type="string" office:string-value="Herr">
            <text:p>Her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ers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ufacturer</text:p>
          </table:table-cell>
          <table:table-cell/>
          <table:table-cell table:style-name="ce14" table:formula="of:=HYPERLINK(CONCATENATE([.$M$2]; [.B227]; [.$M$3]); [.B227])" office:value-type="string" office:string-value="Hersteller">
            <text:p>Hersteller</text:p>
          </table:table-cell>
          <table:table-cell table:style-name="ce11" table:formula="of:=HYPERLINK(CONCATENATE([.$M$5]; [.B227]; [.$M$6]); [.B227])" office:value-type="string" office:string-value="Hersteller">
            <text:p>Herstel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und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og</text:p>
          </table:table-cell>
          <table:table-cell/>
          <table:table-cell table:style-name="ce14" table:formula="of:=HYPERLINK(CONCATENATE([.$M$2]; [.B228]; [.$M$3]); [.B228])" office:value-type="string" office:string-value="Hund">
            <text:p>Hund</text:p>
          </table:table-cell>
          <table:table-cell table:style-name="ce11" table:formula="of:=HYPERLINK(CONCATENATE([.$M$5]; [.B228]; [.$M$6]); [.B228])" office:value-type="string" office:string-value="Hund">
            <text:p>Hund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unger</text:p>
          </table:table-cell>
          <table:table-cell office:value-type="string">
            <text:p>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unger</text:p>
          </table:table-cell>
          <table:table-cell/>
          <table:table-cell table:style-name="ce14" table:formula="of:=HYPERLINK(CONCATENATE([.$M$2]; [.B229]; [.$M$3]); [.B229])" office:value-type="string" office:string-value="Hunger">
            <text:p>Hunger</text:p>
          </table:table-cell>
          <table:table-cell table:style-name="ce11" table:formula="of:=HYPERLINK(CONCATENATE([.$M$5]; [.B229]; [.$M$6]); [.B229])" office:value-type="string" office:string-value="Hunger">
            <text:p>Hu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u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hat</text:p>
          </table:table-cell>
          <table:table-cell/>
          <table:table-cell table:style-name="ce14" table:formula="of:=HYPERLINK(CONCATENATE([.$M$2]; [.B230]; [.$M$3]); [.B230])" office:value-type="string" office:string-value="Hut">
            <text:p>Hut</text:p>
          </table:table-cell>
          <table:table-cell table:style-name="ce11" table:formula="of:=HYPERLINK(CONCATENATE([.$M$5]; [.B230]; [.$M$6]); [.B230])" office:value-type="string" office:string-value="Hut">
            <text:p>Hu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Inves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vestor</text:p>
          </table:table-cell>
          <table:table-cell/>
          <table:table-cell table:style-name="ce14" table:formula="of:=HYPERLINK(CONCATENATE([.$M$2]; [.B231]; [.$M$3]); [.B231])" office:value-type="string" office:string-value="Investor">
            <text:p>Investor</text:p>
          </table:table-cell>
          <table:table-cell table:style-name="ce11" table:formula="of:=HYPERLINK(CONCATENATE([.$M$5]; [.B231]; [.$M$6]); [.B231])" office:value-type="string" office:string-value="Investor">
            <text:p>Invest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Junge</text:p>
          </table:table-cell>
          <table:table-cell office:value-type="string">
            <text:p>~n</text:p>
          </table:table-cell>
          <table:table-cell office:value-type="string">
            <text:p>~n, Jungs, ~ns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child, kid</text:p>
          </table:table-cell>
          <table:table-cell/>
          <table:table-cell table:style-name="ce14" table:formula="of:=HYPERLINK(CONCATENATE([.$M$2]; [.B232]; [.$M$3]); [.B232])" office:value-type="string" office:string-value="Junge">
            <text:p>Junge</text:p>
          </table:table-cell>
          <table:table-cell table:style-name="ce11" table:formula="of:=HYPERLINK(CONCATENATE([.$M$5]; [.B232]; [.$M$6]); [.B232])" office:value-type="string" office:string-value="Junge">
            <text:p>Jung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affee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coffee</text:p>
          </table:table-cell>
          <table:table-cell/>
          <table:table-cell table:style-name="ce14" table:formula="of:=HYPERLINK(CONCATENATE([.$M$2]; [.B233]; [.$M$3]); [.B233])" office:value-type="string" office:string-value="Kaffee">
            <text:p>Kaffee</text:p>
          </table:table-cell>
          <table:table-cell table:style-name="ce11" table:formula="of:=HYPERLINK(CONCATENATE([.$M$5]; [.B233]; [.$M$6]); [.B233])" office:value-type="string" office:string-value="Kaffee">
            <text:p>Kaffee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Kaiser</text:p>
          </table:table-cell>
          <table:table-cell table:style-name="ce4"/>
          <table:table-cell table:style-name="ce4" office:value-type="string">
            <text:p>~s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job, per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emperor</text:p>
          </table:table-cell>
          <table:table-cell table:style-name="ce4"/>
          <table:table-cell table:style-name="ce15" table:formula="of:=HYPERLINK(CONCATENATE([.$M$2]; [.B234]; [.$M$3]); [.B234])" office:value-type="string" office:string-value="Kaiser">
            <text:p>Kaiser</text:p>
          </table:table-cell>
          <table:table-cell table:style-name="ce15" table:formula="of:=HYPERLINK(CONCATENATE([.$M$5]; [.B234]; [.$M$6]); [.B234])" office:value-type="string" office:string-value="Kaiser">
            <text:p>Kais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äse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/>
          <table:table-cell table:style-name="ce14" table:formula="of:=HYPERLINK(CONCATENATE([.$M$2]; [.B235]; [.$M$3]); [.B235])" office:value-type="string" office:string-value="Käse">
            <text:p>Käse</text:p>
          </table:table-cell>
          <table:table-cell table:style-name="ce11" table:formula="of:=HYPERLINK(CONCATENATE([.$M$5]; [.B235]; [.$M$6]); [.B235])" office:value-type="string" office:string-value="Käse">
            <text:p>Käs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buyer</text:p>
          </table:table-cell>
          <table:table-cell/>
          <table:table-cell table:style-name="ce14" table:formula="of:=HYPERLINK(CONCATENATE([.$M$2]; [.B236]; [.$M$3]); [.B236])" office:value-type="string" office:string-value="Käufer">
            <text:p>Käufer</text:p>
          </table:table-cell>
          <table:table-cell table:style-name="ce11" table:formula="of:=HYPERLINK(CONCATENATE([.$M$5]; [.B236]; [.$M$6]); [.B236])" office:value-type="string" office:string-value="Käufer">
            <text:p>Käuf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cellar, basement</text:p>
          </table:table-cell>
          <table:table-cell/>
          <table:table-cell table:style-name="ce14" table:formula="of:=HYPERLINK(CONCATENATE([.$M$2]; [.B237]; [.$M$3]); [.B237])" office:value-type="string" office:string-value="Keller">
            <text:p>Keller</text:p>
          </table:table-cell>
          <table:table-cell table:style-name="ce11" table:formula="of:=HYPERLINK(CONCATENATE([.$M$5]; [.B237]; [.$M$6]); [.B237])" office:value-type="string" office:string-value="Keller">
            <text:p>Kel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och</text:p>
          </table:table-cell>
          <table:table-cell office:value-type="string">
            <text:p>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ok</text:p>
          </table:table-cell>
          <table:table-cell/>
          <table:table-cell table:style-name="ce14" table:formula="of:=HYPERLINK(CONCATENATE([.$M$2]; [.B238]; [.$M$3]); [.B238])" office:value-type="string" office:string-value="Koch">
            <text:p>Koch</text:p>
          </table:table-cell>
          <table:table-cell table:style-name="ce11" table:formula="of:=HYPERLINK(CONCATENATE([.$M$5]; [.B238]; [.$M$6]); [.B238])" office:value-type="string" office:string-value="Koch">
            <text:p>Ko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önig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king</text:p>
          </table:table-cell>
          <table:table-cell/>
          <table:table-cell table:style-name="ce14" table:formula="of:=HYPERLINK(CONCATENATE([.$M$2]; [.B239]; [.$M$3]); [.B239])" office:value-type="string" office:string-value="König">
            <text:p>König</text:p>
          </table:table-cell>
          <table:table-cell table:style-name="ce11" table:formula="of:=HYPERLINK(CONCATENATE([.$M$5]; [.B239]; [.$M$6]); [.B239])" office:value-type="string" office:string-value="König">
            <text:p>Köni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aden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shop</text:p>
          </table:table-cell>
          <table:table-cell/>
          <table:table-cell table:style-name="ce14" table:formula="of:=HYPERLINK(CONCATENATE([.$M$2]; [.B240]; [.$M$3]); [.B240])" office:value-type="string" office:string-value="Laden">
            <text:p>Laden</text:p>
          </table:table-cell>
          <table:table-cell table:style-name="ce11" table:formula="of:=HYPERLINK(CONCATENATE([.$M$5]; [.B240]; [.$M$6]); [.B240])" office:value-type="string" office:string-value="Laden">
            <text:p>Lad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e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4" table:formula="of:=HYPERLINK(CONCATENATE([.$M$2]; [.B241]; [.$M$3]); [.B241])" office:value-type="string" office:string-value="Lehrer">
            <text:p>Lehrer</text:p>
          </table:table-cell>
          <table:table-cell table:style-name="ce11" table:formula="of:=HYPERLINK(CONCATENATE([.$M$5]; [.B241]; [.$M$6]); [.B241])" office:value-type="string" office:string-value="Lehrer">
            <text:p>Lehr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leader</text:p>
          </table:table-cell>
          <table:table-cell/>
          <table:table-cell table:style-name="ce14" table:formula="of:=HYPERLINK(CONCATENATE([.$M$2]; [.B242]; [.$M$3]); [.B242])" office:value-type="string" office:string-value="Leiter">
            <text:p>Leiter</text:p>
          </table:table-cell>
          <table:table-cell table:style-name="ce11" table:formula="of:=HYPERLINK(CONCATENATE([.$M$5]; [.B242]; [.$M$6]); [.B242])" office:value-type="string" office:string-value="Leiter">
            <text:p>Le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liter</text:p>
          </table:table-cell>
          <table:table-cell/>
          <table:table-cell table:style-name="ce14" table:formula="of:=HYPERLINK(CONCATENATE([.$M$2]; [.B243]; [.$M$3]); [.B243])" office:value-type="string" office:string-value="Liter">
            <text:p>Liter</text:p>
          </table:table-cell>
          <table:table-cell table:style-name="ce11" table:formula="of:=HYPERLINK(CONCATENATE([.$M$5]; [.B243]; [.$M$6]); [.B243])" office:value-type="string" office:string-value="Liter">
            <text:p>L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öff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tool</text:p>
          </table:table-cell>
          <table:table-cell office:value-type="float" office:value="1">
            <text:p>1</text:p>
          </table:table-cell>
          <table:table-cell office:value-type="string">
            <text:p>spoon</text:p>
          </table:table-cell>
          <table:table-cell/>
          <table:table-cell table:style-name="ce14" table:formula="of:=HYPERLINK(CONCATENATE([.$M$2]; [.B244]; [.$M$3]); [.B244])" office:value-type="string" office:string-value="Löffel">
            <text:p>Löffel</text:p>
          </table:table-cell>
          <table:table-cell table:style-name="ce11" table:formula="of:=HYPERLINK(CONCATENATE([.$M$5]; [.B244]; [.$M$6]); [.B244])" office:value-type="string" office:string-value="Löffel">
            <text:p>Löff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anag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ager</text:p>
          </table:table-cell>
          <table:table-cell/>
          <table:table-cell table:style-name="ce14" table:formula="of:=HYPERLINK(CONCATENATE([.$M$2]; [.B245]; [.$M$3]); [.B245])" office:value-type="string" office:string-value="Manager">
            <text:p>Manager</text:p>
          </table:table-cell>
          <table:table-cell table:style-name="ce11" table:formula="of:=HYPERLINK(CONCATENATE([.$M$5]; [.B245]; [.$M$6]); [.B245])" office:value-type="string" office:string-value="Manager">
            <text:p>Mana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ann</text:p>
          </table:table-cell>
          <table:table-cell office:value-type="string">
            <text:p>~s, ~es</text:p>
          </table:table-cell>
          <table:table-cell table:style-name="ce11" office:value-type="string">
            <text:p>⍨er, ~, 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man, husband</text:p>
          </table:table-cell>
          <table:table-cell/>
          <table:table-cell table:style-name="ce14" table:formula="of:=HYPERLINK(CONCATENATE([.$M$2]; [.B246]; [.$M$3]); [.B246])" office:value-type="string" office:string-value="Mann">
            <text:p>Mann</text:p>
          </table:table-cell>
          <table:table-cell table:style-name="ce11" table:formula="of:=HYPERLINK(CONCATENATE([.$M$5]; [.B246]; [.$M$6]); [.B246])" office:value-type="string" office:string-value="Mann">
            <text:p>Man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ant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coat</text:p>
          </table:table-cell>
          <table:table-cell/>
          <table:table-cell table:style-name="ce14" table:formula="of:=HYPERLINK(CONCATENATE([.$M$2]; [.B247]; [.$M$3]); [.B247])" office:value-type="string" office:string-value="Mantel">
            <text:p>Mantel</text:p>
          </table:table-cell>
          <table:table-cell table:style-name="ce11" table:formula="of:=HYPERLINK(CONCATENATE([.$M$5]; [.B247]; [.$M$6]); [.B247])" office:value-type="string" office:string-value="Mantel">
            <text:p>Mant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ei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master, champion</text:p>
          </table:table-cell>
          <table:table-cell/>
          <table:table-cell table:style-name="ce14" table:formula="of:=HYPERLINK(CONCATENATE([.$M$2]; [.B248]; [.$M$3]); [.B248])" office:value-type="string" office:string-value="Meister">
            <text:p>Meister</text:p>
          </table:table-cell>
          <table:table-cell table:style-name="ce11" table:formula="of:=HYPERLINK(CONCATENATE([.$M$5]; [.B248]; [.$M$6]); [.B248])" office:value-type="string" office:string-value="Meister">
            <text:p>Meis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ensch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person, human</text:p>
          </table:table-cell>
          <table:table-cell/>
          <table:table-cell table:style-name="ce14" table:formula="of:=HYPERLINK(CONCATENATE([.$M$2]; [.B249]; [.$M$3]); [.B249])" office:value-type="string" office:string-value="Mensch">
            <text:p>Mensch</text:p>
          </table:table-cell>
          <table:table-cell table:style-name="ce11" table:formula="of:=HYPERLINK(CONCATENATE([.$M$5]; [.B249]; [.$M$6]); [.B249])" office:value-type="string" office:string-value="Mensch">
            <text:p>Men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eter</text:p>
          </table:table-cell>
          <table:table-cell/>
          <table:table-cell table:style-name="ce14" table:formula="of:=HYPERLINK(CONCATENATE([.$M$2]; [.B250]; [.$M$3]); [.B250])" office:value-type="string" office:string-value="Meter">
            <text:p>Meter</text:p>
          </table:table-cell>
          <table:table-cell table:style-name="ce11" table:formula="of:=HYPERLINK(CONCATENATE([.$M$5]; [.B250]; [.$M$6]); [.B250])" office:value-type="string" office:string-value="Meter">
            <text:p>Meter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Mini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clo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ini skirt</text:p>
          </table:table-cell>
          <table:table-cell table:style-name="ce4"/>
          <table:table-cell table:style-name="ce15" table:formula="of:=HYPERLINK(CONCATENATE([.$M$2]; [.B251]; [.$M$3]); [.B251])" office:value-type="string" office:string-value="Mini">
            <text:p>Mini</text:p>
          </table:table-cell>
          <table:table-cell table:style-name="ce15" table:formula="of:=HYPERLINK(CONCATENATE([.$M$5]; [.B251]; [.$M$6]); [.B251])" office:value-type="string" office:string-value="Mini">
            <text:p>Mini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itarb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mployee</text:p>
          </table:table-cell>
          <table:table-cell/>
          <table:table-cell table:style-name="ce14" table:formula="of:=HYPERLINK(CONCATENATE([.$M$2]; [.B252]; [.$M$3]); [.B252])" office:value-type="string" office:string-value="Mitarbeiter">
            <text:p>Mitarbeiter</text:p>
          </table:table-cell>
          <table:table-cell table:style-name="ce11" table:formula="of:=HYPERLINK(CONCATENATE([.$M$5]; [.B252]; [.$M$6]); [.B252])" office:value-type="string" office:string-value="Mitarbeiter">
            <text:p>Mitarbe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Name</text:p>
          </table:table-cell>
          <table:table-cell office:value-type="string">
            <text:p>~n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/>
          <table:table-cell table:style-name="ce14" table:formula="of:=HYPERLINK(CONCATENATE([.$M$2]; [.B253]; [.$M$3]); [.B253])" office:value-type="string" office:string-value="Name">
            <text:p>Name</text:p>
          </table:table-cell>
          <table:table-cell table:style-name="ce11" table:formula="of:=HYPERLINK(CONCATENATE([.$M$5]; [.B253]; [.$M$6]); [.B253])" office:value-type="string" office:string-value="Name">
            <text:p>Nam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Nutz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user</text:p>
          </table:table-cell>
          <table:table-cell/>
          <table:table-cell table:style-name="ce14" table:formula="of:=HYPERLINK(CONCATENATE([.$M$2]; [.B254]; [.$M$3]); [.B254])" office:value-type="string" office:string-value="Nutzer">
            <text:p>Nutzer</text:p>
          </table:table-cell>
          <table:table-cell table:style-name="ce11" table:formula="of:=HYPERLINK(CONCATENATE([.$M$5]; [.B254]; [.$M$6]); [.B254])" office:value-type="string" office:string-value="Nutzer">
            <text:p>Nutz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art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rtner</text:p>
          </table:table-cell>
          <table:table-cell/>
          <table:table-cell table:style-name="ce14" table:formula="of:=HYPERLINK(CONCATENATE([.$M$2]; [.B255]; [.$M$3]); [.B255])" office:value-type="string" office:string-value="Partner">
            <text:p>Partner</text:p>
          </table:table-cell>
          <table:table-cell table:style-name="ce11" table:formula="of:=HYPERLINK(CONCATENATE([.$M$5]; [.B255]; [.$M$6]); [.B255])" office:value-type="string" office:string-value="Partner">
            <text:p>Part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ost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t, station, position</text:p>
          </table:table-cell>
          <table:table-cell/>
          <table:table-cell table:style-name="ce14" table:formula="of:=HYPERLINK(CONCATENATE([.$M$2]; [.B256]; [.$M$3]); [.B256])" office:value-type="string" office:string-value="Posten">
            <text:p>Posten</text:p>
          </table:table-cell>
          <table:table-cell table:style-name="ce11" table:formula="of:=HYPERLINK(CONCATENATE([.$M$5]; [.B256]; [.$M$6]); [.B256])" office:value-type="string" office:string-value="Posten">
            <text:p>Post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räsi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president</text:p>
          </table:table-cell>
          <table:table-cell/>
          <table:table-cell table:style-name="ce14" table:formula="of:=HYPERLINK(CONCATENATE([.$M$2]; [.B257]; [.$M$3]); [.B257])" office:value-type="string" office:string-value="Präsident">
            <text:p>Präsident</text:p>
          </table:table-cell>
          <table:table-cell table:style-name="ce11" table:formula="of:=HYPERLINK(CONCATENATE([.$M$5]; [.B257]; [.$M$6]); [.B257])" office:value-type="string" office:string-value="Präsident">
            <text:p>Präsiden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rofess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rofessor</text:p>
          </table:table-cell>
          <table:table-cell/>
          <table:table-cell table:style-name="ce14" table:formula="of:=HYPERLINK(CONCATENATE([.$M$2]; [.B258]; [.$M$3]); [.B258])" office:value-type="string" office:string-value="Professor">
            <text:p>Professor</text:p>
          </table:table-cell>
          <table:table-cell table:style-name="ce11" table:formula="of:=HYPERLINK(CONCATENATE([.$M$5]; [.B258]; [.$M$6]); [.B258])" office:value-type="string" office:string-value="Professor">
            <text:p>Profess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a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advisor</text:p>
          </table:table-cell>
          <table:table-cell/>
          <table:table-cell table:style-name="ce14" table:formula="of:=HYPERLINK(CONCATENATE([.$M$2]; [.B259]; [.$M$3]); [.B259])" office:value-type="string" office:string-value="Ratgeber">
            <text:p>Ratgeber</text:p>
          </table:table-cell>
          <table:table-cell table:style-name="ce11" table:formula="of:=HYPERLINK(CONCATENATE([.$M$5]; [.B259]; [.$M$6]); [.B259])" office:value-type="string" office:string-value="Ratgeber">
            <text:p>Rat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aum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room</text:p>
          </table:table-cell>
          <table:table-cell/>
          <table:table-cell table:style-name="ce14" table:formula="of:=HYPERLINK(CONCATENATE([.$M$2]; [.B260]; [.$M$3]); [.B260])" office:value-type="string" office:string-value="Raum">
            <text:p>Raum</text:p>
          </table:table-cell>
          <table:table-cell table:style-name="ce11" table:formula="of:=HYPERLINK(CONCATENATE([.$M$5]; [.B260]; [.$M$6]); [.B260])" office:value-type="string" office:string-value="Raum">
            <text:p>Raum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eis</text:p>
          </table:table-cell>
          <table:table-cell office:value-type="string">
            <text:p>~e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rice</text:p>
          </table:table-cell>
          <table:table-cell/>
          <table:table-cell table:style-name="ce14" table:formula="of:=HYPERLINK(CONCATENATE([.$M$2]; [.B261]; [.$M$3]); [.B261])" office:value-type="string" office:string-value="Reis">
            <text:p>Reis</text:p>
          </table:table-cell>
          <table:table-cell table:style-name="ce11" table:formula="of:=HYPERLINK(CONCATENATE([.$M$5]; [.B261]; [.$M$6]); [.B261])" office:value-type="string" office:string-value="Reis">
            <text:p>Rei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eise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our guide</text:p>
          </table:table-cell>
          <table:table-cell/>
          <table:table-cell table:style-name="ce14" table:formula="of:=HYPERLINK(CONCATENATE([.$M$2]; [.B262]; [.$M$3]); [.B262])" office:value-type="string" office:string-value="Reiseführer">
            <text:p>Reiseführer</text:p>
          </table:table-cell>
          <table:table-cell table:style-name="ce11" table:formula="of:=HYPERLINK(CONCATENATE([.$M$5]; [.B262]; [.$M$6]); [.B262])" office:value-type="string" office:string-value="Reiseführer">
            <text:p>Reiseführ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ich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judge</text:p>
          </table:table-cell>
          <table:table-cell/>
          <table:table-cell table:style-name="ce14" table:formula="of:=HYPERLINK(CONCATENATE([.$M$2]; [.B263]; [.$M$3]); [.B263])" office:value-type="string" office:string-value="Richter">
            <text:p>Richter</text:p>
          </table:table-cell>
          <table:table-cell table:style-name="ce11" table:formula="of:=HYPERLINK(CONCATENATE([.$M$5]; [.B263]; [.$M$6]); [.B263])" office:value-type="string" office:string-value="Richter">
            <text:p>Rich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ock</text:p>
          </table:table-cell>
          <table:table-cell office:value-type="string">
            <text:p>~s, ~es</text:p>
          </table:table-cell>
          <table:table-cell table:style-name="ce11"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kirt</text:p>
          </table:table-cell>
          <table:table-cell/>
          <table:table-cell table:style-name="ce14" table:formula="of:=HYPERLINK(CONCATENATE([.$M$2]; [.B264]; [.$M$3]); [.B264])" office:value-type="string" office:string-value="Rock">
            <text:p>Rock</text:p>
          </table:table-cell>
          <table:table-cell table:style-name="ce11" table:formula="of:=HYPERLINK(CONCATENATE([.$M$5]; [.B264]; [.$M$6]); [.B264])" office:value-type="string" office:string-value="Rock">
            <text:p>Ro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af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juice</text:p>
          </table:table-cell>
          <table:table-cell/>
          <table:table-cell table:style-name="ce14" table:formula="of:=HYPERLINK(CONCATENATE([.$M$2]; [.B265]; [.$M$3]); [.B265])" office:value-type="string" office:string-value="Saft">
            <text:p>Saft</text:p>
          </table:table-cell>
          <table:table-cell table:style-name="ce11" table:formula="of:=HYPERLINK(CONCATENATE([.$M$5]; [.B265]; [.$M$6]); [.B265])" office:value-type="string" office:string-value="Saft">
            <text:p>Saf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laf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sleeping</text:p>
          </table:table-cell>
          <table:table-cell/>
          <table:table-cell table:style-name="ce14" table:formula="of:=HYPERLINK(CONCATENATE([.$M$2]; [.B266]; [.$M$3]); [.B266])" office:value-type="string" office:string-value="Schlaf">
            <text:p>Schlaf</text:p>
          </table:table-cell>
          <table:table-cell table:style-name="ce11" table:formula="of:=HYPERLINK(CONCATENATE([.$M$5]; [.B266]; [.$M$6]); [.B266])" office:value-type="string" office:string-value="Schlaf">
            <text:p>Schla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lüss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key</text:p>
          </table:table-cell>
          <table:table-cell/>
          <table:table-cell table:style-name="ce14" table:formula="of:=HYPERLINK(CONCATENATE([.$M$2]; [.B267]; [.$M$3]); [.B267])" office:value-type="string" office:string-value="Schlüssel">
            <text:p>Schlüssel</text:p>
          </table:table-cell>
          <table:table-cell table:style-name="ce11" table:formula="of:=HYPERLINK(CONCATENATE([.$M$5]; [.B267]; [.$M$6]); [.B267])" office:value-type="string" office:string-value="Schlüssel">
            <text:p>Schlüss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mu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jewelry</text:p>
          </table:table-cell>
          <table:table-cell/>
          <table:table-cell table:style-name="ce14" table:formula="of:=HYPERLINK(CONCATENATE([.$M$2]; [.B268]; [.$M$3]); [.B268])" office:value-type="string" office:string-value="Schmuck">
            <text:p>Schmuck</text:p>
          </table:table-cell>
          <table:table-cell table:style-name="ce11" table:formula="of:=HYPERLINK(CONCATENATE([.$M$5]; [.B268]; [.$M$6]); [.B268])" office:value-type="string" office:string-value="Schmuck">
            <text:p>Schmu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nei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ailor</text:p>
          </table:table-cell>
          <table:table-cell/>
          <table:table-cell table:style-name="ce14" table:formula="of:=HYPERLINK(CONCATENATE([.$M$2]; [.B269]; [.$M$3]); [.B269])" office:value-type="string" office:string-value="Schneider">
            <text:p>Schneider</text:p>
          </table:table-cell>
          <table:table-cell table:style-name="ce11" table:formula="of:=HYPERLINK(CONCATENATE([.$M$5]; [.B269]; [.$M$6]); [.B269])" office:value-type="string" office:string-value="Schneider">
            <text:p>Schneid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u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hoe</text:p>
          </table:table-cell>
          <table:table-cell/>
          <table:table-cell table:style-name="ce14" table:formula="of:=HYPERLINK(CONCATENATE([.$M$2]; [.B270]; [.$M$3]); [.B270])" office:value-type="string" office:string-value="Schuh">
            <text:p>Schuh</text:p>
          </table:table-cell>
          <table:table-cell table:style-name="ce11" table:formula="of:=HYPERLINK(CONCATENATE([.$M$5]; [.B270]; [.$M$6]); [.B270])" office:value-type="string" office:string-value="Schuh">
            <text:p>Schu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ü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4" table:formula="of:=HYPERLINK(CONCATENATE([.$M$2]; [.B271]; [.$M$3]); [.B271])" office:value-type="string" office:string-value="Schüler">
            <text:p>Schüler</text:p>
          </table:table-cell>
          <table:table-cell table:style-name="ce11" table:formula="of:=HYPERLINK(CONCATENATE([.$M$5]; [.B271]; [.$M$6]); [.B271])" office:value-type="string" office:string-value="Schüler">
            <text:p>Schü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enio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senior</text:p>
          </table:table-cell>
          <table:table-cell/>
          <table:table-cell table:style-name="ce14" table:formula="of:=HYPERLINK(CONCATENATE([.$M$2]; [.B272]; [.$M$3]); [.B272])" office:value-type="string" office:string-value="Senior">
            <text:p>Senior</text:p>
          </table:table-cell>
          <table:table-cell table:style-name="ce11" table:formula="of:=HYPERLINK(CONCATENATE([.$M$5]; [.B272]; [.$M$6]); [.B272])" office:value-type="string" office:string-value="Senior">
            <text:p>Seni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ohn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on</text:p>
          </table:table-cell>
          <table:table-cell/>
          <table:table-cell table:style-name="ce14" table:formula="of:=HYPERLINK(CONCATENATE([.$M$2]; [.B273]; [.$M$3]); [.B273])" office:value-type="string" office:string-value="Sohn">
            <text:p>Sohn</text:p>
          </table:table-cell>
          <table:table-cell table:style-name="ce11" table:formula="of:=HYPERLINK(CONCATENATE([.$M$5]; [.B273]; [.$M$6]); [.B273])" office:value-type="string" office:string-value="Sohn">
            <text:p>Soh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pieg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2">
            <text:p>2</text:p>
          </table:table-cell>
          <table:table-cell office:value-type="string">
            <text:p>mirror</text:p>
          </table:table-cell>
          <table:table-cell/>
          <table:table-cell table:style-name="ce14" table:formula="of:=HYPERLINK(CONCATENATE([.$M$2]; [.B274]; [.$M$3]); [.B274])" office:value-type="string" office:string-value="Spiegel">
            <text:p>Spiegel</text:p>
          </table:table-cell>
          <table:table-cell table:style-name="ce11" table:formula="of:=HYPERLINK(CONCATENATE([.$M$5]; [.B274]; [.$M$6]); [.B274])" office:value-type="string" office:string-value="Spiegel">
            <text:p>Spieg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tif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n</text:p>
          </table:table-cell>
          <table:table-cell/>
          <table:table-cell table:style-name="ce14" table:formula="of:=HYPERLINK(CONCATENATE([.$M$2]; [.B275]; [.$M$3]); [.B275])" office:value-type="string" office:string-value="Stift">
            <text:p>Stift</text:p>
          </table:table-cell>
          <table:table-cell table:style-name="ce11" table:formula="of:=HYPERLINK(CONCATENATE([.$M$5]; [.B275]; [.$M$6]); [.B275])" office:value-type="string" office:string-value="Stift">
            <text:p>Stif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tu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4" table:formula="of:=HYPERLINK(CONCATENATE([.$M$2]; [.B276]; [.$M$3]); [.B276])" office:value-type="string" office:string-value="Student">
            <text:p>Student</text:p>
          </table:table-cell>
          <table:table-cell table:style-name="ce11" table:formula="of:=HYPERLINK(CONCATENATE([.$M$5]; [.B276]; [.$M$6]); [.B276])" office:value-type="string" office:string-value="Student">
            <text:p>Studen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tuhl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chair</text:p>
          </table:table-cell>
          <table:table-cell/>
          <table:table-cell table:style-name="ce14" table:formula="of:=HYPERLINK(CONCATENATE([.$M$2]; [.B277]; [.$M$3]); [.B277])" office:value-type="string" office:string-value="Stuhl">
            <text:p>Stuhl</text:p>
          </table:table-cell>
          <table:table-cell table:style-name="ce11" table:formula="of:=HYPERLINK(CONCATENATE([.$M$5]; [.B277]; [.$M$6]); [.B277])" office:value-type="string" office:string-value="Stuhl">
            <text:p>Stuh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eil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participant</text:p>
          </table:table-cell>
          <table:table-cell/>
          <table:table-cell table:style-name="ce14" table:formula="of:=HYPERLINK(CONCATENATE([.$M$2]; [.B278]; [.$M$3]); [.B278])" office:value-type="string" office:string-value="Teilnehmer">
            <text:p>Teilnehmer</text:p>
          </table:table-cell>
          <table:table-cell table:style-name="ce11" table:formula="of:=HYPERLINK(CONCATENATE([.$M$5]; [.B278]; [.$M$6]); [.B278])" office:value-type="string" office:string-value="Teilnehmer">
            <text:p>Teil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late, dish</text:p>
          </table:table-cell>
          <table:table-cell/>
          <table:table-cell table:style-name="ce14" table:formula="of:=HYPERLINK(CONCATENATE([.$M$2]; [.B279]; [.$M$3]); [.B279])" office:value-type="string" office:string-value="Teller">
            <text:p>Teller</text:p>
          </table:table-cell>
          <table:table-cell table:style-name="ce11" table:formula="of:=HYPERLINK(CONCATENATE([.$M$5]; [.B279]; [.$M$6]); [.B279])" office:value-type="string" office:string-value="Teller">
            <text:p>Tel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isc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table</text:p>
          </table:table-cell>
          <table:table-cell/>
          <table:table-cell table:style-name="ce14" table:formula="of:=HYPERLINK(CONCATENATE([.$M$2]; [.B280]; [.$M$3]); [.B280])" office:value-type="string" office:string-value="Tisch">
            <text:p>Tisch</text:p>
          </table:table-cell>
          <table:table-cell table:style-name="ce11" table:formula="of:=HYPERLINK(CONCATENATE([.$M$5]; [.B280]; [.$M$6]); [.B280])" office:value-type="string" office:string-value="Tisch">
            <text:p>T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rai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iner</text:p>
          </table:table-cell>
          <table:table-cell/>
          <table:table-cell table:style-name="ce14" table:formula="of:=HYPERLINK(CONCATENATE([.$M$2]; [.B281]; [.$M$3]); [.B281])" office:value-type="string" office:string-value="Trainer">
            <text:p>Trainer</text:p>
          </table:table-cell>
          <table:table-cell table:style-name="ce11" table:formula="of:=HYPERLINK(CONCATENATE([.$M$5]; [.B281]; [.$M$6]); [.B281])" office:value-type="string" office:string-value="Trainer">
            <text:p>Trai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Umzug</text:p>
          </table:table-cell>
          <table:table-cell office:value-type="string">
            <text:p>~s, ~es</text:p>
          </table:table-cell>
          <table:table-cell office:value-type="string">
            <text:p>⍨s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ove, relocation</text:p>
          </table:table-cell>
          <table:table-cell/>
          <table:table-cell table:style-name="ce14" table:formula="of:=HYPERLINK(CONCATENATE([.$M$2]; [.B282]; [.$M$3]); [.B282])" office:value-type="string" office:string-value="Umzug">
            <text:p>Umzug</text:p>
          </table:table-cell>
          <table:table-cell table:style-name="ce11" table:formula="of:=HYPERLINK(CONCATENATE([.$M$5]; [.B282]; [.$M$6]); [.B282])" office:value-type="string" office:string-value="Umzug">
            <text:p>Umzu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Unter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ntrepreneur</text:p>
          </table:table-cell>
          <table:table-cell/>
          <table:table-cell table:style-name="ce14" table:formula="of:=HYPERLINK(CONCATENATE([.$M$2]; [.B283]; [.$M$3]); [.B283])" office:value-type="string" office:string-value="Unternehmer">
            <text:p>Unternehmer</text:p>
          </table:table-cell>
          <table:table-cell table:style-name="ce11" table:formula="of:=HYPERLINK(CONCATENATE([.$M$5]; [.B283]; [.$M$6]); [.B283])" office:value-type="string" office:string-value="Unternehmer">
            <text:p>Unter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father</text:p>
          </table:table-cell>
          <table:table-cell/>
          <table:table-cell table:style-name="ce14" table:formula="of:=HYPERLINK(CONCATENATE([.$M$2]; [.B284]; [.$M$3]); [.B284])" office:value-type="string" office:string-value="Vater">
            <text:p>Vater</text:p>
          </table:table-cell>
          <table:table-cell table:style-name="ce11" table:formula="of:=HYPERLINK(CONCATENATE([.$M$5]; [.B284]; [.$M$6]); [.B284])" office:value-type="string" office:string-value="Vater">
            <text:p>Va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anstal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host, organizer</text:p>
          </table:table-cell>
          <table:table-cell/>
          <table:table-cell table:style-name="ce14" table:formula="of:=HYPERLINK(CONCATENATE([.$M$2]; [.B285]; [.$M$3]); [.B285])" office:value-type="string" office:string-value="Veranstalter">
            <text:p>Veranstalter</text:p>
          </table:table-cell>
          <table:table-cell table:style-name="ce11" table:formula="of:=HYPERLINK(CONCATENATE([.$M$5]; [.B285]; [.$M$6]); [.B285])" office:value-type="string" office:string-value="Veranstalter">
            <text:p>Veranstal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brauch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consumer</text:p>
          </table:table-cell>
          <table:table-cell/>
          <table:table-cell table:style-name="ce14" table:formula="of:=HYPERLINK(CONCATENATE([.$M$2]; [.B286]; [.$M$3]); [.B286])" office:value-type="string" office:string-value="Verbraucher">
            <text:p>Verbraucher</text:p>
          </table:table-cell>
          <table:table-cell table:style-name="ce11" table:formula="of:=HYPERLINK(CONCATENATE([.$M$5]; [.B286]; [.$M$6]); [.B286])" office:value-type="string" office:string-value="Verbraucher">
            <text:p>Verbrau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3">
            <text:p>3</text:p>
          </table:table-cell>
          <table:table-cell office:value-type="string">
            <text:p>club, society</text:p>
          </table:table-cell>
          <table:table-cell/>
          <table:table-cell table:style-name="ce14" table:formula="of:=HYPERLINK(CONCATENATE([.$M$2]; [.B287]; [.$M$3]); [.B287])" office:value-type="string" office:string-value="Verein">
            <text:p>Verein</text:p>
          </table:table-cell>
          <table:table-cell table:style-name="ce11" table:formula="of:=HYPERLINK(CONCATENATE([.$M$5]; [.B287]; [.$M$6]); [.B287])" office:value-type="string" office:string-value="Verein">
            <text:p>Verei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fass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author</text:p>
          </table:table-cell>
          <table:table-cell/>
          <table:table-cell table:style-name="ce14" table:formula="of:=HYPERLINK(CONCATENATE([.$M$2]; [.B288]; [.$M$3]); [.B288])" office:value-type="string" office:string-value="Verfasser">
            <text:p>Verfasser</text:p>
          </table:table-cell>
          <table:table-cell table:style-name="ce11" table:formula="of:=HYPERLINK(CONCATENATE([.$M$5]; [.B288]; [.$M$6]); [.B288])" office:value-type="string" office:string-value="Verfasser">
            <text:p>Verfass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seller, salesman, vendor</text:p>
          </table:table-cell>
          <table:table-cell/>
          <table:table-cell table:style-name="ce14" table:formula="of:=HYPERLINK(CONCATENATE([.$M$2]; [.B289]; [.$M$3]); [.B289])" office:value-type="string" office:string-value="Verkäufer">
            <text:p>Verkäufer</text:p>
          </table:table-cell>
          <table:table-cell table:style-name="ce11" table:formula="of:=HYPERLINK(CONCATENATE([.$M$5]; [.B289]; [.$M$6]); [.B289])" office:value-type="string" office:string-value="Verkäufer">
            <text:p>Verkäuf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tr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representative, agent</text:p>
          </table:table-cell>
          <table:table-cell/>
          <table:table-cell table:style-name="ce14" table:formula="of:=HYPERLINK(CONCATENATE([.$M$2]; [.B290]; [.$M$3]); [.B290])" office:value-type="string" office:string-value="Vertreter">
            <text:p>Vertreter</text:p>
          </table:table-cell>
          <table:table-cell table:style-name="ce11" table:formula="of:=HYPERLINK(CONCATENATE([.$M$5]; [.B290]; [.$M$6]); [.B290])" office:value-type="string" office:string-value="Vertreter">
            <text:p>Vertre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og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ird</text:p>
          </table:table-cell>
          <table:table-cell/>
          <table:table-cell table:style-name="ce14" table:formula="of:=HYPERLINK(CONCATENATE([.$M$2]; [.B291]; [.$M$3]); [.B291])" office:value-type="string" office:string-value="Vogel">
            <text:p>Vogel</text:p>
          </table:table-cell>
          <table:table-cell table:style-name="ce11" table:formula="of:=HYPERLINK(CONCATENATE([.$M$5]; [.B291]; [.$M$6]); [.B291])" office:value-type="string" office:string-value="Vogel">
            <text:p>Vog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orname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given name</text:p>
          </table:table-cell>
          <table:table-cell/>
          <table:table-cell table:style-name="ce14" table:formula="of:=HYPERLINK(CONCATENATE([.$M$2]; [.B292]; [.$M$3]); [.B292])" office:value-type="string" office:string-value="Vorname">
            <text:p>Vorname</text:p>
          </table:table-cell>
          <table:table-cell table:style-name="ce11" table:formula="of:=HYPERLINK(CONCATENATE([.$M$5]; [.B292]; [.$M$6]); [.B292])" office:value-type="string" office:string-value="Vorname">
            <text:p>Vorname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Vorsitz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293]; [.$M$3]); [.B293])" office:value-type="string" office:string-value="Vorsitz">
            <text:p>Vorsitz</text:p>
          </table:table-cell>
          <table:table-cell table:style-name="ce15" table:formula="of:=HYPERLINK(CONCATENATE([.$M$5]; [.B293]; [.$M$6]); [.B293])" office:value-type="string" office:string-value="Vorsitz">
            <text:p>Vorsitz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er</text:p>
          </table:table-cell>
          <table:table-cell table:style-name="ce5" office:value-type="string">
            <text:p>Vorsitzende</text:p>
          </table:table-cell>
          <table:table-cell table:style-name="ce5" office:value-type="string">
            <text:p>~n</text:p>
          </table:table-cell>
          <table:table-cell table:style-name="ce5" office:value-type="string">
            <text:p>~</text:p>
          </table:table-cell>
          <table:table-cell table:style-name="ce5" office:value-type="string">
            <text:p>noun</text:p>
          </table:table-cell>
          <table:table-cell table:style-name="ce5" office:value-type="string">
            <text:p>job, pers</text:p>
          </table:table-cell>
          <table:table-cell table:style-name="ce5" office:value-type="float" office:value="3">
            <text:p>3</text:p>
          </table:table-cell>
          <table:table-cell office:value-type="string">
            <text:p>chairman</text:p>
          </table:table-cell>
          <table:table-cell table:style-name="ce5"/>
          <table:table-cell table:style-name="ce14" table:formula="of:=HYPERLINK(CONCATENATE([.$M$2]; [.B294]; [.$M$3]); [.B294])" office:value-type="string" office:string-value="Vorsitzende">
            <text:p>Vorsitzende</text:p>
          </table:table-cell>
          <table:table-cell table:style-name="ce20" table:formula="of:=HYPERLINK(CONCATENATE([.$M$5]; [.B294]; [.$M$6]); [.B294])" office:value-type="string" office:string-value="Vorsitzende">
            <text:p>Vorsitzend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W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weaver</text:p>
          </table:table-cell>
          <table:table-cell/>
          <table:table-cell table:style-name="ce14" table:formula="of:=HYPERLINK(CONCATENATE([.$M$2]; [.B295]; [.$M$3]); [.B295])" office:value-type="string" office:string-value="Weber">
            <text:p>Weber</text:p>
          </table:table-cell>
          <table:table-cell table:style-name="ce11" table:formula="of:=HYPERLINK(CONCATENATE([.$M$5]; [.B295]; [.$M$6]); [.B295])" office:value-type="string" office:string-value="Weber">
            <text:p>W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W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ine</text:p>
          </table:table-cell>
          <table:table-cell/>
          <table:table-cell table:style-name="ce14" table:formula="of:=HYPERLINK(CONCATENATE([.$M$2]; [.B296]; [.$M$3]); [.B296])" office:value-type="string" office:string-value="Wein">
            <text:p>Wein</text:p>
          </table:table-cell>
          <table:table-cell table:style-name="ce11" table:formula="of:=HYPERLINK(CONCATENATE([.$M$5]; [.B296]; [.$M$6]); [.B296])" office:value-type="string" office:string-value="Wein">
            <text:p>Wei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Wolf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wolf</text:p>
          </table:table-cell>
          <table:table-cell/>
          <table:table-cell table:style-name="ce14" table:formula="of:=HYPERLINK(CONCATENATE([.$M$2]; [.B297]; [.$M$3]); [.B297])" office:value-type="string" office:string-value="Wolf">
            <text:p>Wolf</text:p>
          </table:table-cell>
          <table:table-cell table:style-name="ce11" table:formula="of:=HYPERLINK(CONCATENATE([.$M$5]; [.B297]; [.$M$6]); [.B297])" office:value-type="string" office:string-value="Wolf">
            <text:p>Wol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Zuck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ugar</text:p>
          </table:table-cell>
          <table:table-cell/>
          <table:table-cell table:style-name="ce14" table:formula="of:=HYPERLINK(CONCATENATE([.$M$2]; [.B298]; [.$M$3]); [.B298])" office:value-type="string" office:string-value="Zucker">
            <text:p>Zucker</text:p>
          </table:table-cell>
          <table:table-cell table:style-name="ce11" table:formula="of:=HYPERLINK(CONCATENATE([.$M$5]; [.B298]; [.$M$6]); [.B298])" office:value-type="string" office:string-value="Zucker">
            <text:p>Zuck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Achtung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warning, esteem</text:p>
          </table:table-cell>
          <table:table-cell/>
          <table:table-cell table:style-name="ce14" table:formula="of:=HYPERLINK(CONCATENATE([.$M$2]; [.B299]; [.$M$3]); [.B299])" office:value-type="string" office:string-value="Achtung">
            <text:p>Achtung</text:p>
          </table:table-cell>
          <table:table-cell table:style-name="ce11" table:formula="of:=HYPERLINK(CONCATENATE([.$M$5]; [.B299]; [.$M$6]); [.B299])" office:value-type="string" office:string-value="Achtung">
            <text:p>Ach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Änd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hange, modification</text:p>
          </table:table-cell>
          <table:table-cell/>
          <table:table-cell table:style-name="ce14" table:formula="of:=HYPERLINK(CONCATENATE([.$M$2]; [.B300]; [.$M$3]); [.B300])" office:value-type="string" office:string-value="Änderung">
            <text:p>Änderung</text:p>
          </table:table-cell>
          <table:table-cell table:style-name="ce11" table:formula="of:=HYPERLINK(CONCATENATE([.$M$5]; [.B300]; [.$M$6]); [.B300])" office:value-type="string" office:string-value="Änderung">
            <text:p>Änder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Anzahl</text:p>
          </table:table-cell>
          <table:table-cell table:number-columns-repeated="2"/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mount</text:p>
          </table:table-cell>
          <table:table-cell/>
          <table:table-cell table:style-name="ce14" table:formula="of:=HYPERLINK(CONCATENATE([.$M$2]; [.B301]; [.$M$3]); [.B301])" office:value-type="string" office:string-value="Anzahl">
            <text:p>Anzahl</text:p>
          </table:table-cell>
          <table:table-cell table:style-name="ce11" table:formula="of:=HYPERLINK(CONCATENATE([.$M$5]; [.B301]; [.$M$6]); [.B301])" office:value-type="string" office:string-value="Anzahl">
            <text:p>Anzah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die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</text:p>
          </table:table-cell>
          <table:table-cell/>
          <table:table-cell table:style-name="ce14" table:formula="of:=HYPERLINK(CONCATENATE([.$M$2]; [.B302]; [.$M$3]); [.B302])" office:value-type="string" office:string-value="Bedienung">
            <text:p>Bedienung</text:p>
          </table:table-cell>
          <table:table-cell table:style-name="ce11" table:formula="of:=HYPERLINK(CONCATENATE([.$M$5]; [.B302]; [.$M$6]); [.B302])" office:value-type="string" office:string-value="Bedienung">
            <text:p>Bedien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othing, apparel</text:p>
          </table:table-cell>
          <table:table-cell/>
          <table:table-cell table:style-name="ce14" table:formula="of:=HYPERLINK(CONCATENATE([.$M$2]; [.B303]; [.$M$3]); [.B303])" office:value-type="string" office:string-value="Bekleidung">
            <text:p>Bekleidung</text:p>
          </table:table-cell>
          <table:table-cell table:style-name="ce11" table:formula="of:=HYPERLINK(CONCATENATE([.$M$5]; [.B303]; [.$M$6]); [.B303])" office:value-type="string" office:string-value="Bekleidung">
            <text:p>Bekleid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völk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pulation</text:p>
          </table:table-cell>
          <table:table-cell/>
          <table:table-cell table:style-name="ce14" table:formula="of:=HYPERLINK(CONCATENATE([.$M$2]; [.B304]; [.$M$3]); [.B304])" office:value-type="string" office:string-value="Bevölkerung">
            <text:p>Bevölkerung</text:p>
          </table:table-cell>
          <table:table-cell table:style-name="ce11" table:formula="of:=HYPERLINK(CONCATENATE([.$M$5]; [.B304]; [.$M$6]); [.B304])" office:value-type="string" office:string-value="Bevölkerung">
            <text:p>Bevölker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zieh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lationship, affair</text:p>
          </table:table-cell>
          <table:table-cell/>
          <table:table-cell table:style-name="ce14" table:formula="of:=HYPERLINK(CONCATENATE([.$M$2]; [.B305]; [.$M$3]); [.B305])" office:value-type="string" office:string-value="Beziehung">
            <text:p>Beziehung</text:p>
          </table:table-cell>
          <table:table-cell table:style-name="ce11" table:formula="of:=HYPERLINK(CONCATENATE([.$M$5]; [.B305]; [.$M$6]); [.B305])" office:value-type="string" office:string-value="Beziehung">
            <text:p>Bezieh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lu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flower</text:p>
          </table:table-cell>
          <table:table-cell/>
          <table:table-cell table:style-name="ce14" table:formula="of:=HYPERLINK(CONCATENATE([.$M$2]; [.B306]; [.$M$3]); [.B306])" office:value-type="string" office:string-value="Blume">
            <text:p>Blume</text:p>
          </table:table-cell>
          <table:table-cell table:style-name="ce11" table:formula="of:=HYPERLINK(CONCATENATE([.$M$5]; [.B306]; [.$M$6]); [.B306])" office:value-type="string" office:string-value="Blume">
            <text:p>Blu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Da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lady, queen (chess)</text:p>
          </table:table-cell>
          <table:table-cell/>
          <table:table-cell table:style-name="ce14" table:formula="of:=HYPERLINK(CONCATENATE([.$M$2]; [.B307]; [.$M$3]); [.B307])" office:value-type="string" office:string-value="Dame">
            <text:p>Dame</text:p>
          </table:table-cell>
          <table:table-cell table:style-name="ce11" table:formula="of:=HYPERLINK(CONCATENATE([.$M$5]; [.B307]; [.$M$6]); [.B307])" office:value-type="string" office:string-value="Dame">
            <text:p>Da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Diä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iet</text:p>
          </table:table-cell>
          <table:table-cell/>
          <table:table-cell table:style-name="ce14" table:formula="of:=HYPERLINK(CONCATENATE([.$M$2]; [.B308]; [.$M$3]); [.B308])" office:value-type="string" office:string-value="Diät">
            <text:p>Diät</text:p>
          </table:table-cell>
          <table:table-cell table:style-name="ce11" table:formula="of:=HYPERLINK(CONCATENATE([.$M$5]; [.B308]; [.$M$6]); [.B308])" office:value-type="string" office:string-value="Diät">
            <text:p>Diä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Dienstleis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rvice, provision of services</text:p>
          </table:table-cell>
          <table:table-cell/>
          <table:table-cell table:style-name="ce14" table:formula="of:=HYPERLINK(CONCATENATE([.$M$2]; [.B309]; [.$M$3]); [.B309])" office:value-type="string" office:string-value="Dienstleistung">
            <text:p>Dienstleistung</text:p>
          </table:table-cell>
          <table:table-cell table:style-name="ce11" table:formula="of:=HYPERLINK(CONCATENATE([.$M$5]; [.B309]; [.$M$6]); [.B309])" office:value-type="string" office:string-value="Dienstleistung">
            <text:p>Dienstleis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inrich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facility, institution</text:p>
          </table:table-cell>
          <table:table-cell/>
          <table:table-cell table:style-name="ce14" table:formula="of:=HYPERLINK(CONCATENATE([.$M$2]; [.B310]; [.$M$3]); [.B310])" office:value-type="string" office:string-value="Einrichtung">
            <text:p>Einrichtung</text:p>
          </table:table-cell>
          <table:table-cell table:style-name="ce11" table:formula="of:=HYPERLINK(CONCATENATE([.$M$5]; [.B310]; [.$M$6]); [.B310])" office:value-type="string" office:string-value="Einrichtung">
            <text:p>Einrich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n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uck</text:p>
          </table:table-cell>
          <table:table-cell/>
          <table:table-cell table:style-name="ce14" table:formula="of:=HYPERLINK(CONCATENATE([.$M$2]; [.B311]; [.$M$3]); [.B311])" office:value-type="string" office:string-value="Ente">
            <text:p>Ente</text:p>
          </table:table-cell>
          <table:table-cell table:style-name="ce11" table:formula="of:=HYPERLINK(CONCATENATE([.$M$5]; [.B311]; [.$M$6]); [.B311])" office:value-type="string" office:string-value="Ente">
            <text:p>En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ntschuld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apology, excuse</text:p>
          </table:table-cell>
          <table:table-cell/>
          <table:table-cell table:style-name="ce14" table:formula="of:=HYPERLINK(CONCATENATE([.$M$2]; [.B312]; [.$M$3]); [.B312])" office:value-type="string" office:string-value="Entschuldigung">
            <text:p>Entschuldigung</text:p>
          </table:table-cell>
          <table:table-cell table:style-name="ce11" table:formula="of:=HYPERLINK(CONCATENATE([.$M$5]; [.B312]; [.$M$6]); [.B312])" office:value-type="string" office:string-value="Entschuldigung">
            <text:p>Entschuldig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th, ground</text:p>
          </table:table-cell>
          <table:table-cell/>
          <table:table-cell table:style-name="ce14" table:formula="of:=HYPERLINK(CONCATENATE([.$M$2]; [.B313]; [.$M$3]); [.B313])" office:value-type="string" office:string-value="Erde">
            <text:p>Erde</text:p>
          </table:table-cell>
          <table:table-cell table:style-name="ce11" table:formula="of:=HYPERLINK(CONCATENATE([.$M$5]; [.B313]; [.$M$6]); [.B313])" office:value-type="string" office:string-value="Erde">
            <text:p>Erde</text:p>
          </table:table-cell>
          <table:table-cell table:number-columns-repeated="3"/>
        </table:table-row>
        <table:table-row table:style-name="ro1">
          <table:table-cell office:value-type="string">
            <text:p>die</text:p>
          </table:table-cell>
          <table:table-cell office:value-type="string">
            <text:p>Ernährung</text:p>
          </table:table-cell>
          <table:table-cell office:value-type="string">
            <text:p>~</text:p>
          </table:table-cell>
          <table:table-cell table:style-name="ce12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trition</text:p>
          </table:table-cell>
          <table:table-cell/>
          <table:table-cell table:style-name="ce14" table:formula="of:=HYPERLINK(CONCATENATE([.$M$2]; [.B314]; [.$M$3]); [.B314])" office:value-type="string" office:string-value="Ernährung">
            <text:p>Ernährung</text:p>
          </table:table-cell>
          <table:table-cell table:style-name="ce11" table:formula="of:=HYPERLINK(CONCATENATE([.$M$5]; [.B314]; [.$M$6]); [.B314])" office:value-type="string" office:string-value="Ernährung">
            <text:p>Ernährung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ie</text:p>
          </table:table-cell>
          <table:table-cell table:style-name="ce4" office:value-type="string">
            <text:p>Erwachsene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adult (female)</text:p>
          </table:table-cell>
          <table:table-cell table:style-name="ce4"/>
          <table:table-cell table:style-name="ce15" table:formula="of:=HYPERLINK(CONCATENATE([.$M$2]; [.B315]; [.$M$3]); [.B315])" office:value-type="string" office:string-value="Erwachsene">
            <text:p>Erwachsene</text:p>
          </table:table-cell>
          <table:table-cell table:style-name="ce15" table:formula="of:=HYPERLINK(CONCATENATE([.$M$5]; [.B315]; [.$M$6]); [.B315])" office:value-type="string" office:string-value="Erwachsene">
            <text:p>Erwachsen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amilie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mily</text:p>
          </table:table-cell>
          <table:table-cell/>
          <table:table-cell table:style-name="ce14" table:formula="of:=HYPERLINK(CONCATENATE([.$M$2]; [.B316]; [.$M$3]); [.B316])" office:value-type="string" office:string-value="Familie">
            <text:p>Familie</text:p>
          </table:table-cell>
          <table:table-cell table:style-name="ce11" table:formula="of:=HYPERLINK(CONCATENATE([.$M$5]; [.B316]; [.$M$6]); [.B316])" office:value-type="string" office:string-value="Familie">
            <text:p>Famili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arb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or</text:p>
          </table:table-cell>
          <table:table-cell/>
          <table:table-cell table:style-name="ce14" table:formula="of:=HYPERLINK(CONCATENATE([.$M$2]; [.B317]; [.$M$3]); [.B317])" office:value-type="string" office:string-value="Farbe">
            <text:p>Farbe</text:p>
          </table:table-cell>
          <table:table-cell table:style-name="ce11" table:formula="of:=HYPERLINK(CONCATENATE([.$M$5]; [.B317]; [.$M$6]); [.B317])" office:value-type="string" office:string-value="Farbe">
            <text:p>Farb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l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ottle</text:p>
          </table:table-cell>
          <table:table-cell/>
          <table:table-cell table:style-name="ce14" table:formula="of:=HYPERLINK(CONCATENATE([.$M$2]; [.B318]; [.$M$3]); [.B318])" office:value-type="string" office:string-value="Flasche">
            <text:p>Flasche</text:p>
          </table:table-cell>
          <table:table-cell table:style-name="ce11" table:formula="of:=HYPERLINK(CONCATENATE([.$M$5]; [.B318]; [.$M$6]); [.B318])" office:value-type="string" office:string-value="Flasche">
            <text:p>Flasch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ra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question</text:p>
          </table:table-cell>
          <table:table-cell/>
          <table:table-cell table:style-name="ce14" table:formula="of:=HYPERLINK(CONCATENATE([.$M$2]; [.B319]; [.$M$3]); [.B319])" office:value-type="string" office:string-value="Frage">
            <text:p>Frage</text:p>
          </table:table-cell>
          <table:table-cell table:style-name="ce11" table:formula="of:=HYPERLINK(CONCATENATE([.$M$5]; [.B319]; [.$M$6]); [.B319])" office:value-type="string" office:string-value="Frage">
            <text:p>Frag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rau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woman, wife</text:p>
          </table:table-cell>
          <table:table-cell/>
          <table:table-cell table:style-name="ce14" table:formula="of:=HYPERLINK(CONCATENATE([.$M$2]; [.B320]; [.$M$3]); [.B320])" office:value-type="string" office:string-value="Frau">
            <text:p>Frau</text:p>
          </table:table-cell>
          <table:table-cell table:style-name="ce11" table:formula="of:=HYPERLINK(CONCATENATE([.$M$5]; [.B320]; [.$M$6]); [.B320])" office:value-type="string" office:string-value="Frau">
            <text:p>Frau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reund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girlfriend</text:p>
          </table:table-cell>
          <table:table-cell/>
          <table:table-cell table:style-name="ce14" table:formula="of:=HYPERLINK(CONCATENATE([.$M$2]; [.B321]; [.$M$3]); [.B321])" office:value-type="string" office:string-value="Freundin">
            <text:p>Freundin</text:p>
          </table:table-cell>
          <table:table-cell table:style-name="ce11" table:formula="of:=HYPERLINK(CONCATENATE([.$M$5]; [.B321]; [.$M$6]); [.B321])" office:value-type="string" office:string-value="Freundin">
            <text:p>Freund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emein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own, community</text:p>
          </table:table-cell>
          <table:table-cell/>
          <table:table-cell table:style-name="ce14" table:formula="of:=HYPERLINK(CONCATENATE([.$M$2]; [.B322]; [.$M$3]); [.B322])" office:value-type="string" office:string-value="Gemeinde">
            <text:p>Gemeinde</text:p>
          </table:table-cell>
          <table:table-cell table:style-name="ce11" table:formula="of:=HYPERLINK(CONCATENATE([.$M$5]; [.B322]; [.$M$6]); [.B322])" office:value-type="string" office:string-value="Gemeinde">
            <text:p>Gemeind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ene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eration</text:p>
          </table:table-cell>
          <table:table-cell/>
          <table:table-cell table:style-name="ce14" table:formula="of:=HYPERLINK(CONCATENATE([.$M$2]; [.B323]; [.$M$3]); [.B323])" office:value-type="string" office:string-value="Generation">
            <text:p>Generation</text:p>
          </table:table-cell>
          <table:table-cell table:style-name="ce11" table:formula="of:=HYPERLINK(CONCATENATE([.$M$5]; [.B323]; [.$M$6]); [.B323])" office:value-type="string" office:string-value="Generation">
            <text:p>Generati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roßmutter</text:p>
          </table:table-cell>
          <table:table-cell table:style-name="ce6" office:value-type="string">
            <text:p>–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mother</text:p>
          </table:table-cell>
          <table:table-cell/>
          <table:table-cell table:style-name="ce14" table:formula="of:=HYPERLINK(CONCATENATE([.$M$2]; [.B324]; [.$M$3]); [.B324])" office:value-type="string" office:string-value="Großmutter">
            <text:p>Großmutter</text:p>
          </table:table-cell>
          <table:table-cell table:style-name="ce11" table:formula="of:=HYPERLINK(CONCATENATE([.$M$5]; [.B324]; [.$M$6]); [.B324])" office:value-type="string" office:string-value="Großmutter">
            <text:p>Großmut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röß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, quantity</text:p>
          </table:table-cell>
          <table:table-cell/>
          <table:table-cell table:style-name="ce14" table:formula="of:=HYPERLINK(CONCATENATE([.$M$2]; [.B325]; [.$M$3]); [.B325])" office:value-type="string" office:string-value="Größe">
            <text:p>Größe</text:p>
          </table:table-cell>
          <table:table-cell table:style-name="ce11" table:formula="of:=HYPERLINK(CONCATENATE([.$M$5]; [.B325]; [.$M$6]); [.B325])" office:value-type="string" office:string-value="Größe">
            <text:p>Größ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r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group</text:p>
          </table:table-cell>
          <table:table-cell/>
          <table:table-cell table:style-name="ce14" table:formula="of:=HYPERLINK(CONCATENATE([.$M$2]; [.B326]; [.$M$3]); [.B326])" office:value-type="string" office:string-value="Gruppe">
            <text:p>Gruppe</text:p>
          </table:table-cell>
          <table:table-cell table:style-name="ce11" table:formula="of:=HYPERLINK(CONCATENATE([.$M$5]; [.B326]; [.$M$6]); [.B326])" office:value-type="string" office:string-value="Gruppe">
            <text:p>Gru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älf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alf</text:p>
          </table:table-cell>
          <table:table-cell/>
          <table:table-cell table:style-name="ce14" table:formula="of:=HYPERLINK(CONCATENATE([.$M$2]; [.B327]; [.$M$3]); [.B327])" office:value-type="string" office:string-value="Hälfte">
            <text:p>Hälfte</text:p>
          </table:table-cell>
          <table:table-cell table:style-name="ce11" table:formula="of:=HYPERLINK(CONCATENATE([.$M$5]; [.B327]; [.$M$6]); [.B327])" office:value-type="string" office:string-value="Hälfte">
            <text:p>Hälf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eiz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eating</text:p>
          </table:table-cell>
          <table:table-cell/>
          <table:table-cell table:style-name="ce14" table:formula="of:=HYPERLINK(CONCATENATE([.$M$2]; [.B328]; [.$M$3]); [.B328])" office:value-type="string" office:string-value="Heizung">
            <text:p>Heizung</text:p>
          </table:table-cell>
          <table:table-cell table:style-name="ce11" table:formula="of:=HYPERLINK(CONCATENATE([.$M$5]; [.B328]; [.$M$6]); [.B328])" office:value-type="string" office:string-value="Heizung">
            <text:p>Heiz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ochzei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wedding</text:p>
          </table:table-cell>
          <table:table-cell/>
          <table:table-cell table:style-name="ce14" table:formula="of:=HYPERLINK(CONCATENATE([.$M$2]; [.B329]; [.$M$3]); [.B329])" office:value-type="string" office:string-value="Hochzeit">
            <text:p>Hochzeit</text:p>
          </table:table-cell>
          <table:table-cell table:style-name="ce11" table:formula="of:=HYPERLINK(CONCATENATE([.$M$5]; [.B329]; [.$M$6]); [.B329])" office:value-type="string" office:string-value="Hochzeit">
            <text:p>Hochzei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o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trousers</text:p>
          </table:table-cell>
          <table:table-cell/>
          <table:table-cell table:style-name="ce14" table:formula="of:=HYPERLINK(CONCATENATE([.$M$2]; [.B330]; [.$M$3]); [.B330])" office:value-type="string" office:string-value="Hose">
            <text:p>Hose</text:p>
          </table:table-cell>
          <table:table-cell table:style-name="ce11" table:formula="of:=HYPERLINK(CONCATENATE([.$M$5]; [.B330]; [.$M$6]); [.B330])" office:value-type="string" office:string-value="Hose">
            <text:p>Hos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Integ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gration</text:p>
          </table:table-cell>
          <table:table-cell/>
          <table:table-cell table:style-name="ce14" table:formula="of:=HYPERLINK(CONCATENATE([.$M$2]; [.B331]; [.$M$3]); [.B331])" office:value-type="string" office:string-value="Integration">
            <text:p>Integration</text:p>
          </table:table-cell>
          <table:table-cell table:style-name="ce11" table:formula="of:=HYPERLINK(CONCATENATE([.$M$5]; [.B331]; [.$M$6]); [.B331])" office:value-type="string" office:string-value="Integration">
            <text:p>Integrati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Jack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jacket</text:p>
          </table:table-cell>
          <table:table-cell/>
          <table:table-cell table:style-name="ce14" table:formula="of:=HYPERLINK(CONCATENATE([.$M$2]; [.B332]; [.$M$3]); [.B332])" office:value-type="string" office:string-value="Jacke">
            <text:p>Jacke</text:p>
          </table:table-cell>
          <table:table-cell table:style-name="ce11" table:formula="of:=HYPERLINK(CONCATENATE([.$M$5]; [.B332]; [.$M$6]); [.B332])" office:value-type="string" office:string-value="Jacke">
            <text:p>Jack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atz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table:style-name="ce14" table:formula="of:=HYPERLINK(CONCATENATE([.$M$2]; [.B333]; [.$M$3]); [.B333])" office:value-type="string" office:string-value="Katze">
            <text:p>Katze</text:p>
          </table:table-cell>
          <table:table-cell table:style-name="ce11" table:formula="of:=HYPERLINK(CONCATENATE([.$M$5]; [.B333]; [.$M$6]); [.B333])" office:value-type="string" office:string-value="Katze">
            <text:p>Katz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lothing</text:p>
          </table:table-cell>
          <table:table-cell/>
          <table:table-cell table:style-name="ce14" table:formula="of:=HYPERLINK(CONCATENATE([.$M$2]; [.B334]; [.$M$3]); [.B334])" office:value-type="string" office:string-value="Kleidung">
            <text:p>Kleidung</text:p>
          </table:table-cell>
          <table:table-cell table:style-name="ce11" table:formula="of:=HYPERLINK(CONCATENATE([.$M$5]; [.B334]; [.$M$6]); [.B334])" office:value-type="string" office:string-value="Kleidung">
            <text:p>Kleid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osmetik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smetics</text:p>
          </table:table-cell>
          <table:table-cell/>
          <table:table-cell table:style-name="ce14" table:formula="of:=HYPERLINK(CONCATENATE([.$M$2]; [.B335]; [.$M$3]); [.B335])" office:value-type="string" office:string-value="Kosmetik">
            <text:p>Kosmetik</text:p>
          </table:table-cell>
          <table:table-cell table:style-name="ce11" table:formula="of:=HYPERLINK(CONCATENATE([.$M$5]; [.B335]; [.$M$6]); [.B335])" office:value-type="string" office:string-value="Kosmetik">
            <text:p>Kosmetik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ri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3">
            <text:p>3</text:p>
          </table:table-cell>
          <table:table-cell office:value-type="string">
            <text:p>crib</text:p>
          </table:table-cell>
          <table:table-cell/>
          <table:table-cell table:style-name="ce14" table:formula="of:=HYPERLINK(CONCATENATE([.$M$2]; [.B336]; [.$M$3]); [.B336])" office:value-type="string" office:string-value="Krippe">
            <text:p>Krippe</text:p>
          </table:table-cell>
          <table:table-cell table:style-name="ce11" table:formula="of:=HYPERLINK(CONCATENATE([.$M$5]; [.B336]; [.$M$6]); [.B336])" office:value-type="string" office:string-value="Krippe">
            <text:p>Kri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ritik</text:p>
          </table:table-cell>
          <table:table-cell office:value-type="string">
            <text:p>~</text:p>
          </table:table-cell>
          <table:table-cell office:value-type="string">
            <text:p>~k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criticism, review</text:p>
          </table:table-cell>
          <table:table-cell/>
          <table:table-cell table:style-name="ce14" table:formula="of:=HYPERLINK(CONCATENATE([.$M$2]; [.B337]; [.$M$3]); [.B337])" office:value-type="string" office:string-value="Kritik">
            <text:p>Kritik</text:p>
          </table:table-cell>
          <table:table-cell table:style-name="ce11" table:formula="of:=HYPERLINK(CONCATENATE([.$M$5]; [.B337]; [.$M$6]); [.B337])" office:value-type="string" office:string-value="Kritik">
            <text:p>Kritik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rown</text:p>
          </table:table-cell>
          <table:table-cell/>
          <table:table-cell table:style-name="ce14" table:formula="of:=HYPERLINK(CONCATENATE([.$M$2]; [.B338]; [.$M$3]); [.B338])" office:value-type="string" office:string-value="Krone">
            <text:p>Krone</text:p>
          </table:table-cell>
          <table:table-cell table:style-name="ce11" table:formula="of:=HYPERLINK(CONCATENATE([.$M$5]; [.B338]; [.$M$6]); [.B338])" office:value-type="string" office:string-value="Krone">
            <text:p>Kron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Lam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lamp</text:p>
          </table:table-cell>
          <table:table-cell/>
          <table:table-cell table:style-name="ce14" table:formula="of:=HYPERLINK(CONCATENATE([.$M$2]; [.B339]; [.$M$3]); [.B339])" office:value-type="string" office:string-value="Lampe">
            <text:p>Lampe</text:p>
          </table:table-cell>
          <table:table-cell table:style-name="ce11" table:formula="of:=HYPERLINK(CONCATENATE([.$M$5]; [.B339]; [.$M$6]); [.B339])" office:value-type="string" office:string-value="Lampe">
            <text:p>Lam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Lehrer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4" table:formula="of:=HYPERLINK(CONCATENATE([.$M$2]; [.B340]; [.$M$3]); [.B340])" office:value-type="string" office:string-value="Lehrerin">
            <text:p>Lehrerin</text:p>
          </table:table-cell>
          <table:table-cell table:style-name="ce11" table:formula="of:=HYPERLINK(CONCATENATE([.$M$5]; [.B340]; [.$M$6]); [.B340])" office:value-type="string" office:string-value="Lehrerin">
            <text:p>Lehrer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annschaf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crew (for ship), team</text:p>
          </table:table-cell>
          <table:table-cell/>
          <table:table-cell table:style-name="ce14" table:formula="of:=HYPERLINK(CONCATENATE([.$M$2]; [.B341]; [.$M$3]); [.B341])" office:value-type="string" office:string-value="Mannschaft">
            <text:p>Mannschaft</text:p>
          </table:table-cell>
          <table:table-cell table:style-name="ce11" table:formula="of:=HYPERLINK(CONCATENATE([.$M$5]; [.B341]; [.$M$6]); [.B341])" office:value-type="string" office:string-value="Mannschaft">
            <text:p>Mannschaf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aßnah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asure</text:p>
          </table:table-cell>
          <table:table-cell/>
          <table:table-cell table:style-name="ce14" table:formula="of:=HYPERLINK(CONCATENATE([.$M$2]; [.B342]; [.$M$3]); [.B342])" office:value-type="string" office:string-value="Maßnahme">
            <text:p>Maßnahme</text:p>
          </table:table-cell>
          <table:table-cell table:style-name="ce11" table:formula="of:=HYPERLINK(CONCATENATE([.$M$5]; [.B342]; [.$M$6]); [.B342])" office:value-type="string" office:string-value="Maßnahme">
            <text:p>Maßnah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aus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mouse</text:p>
          </table:table-cell>
          <table:table-cell/>
          <table:table-cell table:style-name="ce14" table:formula="of:=HYPERLINK(CONCATENATE([.$M$2]; [.B343]; [.$M$3]); [.B343])" office:value-type="string" office:string-value="Maus">
            <text:p>Maus</text:p>
          </table:table-cell>
          <table:table-cell table:style-name="ce11" table:formula="of:=HYPERLINK(CONCATENATE([.$M$5]; [.B343]; [.$M$6]); [.B343])" office:value-type="string" office:string-value="Maus">
            <text:p>Maus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lch</text:p>
          </table:table-cell>
          <table:table-cell office:value-type="string">
            <text:p>~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milk</text:p>
          </table:table-cell>
          <table:table-cell/>
          <table:table-cell table:style-name="ce14" table:formula="of:=HYPERLINK(CONCATENATE([.$M$2]; [.B344]; [.$M$3]); [.B344])" office:value-type="string" office:string-value="Milch">
            <text:p>Milch</text:p>
          </table:table-cell>
          <table:table-cell table:style-name="ce11" table:formula="of:=HYPERLINK(CONCATENATE([.$M$5]; [.B344]; [.$M$6]); [.B344])" office:value-type="string" office:string-value="Milch">
            <text:p>Mil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llia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billion</text:p>
          </table:table-cell>
          <table:table-cell/>
          <table:table-cell table:style-name="ce14" table:formula="of:=HYPERLINK(CONCATENATE([.$M$2]; [.B345]; [.$M$3]); [.B345])" office:value-type="string" office:string-value="Milliarde">
            <text:p>Milliarde</text:p>
          </table:table-cell>
          <table:table-cell table:style-name="ce11" table:formula="of:=HYPERLINK(CONCATENATE([.$M$5]; [.B345]; [.$M$6]); [.B345])" office:value-type="string" office:string-value="Milliarde">
            <text:p>Milliard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ll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million</text:p>
          </table:table-cell>
          <table:table-cell/>
          <table:table-cell table:style-name="ce14" table:formula="of:=HYPERLINK(CONCATENATE([.$M$2]; [.B346]; [.$M$3]); [.B346])" office:value-type="string" office:string-value="Million">
            <text:p>Million</text:p>
          </table:table-cell>
          <table:table-cell table:style-name="ce11" table:formula="of:=HYPERLINK(CONCATENATE([.$M$5]; [.B346]; [.$M$6]); [.B346])" office:value-type="string" office:string-value="Million">
            <text:p>Milli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ttag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string">
            <text:p>noon</text:p>
          </table:table-cell>
          <table:table-cell/>
          <table:table-cell table:style-name="ce14" table:formula="of:=HYPERLINK(CONCATENATE([.$M$2]; [.B347]; [.$M$3]); [.B347])" office:value-type="string" office:string-value="Mittag">
            <text:p>Mittag</text:p>
          </table:table-cell>
          <table:table-cell table:style-name="ce11" table:formula="of:=HYPERLINK(CONCATENATE([.$M$5]; [.B347]; [.$M$6]); [.B347])" office:value-type="string" office:string-value="Mittag">
            <text:p>Mitta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ut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mother</text:p>
          </table:table-cell>
          <table:table-cell/>
          <table:table-cell table:style-name="ce14" table:formula="of:=HYPERLINK(CONCATENATE([.$M$2]; [.B348]; [.$M$3]); [.B348])" office:value-type="string" office:string-value="Mutter">
            <text:p>Mutter</text:p>
          </table:table-cell>
          <table:table-cell table:style-name="ce11" table:formula="of:=HYPERLINK(CONCATENATE([.$M$5]; [.B348]; [.$M$6]); [.B348])" office:value-type="string" office:string-value="Mutter">
            <text:p>Mut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Nudel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pasta</text:p>
          </table:table-cell>
          <table:table-cell/>
          <table:table-cell table:style-name="ce14" table:formula="of:=HYPERLINK(CONCATENATE([.$M$2]; [.B349]; [.$M$3]); [.B349])" office:value-type="string" office:string-value="Nudel">
            <text:p>Nudel</text:p>
          </table:table-cell>
          <table:table-cell table:style-name="ce11" table:formula="of:=HYPERLINK(CONCATENATE([.$M$5]; [.B349]; [.$M$6]); [.B349])" office:value-type="string" office:string-value="Nudel">
            <text:p>Nude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Numm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/>
          <table:table-cell table:style-name="ce14" table:formula="of:=HYPERLINK(CONCATENATE([.$M$2]; [.B350]; [.$M$3]); [.B350])" office:value-type="string" office:string-value="Nummer">
            <text:p>Nummer</text:p>
          </table:table-cell>
          <table:table-cell table:style-name="ce11" table:formula="of:=HYPERLINK(CONCATENATE([.$M$5]; [.B350]; [.$M$6]); [.B350])" office:value-type="string" office:string-value="Nummer">
            <text:p>Numm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Öffentlichkeit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4" table:formula="of:=HYPERLINK(CONCATENATE([.$M$2]; [.B351]; [.$M$3]); [.B351])" office:value-type="string" office:string-value="Öffentlichkeit">
            <text:p>Öffentlichkeit</text:p>
          </table:table-cell>
          <table:table-cell table:style-name="ce11" table:formula="of:=HYPERLINK(CONCATENATE([.$M$5]; [.B351]; [.$M$6]); [.B351])" office:value-type="string" office:string-value="Öffentlichkeit">
            <text:p>Öffentlichkei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Pers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/>
          <table:table-cell table:style-name="ce14" table:formula="of:=HYPERLINK(CONCATENATE([.$M$2]; [.B352]; [.$M$3]); [.B352])" office:value-type="string" office:string-value="Person">
            <text:p>Person</text:p>
          </table:table-cell>
          <table:table-cell table:style-name="ce11" table:formula="of:=HYPERLINK(CONCATENATE([.$M$5]; [.B352]; [.$M$6]); [.B352])" office:value-type="string" office:string-value="Person">
            <text:p>Pers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Quo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quota</text:p>
          </table:table-cell>
          <table:table-cell/>
          <table:table-cell table:style-name="ce14" table:formula="of:=HYPERLINK(CONCATENATE([.$M$2]; [.B353]; [.$M$3]); [.B353])" office:value-type="string" office:string-value="Quote">
            <text:p>Quote</text:p>
          </table:table-cell>
          <table:table-cell table:style-name="ce11" table:formula="of:=HYPERLINK(CONCATENATE([.$M$5]; [.B353]; [.$M$6]); [.B353])" office:value-type="string" office:string-value="Quote">
            <text:p>Quo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Rein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leaning</text:p>
          </table:table-cell>
          <table:table-cell/>
          <table:table-cell table:style-name="ce14" table:formula="of:=HYPERLINK(CONCATENATE([.$M$2]; [.B354]; [.$M$3]); [.B354])" office:value-type="string" office:string-value="Reinigung">
            <text:p>Reinigung</text:p>
          </table:table-cell>
          <table:table-cell table:style-name="ce11" table:formula="of:=HYPERLINK(CONCATENATE([.$M$5]; [.B354]; [.$M$6]); [.B354])" office:value-type="string" office:string-value="Reinigung">
            <text:p>Reinig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chüleri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4" table:formula="of:=HYPERLINK(CONCATENATE([.$M$2]; [.B355]; [.$M$3]); [.B355])" office:value-type="string" office:string-value="Schülerin">
            <text:p>Schülerin</text:p>
          </table:table-cell>
          <table:table-cell table:style-name="ce11" table:formula="of:=HYPERLINK(CONCATENATE([.$M$5]; [.B355]; [.$M$6]); [.B355])" office:value-type="string" office:string-value="Schülerin">
            <text:p>Schüler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chwest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ster</text:p>
          </table:table-cell>
          <table:table-cell/>
          <table:table-cell table:style-name="ce14" table:formula="of:=HYPERLINK(CONCATENATE([.$M$2]; [.B356]; [.$M$3]); [.B356])" office:value-type="string" office:string-value="Schwester">
            <text:p>Schwester</text:p>
          </table:table-cell>
          <table:table-cell table:style-name="ce11" table:formula="of:=HYPERLINK(CONCATENATE([.$M$5]; [.B356]; [.$M$6]); [.B356])" office:value-type="string" office:string-value="Schwester">
            <text:p>Schwes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tudent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4" table:formula="of:=HYPERLINK(CONCATENATE([.$M$2]; [.B357]; [.$M$3]); [.B357])" office:value-type="string" office:string-value="Studentin">
            <text:p>Studentin</text:p>
          </table:table-cell>
          <table:table-cell table:style-name="ce11" table:formula="of:=HYPERLINK(CONCATENATE([.$M$5]; [.B357]; [.$M$6]); [.B357])" office:value-type="string" office:string-value="Studentin">
            <text:p>Student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um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m</text:p>
          </table:table-cell>
          <table:table-cell/>
          <table:table-cell table:style-name="ce14" table:formula="of:=HYPERLINK(CONCATENATE([.$M$2]; [.B358]; [.$M$3]); [.B358])" office:value-type="string" office:string-value="Summe">
            <text:p>Summe</text:p>
          </table:table-cell>
          <table:table-cell table:style-name="ce11" table:formula="of:=HYPERLINK(CONCATENATE([.$M$5]; [.B358]; [.$M$6]); [.B358])" office:value-type="string" office:string-value="Summe">
            <text:p>Sum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oup</text:p>
          </table:table-cell>
          <table:table-cell/>
          <table:table-cell table:style-name="ce14" table:formula="of:=HYPERLINK(CONCATENATE([.$M$2]; [.B359]; [.$M$3]); [.B359])" office:value-type="string" office:string-value="Suppe">
            <text:p>Suppe</text:p>
          </table:table-cell>
          <table:table-cell table:style-name="ce11" table:formula="of:=HYPERLINK(CONCATENATE([.$M$5]; [.B359]; [.$M$6]); [.B359])" office:value-type="string" office:string-value="Suppe">
            <text:p>Su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/>
          <table:table-cell table:style-name="ce14" table:formula="of:=HYPERLINK(CONCATENATE([.$M$2]; [.B360]; [.$M$3]); [.B360])" office:value-type="string" office:string-value="Tasche">
            <text:p>Tasche</text:p>
          </table:table-cell>
          <table:table-cell table:style-name="ce11" table:formula="of:=HYPERLINK(CONCATENATE([.$M$5]; [.B360]; [.$M$6]); [.B360])" office:value-type="string" office:string-value="Tasche">
            <text:p>Tasch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as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up</text:p>
          </table:table-cell>
          <table:table-cell/>
          <table:table-cell table:style-name="ce14" table:formula="of:=HYPERLINK(CONCATENATE([.$M$2]; [.B361]; [.$M$3]); [.B361])" office:value-type="string" office:string-value="Tasse">
            <text:p>Tasse</text:p>
          </table:table-cell>
          <table:table-cell table:style-name="ce11" table:formula="of:=HYPERLINK(CONCATENATE([.$M$5]; [.B361]; [.$M$6]); [.B361])" office:value-type="string" office:string-value="Tasse">
            <text:p>Tass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och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daughter</text:p>
          </table:table-cell>
          <table:table-cell/>
          <table:table-cell table:style-name="ce14" table:formula="of:=HYPERLINK(CONCATENATE([.$M$2]; [.B362]; [.$M$3]); [.B362])" office:value-type="string" office:string-value="Tochter">
            <text:p>Tochter</text:p>
          </table:table-cell>
          <table:table-cell table:style-name="ce11" table:formula="of:=HYPERLINK(CONCATENATE([.$M$5]; [.B362]; [.$M$6]); [.B362])" office:value-type="string" office:string-value="Tochter">
            <text:p>Toch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oilet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c </text:p>
          </table:table-cell>
          <table:table-cell office:value-type="float" office:value="1">
            <text:p>1</text:p>
          </table:table-cell>
          <table:table-cell office:value-type="string">
            <text:p>toilet</text:p>
          </table:table-cell>
          <table:table-cell/>
          <table:table-cell table:style-name="ce14" table:formula="of:=HYPERLINK(CONCATENATE([.$M$2]; [.B363]; [.$M$3]); [.B363])" office:value-type="string" office:string-value="Toilette">
            <text:p>Toilette</text:p>
          </table:table-cell>
          <table:table-cell table:style-name="ce11" table:formula="of:=HYPERLINK(CONCATENATE([.$M$5]; [.B363]; [.$M$6]); [.B363])" office:value-type="string" office:string-value="Toilette">
            <text:p>Toilet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ür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or</text:p>
          </table:table-cell>
          <table:table-cell/>
          <table:table-cell table:style-name="ce14" table:formula="of:=HYPERLINK(CONCATENATE([.$M$2]; [.B364]; [.$M$3]); [.B364])" office:value-type="string" office:string-value="Tür">
            <text:p>Tür</text:p>
          </table:table-cell>
          <table:table-cell table:style-name="ce11" table:formula="of:=HYPERLINK(CONCATENATE([.$M$5]; [.B364]; [.$M$6]); [.B364])" office:value-type="string" office:string-value="Tür">
            <text:p>Tü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Verbin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connection</text:p>
          </table:table-cell>
          <table:table-cell/>
          <table:table-cell table:style-name="ce14" table:formula="of:=HYPERLINK(CONCATENATE([.$M$2]; [.B365]; [.$M$3]); [.B365])" office:value-type="string" office:string-value="Verbindung">
            <text:p>Verbindung</text:p>
          </table:table-cell>
          <table:table-cell table:style-name="ce11" table:formula="of:=HYPERLINK(CONCATENATE([.$M$5]; [.B365]; [.$M$6]); [.B365])" office:value-type="string" office:string-value="Verbindung">
            <text:p>Verbind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Villa</text:p>
          </table:table-cell>
          <table:table-cell/>
          <table:table-cell office:value-type="string">
            <text:p>Vill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3">
            <text:p>3</text:p>
          </table:table-cell>
          <table:table-cell office:value-type="string">
            <text:p>villa, mansion</text:p>
          </table:table-cell>
          <table:table-cell/>
          <table:table-cell table:style-name="ce14" table:formula="of:=HYPERLINK(CONCATENATE([.$M$2]; [.B366]; [.$M$3]); [.B366])" office:value-type="string" office:string-value="Villa">
            <text:p>Villa</text:p>
          </table:table-cell>
          <table:table-cell table:style-name="ce11" table:formula="of:=HYPERLINK(CONCATENATE([.$M$5]; [.B366]; [.$M$6]); [.B366])" office:value-type="string" office:string-value="Villa">
            <text:p>Villa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Vorstand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board of directors</text:p>
          </table:table-cell>
          <table:table-cell/>
          <table:table-cell table:style-name="ce14" table:formula="of:=HYPERLINK(CONCATENATE([.$M$2]; [.B367]; [.$M$3]); [.B367])" office:value-type="string" office:string-value="Vorstand">
            <text:p>Vorstand</text:p>
          </table:table-cell>
          <table:table-cell table:style-name="ce11" table:formula="of:=HYPERLINK(CONCATENATE([.$M$5]; [.B367]; [.$M$6]); [.B367])" office:value-type="string" office:string-value="Vorstand">
            <text:p>Vorstand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Wand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wall, separator</text:p>
          </table:table-cell>
          <table:table-cell/>
          <table:table-cell table:style-name="ce14" table:formula="of:=HYPERLINK(CONCATENATE([.$M$2]; [.B368]; [.$M$3]); [.B368])" office:value-type="string" office:string-value="Wand">
            <text:p>Wand</text:p>
          </table:table-cell>
          <table:table-cell table:style-name="ce11" table:formula="of:=HYPERLINK(CONCATENATE([.$M$5]; [.B368]; [.$M$6]); [.B368])" office:value-type="string" office:string-value="Wand">
            <text:p>Wand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Werkstatt</text:p>
          </table:table-cell>
          <table:table-cell office:value-type="string">
            <text:p>~</text:p>
          </table:table-cell>
          <table:table-cell office:value-type="string">
            <text:p>⍨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orkshop, garage</text:p>
          </table:table-cell>
          <table:table-cell/>
          <table:table-cell table:style-name="ce14" table:formula="of:=HYPERLINK(CONCATENATE([.$M$2]; [.B369]; [.$M$3]); [.B369])" office:value-type="string" office:string-value="Werkstatt">
            <text:p>Werkstatt</text:p>
          </table:table-cell>
          <table:table-cell table:style-name="ce11" table:formula="of:=HYPERLINK(CONCATENATE([.$M$5]; [.B369]; [.$M$6]); [.B369])" office:value-type="string" office:string-value="Werkstatt">
            <text:p>Werkstat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Woh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flat, apartment</text:p>
          </table:table-cell>
          <table:table-cell/>
          <table:table-cell table:style-name="ce14" table:formula="of:=HYPERLINK(CONCATENATE([.$M$2]; [.B370]; [.$M$3]); [.B370])" office:value-type="string" office:string-value="Wohnung">
            <text:p>Wohnung</text:p>
          </table:table-cell>
          <table:table-cell table:style-name="ce11" table:formula="of:=HYPERLINK(CONCATENATE([.$M$5]; [.B370]; [.$M$6]); [.B370])" office:value-type="string" office:string-value="Wohnung">
            <text:p>Wohn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Zahl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ber, figure</text:p>
          </table:table-cell>
          <table:table-cell/>
          <table:table-cell table:style-name="ce14" table:formula="of:=HYPERLINK(CONCATENATE([.$M$2]; [.B371]; [.$M$3]); [.B371])" office:value-type="string" office:string-value="Zahl">
            <text:p>Zahl</text:p>
          </table:table-cell>
          <table:table-cell table:style-name="ce11" table:formula="of:=HYPERLINK(CONCATENATE([.$M$5]; [.B371]; [.$M$6]); [.B371])" office:value-type="string" office:string-value="Zahl">
            <text:p>Zah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Zei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newspaper</text:p>
          </table:table-cell>
          <table:table-cell/>
          <table:table-cell table:style-name="ce14" table:formula="of:=HYPERLINK(CONCATENATE([.$M$2]; [.B372]; [.$M$3]); [.B372])" office:value-type="string" office:string-value="Zeitung">
            <text:p>Zeitung</text:p>
          </table:table-cell>
          <table:table-cell table:style-name="ce11" table:formula="of:=HYPERLINK(CONCATENATE([.$M$5]; [.B372]; [.$M$6]); [.B372])" office:value-type="string" office:string-value="Zeitung">
            <text:p>Zei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Zit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lemon</text:p>
          </table:table-cell>
          <table:table-cell/>
          <table:table-cell table:style-name="ce14" table:formula="of:=HYPERLINK(CONCATENATE([.$M$2]; [.B373]; [.$M$3]); [.B373])" office:value-type="string" office:string-value="Zitrone">
            <text:p>Zitrone</text:p>
          </table:table-cell>
          <table:table-cell table:style-name="ce11" table:formula="of:=HYPERLINK(CONCATENATE([.$M$5]; [.B373]; [.$M$6]); [.B373])" office:value-type="string" office:string-value="Zitrone">
            <text:p>Zitron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ahr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river</text:p>
          </table:table-cell>
          <table:table-cell/>
          <table:table-cell table:style-name="ce14" table:formula="of:=HYPERLINK(CONCATENATE([.$M$2]; [.B374]; [.$M$3]); [.B374])" office:value-type="string" office:string-value="Fahrer">
            <text:p>Fahrer</text:p>
          </table:table-cell>
          <table:table-cell table:style-name="ce11" table:formula="of:=HYPERLINK(CONCATENATE([.$M$5]; [.B374]; [.$M$6]); [.B374])" office:value-type="string" office:string-value="Fahrer">
            <text:p>Fahr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lsch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lse, wrong</text:p>
          </table:table-cell>
          <table:table-cell/>
          <table:table-cell table:style-name="ce14" table:formula="of:=HYPERLINK(CONCATENATE([.$M$2]; [.B375]; [.$M$3]); [.B375])" office:value-type="string" office:string-value="falsch">
            <text:p>falsch</text:p>
          </table:table-cell>
          <table:table-cell table:style-name="ce11" table:formula="of:=HYPERLINK(CONCATENATE([.$M$5]; [.B375]; [.$M$6]); [.B375])" office:value-type="string" office:string-value="falsch">
            <text:p>fal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roß</text:p>
          </table:table-cell>
          <table:table-cell office:value-type="string">
            <text:p>⍨er</text:p>
          </table:table-cell>
          <table:table-cell office:value-type="string">
            <text:p>⍨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, great</text:p>
          </table:table-cell>
          <table:table-cell/>
          <table:table-cell table:style-name="ce14" table:formula="of:=HYPERLINK(CONCATENATE([.$M$2]; [.B376]; [.$M$3]); [.B376])" office:value-type="string" office:string-value="groß">
            <text:p>groß</text:p>
          </table:table-cell>
          <table:table-cell table:style-name="ce11" table:formula="of:=HYPERLINK(CONCATENATE([.$M$5]; [.B376]; [.$M$6]); [.B376])" office:value-type="string" office:string-value="groß">
            <text:p>groß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ut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oods, property</text:p>
          </table:table-cell>
          <table:table-cell/>
          <table:table-cell table:style-name="ce14" table:formula="of:=HYPERLINK(CONCATENATE([.$M$2]; [.B377]; [.$M$3]); [.B377])" office:value-type="string" office:string-value="Gut">
            <text:p>Gut</text:p>
          </table:table-cell>
          <table:table-cell table:style-name="ce11" table:formula="of:=HYPERLINK(CONCATENATE([.$M$5]; [.B377]; [.$M$6]); [.B377])" office:value-type="string" office:string-value="Gut">
            <text:p>Gu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r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ree</text:p>
          </table:table-cell>
          <table:table-cell/>
          <table:table-cell table:style-name="ce14" table:formula="of:=HYPERLINK(CONCATENATE([.$M$2]; [.B378]; [.$M$3]); [.B378])" office:value-type="string" office:string-value="drei">
            <text:p>drei</text:p>
          </table:table-cell>
          <table:table-cell table:style-name="ce11" table:formula="of:=HYPERLINK(CONCATENATE([.$M$5]; [.B378]; [.$M$6]); [.B378])" office:value-type="string" office:string-value="drei">
            <text:p>dre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e</text:p>
          </table:table-cell>
          <table:table-cell/>
          <table:table-cell table:style-name="ce14" table:formula="of:=HYPERLINK(CONCATENATE([.$M$2]; [.B379]; [.$M$3]); [.B379])" office:value-type="string" office:string-value="eins">
            <text:p>eins</text:p>
          </table:table-cell>
          <table:table-cell table:style-name="ce11" table:formula="of:=HYPERLINK(CONCATENATE([.$M$5]; [.B379]; [.$M$6]); [.B379])" office:value-type="string" office:string-value="eins">
            <text:p>ei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ün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ve</text:p>
          </table:table-cell>
          <table:table-cell/>
          <table:table-cell table:style-name="ce14" table:formula="of:=HYPERLINK(CONCATENATE([.$M$2]; [.B380]; [.$M$3]); [.B380])" office:value-type="string" office:string-value="fünf">
            <text:p>fünf</text:p>
          </table:table-cell>
          <table:table-cell table:style-name="ce11" table:formula="of:=HYPERLINK(CONCATENATE([.$M$5]; [.B380]; [.$M$6]); [.B380])" office:value-type="string" office:string-value="fünf">
            <text:p>fün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ch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x</text:p>
          </table:table-cell>
          <table:table-cell/>
          <table:table-cell table:style-name="ce14" table:formula="of:=HYPERLINK(CONCATENATE([.$M$2]; [.B381]; [.$M$3]); [.B381])" office:value-type="string" office:string-value="sechs">
            <text:p>sechs</text:p>
          </table:table-cell>
          <table:table-cell table:style-name="ce11" table:formula="of:=HYPERLINK(CONCATENATE([.$M$5]; [.B381]; [.$M$6]); [.B381])" office:value-type="string" office:string-value="sechs">
            <text:p>sech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ebe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ven</text:p>
          </table:table-cell>
          <table:table-cell/>
          <table:table-cell table:style-name="ce14" table:formula="of:=HYPERLINK(CONCATENATE([.$M$2]; [.B382]; [.$M$3]); [.B382])" office:value-type="string" office:string-value="sieben">
            <text:p>sieben</text:p>
          </table:table-cell>
          <table:table-cell table:style-name="ce11" table:formula="of:=HYPERLINK(CONCATENATE([.$M$5]; [.B382]; [.$M$6]); [.B382])" office:value-type="string" office:string-value="sieben">
            <text:p>sieb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er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our</text:p>
          </table:table-cell>
          <table:table-cell/>
          <table:table-cell table:style-name="ce14" table:formula="of:=HYPERLINK(CONCATENATE([.$M$2]; [.B383]; [.$M$3]); [.B383])" office:value-type="string" office:string-value="vier">
            <text:p>vier</text:p>
          </table:table-cell>
          <table:table-cell table:style-name="ce11" table:formula="of:=HYPERLINK(CONCATENATE([.$M$5]; [.B383]; [.$M$6]); [.B383])" office:value-type="string" office:string-value="vier">
            <text:p>vi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eh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n</text:p>
          </table:table-cell>
          <table:table-cell/>
          <table:table-cell table:style-name="ce14" table:formula="of:=HYPERLINK(CONCATENATE([.$M$2]; [.B384]; [.$M$3]); [.B384])" office:value-type="string" office:string-value="zehn">
            <text:p>zehn</text:p>
          </table:table-cell>
          <table:table-cell table:style-name="ce11" table:formula="of:=HYPERLINK(CONCATENATE([.$M$5]; [.B384]; [.$M$6]); [.B384])" office:value-type="string" office:string-value="zehn">
            <text:p>zeh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w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o</text:p>
          </table:table-cell>
          <table:table-cell/>
          <table:table-cell table:style-name="ce14" table:formula="of:=HYPERLINK(CONCATENATE([.$M$2]; [.B385]; [.$M$3]); [.B385])" office:value-type="string" office:string-value="zwei">
            <text:p>zwei</text:p>
          </table:table-cell>
          <table:table-cell table:style-name="ce11" table:formula="of:=HYPERLINK(CONCATENATE([.$M$5]; [.B385]; [.$M$6]); [.B385])" office:value-type="string" office:string-value="zwei">
            <text:p>zwe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wöl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elve</text:p>
          </table:table-cell>
          <table:table-cell/>
          <table:table-cell table:style-name="ce14" table:formula="of:=HYPERLINK(CONCATENATE([.$M$2]; [.B386]; [.$M$3]); [.B386])" office:value-type="string" office:string-value="zwölf">
            <text:p>zwölf</text:p>
          </table:table-cell>
          <table:table-cell table:style-name="ce11" table:formula="of:=HYPERLINK(CONCATENATE([.$M$5]; [.B386]; [.$M$6]); [.B386])" office:value-type="string" office:string-value="zwölf">
            <text:p>zwöl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ruder</text:p>
          </table:table-cell>
          <table:table-cell office:value-type="string">
            <text:p>~s</text:p>
          </table:table-cell>
          <table:table-cell office:value-type="string">
            <text:p>⍨s</text:p>
          </table:table-cell>
          <table:table-cell office:value-type="string">
            <text:p>nuo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brother</text:p>
          </table:table-cell>
          <table:table-cell/>
          <table:table-cell table:style-name="ce14" table:formula="of:=HYPERLINK(CONCATENATE([.$M$2]; [.B387]; [.$M$3]); [.B387])" office:value-type="string" office:string-value="Bruder">
            <text:p>Bruder</text:p>
          </table:table-cell>
          <table:table-cell table:style-name="ce11" table:formula="of:=HYPERLINK(CONCATENATE([.$M$5]; [.B387]; [.$M$6]); [.B387])" office:value-type="string" office:string-value="Bruder">
            <text:p>Bru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, by</text:p>
          </table:table-cell>
          <table:table-cell/>
          <table:table-cell table:style-name="ce14" table:formula="of:=HYPERLINK(CONCATENATE([.$M$2]; [.B388]; [.$M$3]); [.B388])" office:value-type="string" office:string-value="an">
            <text:p>an</text:p>
          </table:table-cell>
          <table:table-cell table:style-name="ce11" table:formula="of:=HYPERLINK(CONCATENATE([.$M$5]; [.B388]; [.$M$6]); [.B388])" office:value-type="string" office:string-value="an">
            <text:p>a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s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t of, due to, for</text:p>
          </table:table-cell>
          <table:table-cell/>
          <table:table-cell table:style-name="ce14" table:formula="of:=HYPERLINK(CONCATENATE([.$M$2]; [.B389]; [.$M$3]); [.B389])" office:value-type="string" office:string-value="aus">
            <text:p>aus</text:p>
          </table:table-cell>
          <table:table-cell table:style-name="ce11" table:formula="of:=HYPERLINK(CONCATENATE([.$M$5]; [.B389]; [.$M$6]); [.B389])" office:value-type="string" office:string-value="aus">
            <text:p>au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n, within, at</text:p>
          </table:table-cell>
          <table:table-cell/>
          <table:table-cell table:style-name="ce14" table:formula="of:=HYPERLINK(CONCATENATE([.$M$2]; [.B390]; [.$M$3]); [.B390])" office:value-type="string" office:string-value="in">
            <text:p>in</text:p>
          </table:table-cell>
          <table:table-cell table:style-name="ce11" table:formula="of:=HYPERLINK(CONCATENATE([.$M$5]; [.B390]; [.$M$6]); [.B390])" office:value-type="string" office:string-value="in">
            <text:p>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t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th</text:p>
          </table:table-cell>
          <table:table-cell/>
          <table:table-cell table:style-name="ce14" table:formula="of:=HYPERLINK(CONCATENATE([.$M$2]; [.B391]; [.$M$3]); [.B391])" office:value-type="string" office:string-value="mit">
            <text:p>mit</text:p>
          </table:table-cell>
          <table:table-cell table:style-name="ce11" table:formula="of:=HYPERLINK(CONCATENATE([.$M$5]; [.B391]; [.$M$6]); [.B391])" office:value-type="string" office:string-value="mit">
            <text:p>m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l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/>
          <table:table-cell table:style-name="ce14" table:formula="of:=HYPERLINK(CONCATENATE([.$M$2]; [.B392]; [.$M$3]); [.B392])" office:value-type="string" office:string-value="alle">
            <text:p>alle</text:p>
          </table:table-cell>
          <table:table-cell table:style-name="ce11" table:formula="of:=HYPERLINK(CONCATENATE([.$M$5]; [.B392]; [.$M$6]); [.B392])" office:value-type="string" office:string-value="alle">
            <text:p>all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id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oth</text:p>
          </table:table-cell>
          <table:table-cell/>
          <table:table-cell table:style-name="ce14" table:formula="of:=HYPERLINK(CONCATENATE([.$M$2]; [.B393]; [.$M$3]); [.B393])" office:value-type="string" office:string-value="beide">
            <text:p>beide</text:p>
          </table:table-cell>
          <table:table-cell table:style-name="ce11" table:formula="of:=HYPERLINK(CONCATENATE([.$M$5]; [.B393]; [.$M$6]); [.B393])" office:value-type="string" office:string-value="beide">
            <text:p>beid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r, yours</text:p>
          </table:table-cell>
          <table:table-cell/>
          <table:table-cell table:style-name="ce14" table:formula="of:=HYPERLINK(CONCATENATE([.$M$2]; [.B394]; [.$M$3]); [.B394])" office:value-type="string" office:string-value="dein">
            <text:p>dein</text:p>
          </table:table-cell>
          <table:table-cell table:style-name="ce11" table:formula="of:=HYPERLINK(CONCATENATE([.$M$5]; [.B394]; [.$M$6]); [.B394])" office:value-type="string" office:string-value="dein">
            <text:p>dei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dies</text:p>
          </table:table-cell>
          <table:table-cell table:style-name="ce4" table:number-columns-repeated="2"/>
          <table:table-cell table:style-name="ce4" office:value-type="string">
            <text:p>pron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office:value-type="string">
            <text:p>this</text:p>
          </table:table-cell>
          <table:table-cell table:style-name="ce4"/>
          <table:table-cell table:style-name="ce15" table:formula="of:=HYPERLINK(CONCATENATE([.$M$2]; [.B395]; [.$M$3]); [.B395])" office:value-type="string" office:string-value="dies">
            <text:p>dies</text:p>
          </table:table-cell>
          <table:table-cell table:style-name="ce15" table:formula="of:=HYPERLINK(CONCATENATE([.$M$5]; [.B395]; [.$M$6]); [.B395])" office:value-type="string" office:string-value="dies">
            <text:p>di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es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s</text:p>
          </table:table-cell>
          <table:table-cell/>
          <table:table-cell table:style-name="ce14" table:formula="of:=HYPERLINK(CONCATENATE([.$M$2]; [.B396]; [.$M$3]); [.B396])" office:value-type="string" office:string-value="diese">
            <text:p>diese</text:p>
          </table:table-cell>
          <table:table-cell table:style-name="ce11" table:formula="of:=HYPERLINK(CONCATENATE([.$M$5]; [.B396]; [.$M$6]); [.B396])" office:value-type="string" office:string-value="diese">
            <text:p>dies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u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</text:p>
          </table:table-cell>
          <table:table-cell/>
          <table:table-cell table:style-name="ce14" table:formula="of:=HYPERLINK(CONCATENATE([.$M$2]; [.B397]; [.$M$3]); [.B397])" office:value-type="string" office:string-value="du">
            <text:p>du</text:p>
          </table:table-cell>
          <table:table-cell table:style-name="ce11" table:formula="of:=HYPERLINK(CONCATENATE([.$M$5]; [.B397]; [.$M$6]); [.B397])" office:value-type="string" office:string-value="du">
            <text:p>du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</text:p>
          </table:table-cell>
          <table:table-cell/>
          <table:table-cell table:style-name="ce14" table:formula="of:=HYPERLINK(CONCATENATE([.$M$2]; [.B398]; [.$M$3]); [.B398])" office:value-type="string" office:string-value="er">
            <text:p>er</text:p>
          </table:table-cell>
          <table:table-cell table:style-name="ce11" table:formula="of:=HYPERLINK(CONCATENATE([.$M$5]; [.B398]; [.$M$6]); [.B398])" office:value-type="string" office:string-value="er">
            <text:p>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t</text:p>
          </table:table-cell>
          <table:table-cell/>
          <table:table-cell table:style-name="ce14" table:formula="of:=HYPERLINK(CONCATENATE([.$M$2]; [.B399]; [.$M$3]); [.B399])" office:value-type="string" office:string-value="es">
            <text:p>es</text:p>
          </table:table-cell>
          <table:table-cell table:style-name="ce11" table:formula="of:=HYPERLINK(CONCATENATE([.$M$5]; [.B399]; [.$M$6]); [.B399])" office:value-type="string" office:string-value="es">
            <text:p>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u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r, yours (plural)</text:p>
          </table:table-cell>
          <table:table-cell/>
          <table:table-cell table:style-name="ce14" table:formula="of:=HYPERLINK(CONCATENATE([.$M$2]; [.B400]; [.$M$3]); [.B400])" office:value-type="string" office:string-value="euer">
            <text:p>euer</text:p>
          </table:table-cell>
          <table:table-cell table:style-name="ce11" table:formula="of:=HYPERLINK(CONCATENATE([.$M$5]; [.B400]; [.$M$6]); [.B400])" office:value-type="string" office:string-value="euer">
            <text:p>eu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</text:p>
          </table:table-cell>
          <table:table-cell/>
          <table:table-cell table:style-name="ce14" table:formula="of:=HYPERLINK(CONCATENATE([.$M$2]; [.B401]; [.$M$3]); [.B401])" office:value-type="string" office:string-value="ich">
            <text:p>ich</text:p>
          </table:table-cell>
          <table:table-cell table:style-name="ce11" table:formula="of:=HYPERLINK(CONCATENATE([.$M$5]; [.B401]; [.$M$6]); [.B401])" office:value-type="string" office:string-value="ich">
            <text:p>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h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</text:p>
          </table:table-cell>
          <table:table-cell/>
          <table:table-cell table:style-name="ce14" table:formula="of:=HYPERLINK(CONCATENATE([.$M$2]; [.B402]; [.$M$3]); [.B402])" office:value-type="string" office:string-value="ihr">
            <text:p>ihr</text:p>
          </table:table-cell>
          <table:table-cell table:style-name="ce11" table:formula="of:=HYPERLINK(CONCATENATE([.$M$5]; [.B402]; [.$M$6]); [.B402])" office:value-type="string" office:string-value="ihr">
            <text:p>ih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meone, somebody</text:p>
          </table:table-cell>
          <table:table-cell/>
          <table:table-cell table:style-name="ce14" table:formula="of:=HYPERLINK(CONCATENATE([.$M$2]; [.B403]; [.$M$3]); [.B403])" office:value-type="string" office:string-value="jemand">
            <text:p>jemand</text:p>
          </table:table-cell>
          <table:table-cell table:style-name="ce11" table:formula="of:=HYPERLINK(CONCATENATE([.$M$5]; [.B403]; [.$M$6]); [.B403])" office:value-type="string" office:string-value="jemand">
            <text:p>jema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e, they</text:p>
          </table:table-cell>
          <table:table-cell/>
          <table:table-cell table:style-name="ce14" table:formula="of:=HYPERLINK(CONCATENATE([.$M$2]; [.B404]; [.$M$3]); [.B404])" office:value-type="string" office:string-value="man">
            <text:p>man</text:p>
          </table:table-cell>
          <table:table-cell table:style-name="ce11" table:formula="of:=HYPERLINK(CONCATENATE([.$M$5]; [.B404]; [.$M$6]); [.B404])" office:value-type="string" office:string-value="man">
            <text:p>ma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n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ny</text:p>
          </table:table-cell>
          <table:table-cell/>
          <table:table-cell table:style-name="ce14" table:formula="of:=HYPERLINK(CONCATENATE([.$M$2]; [.B405]; [.$M$3]); [.B405])" office:value-type="string" office:string-value="manch">
            <text:p>manch</text:p>
          </table:table-cell>
          <table:table-cell table:style-name="ce11" table:formula="of:=HYPERLINK(CONCATENATE([.$M$5]; [.B405]; [.$M$6]); [.B405])" office:value-type="string" office:string-value="manch">
            <text:p>man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y, mine</text:p>
          </table:table-cell>
          <table:table-cell/>
          <table:table-cell table:style-name="ce14" table:formula="of:=HYPERLINK(CONCATENATE([.$M$2]; [.B406]; [.$M$3]); [.B406])" office:value-type="string" office:string-value="mein">
            <text:p>mein</text:p>
          </table:table-cell>
          <table:table-cell table:style-name="ce11" table:formula="of:=HYPERLINK(CONCATENATE([.$M$5]; [.B406]; [.$M$6]); [.B406])" office:value-type="string" office:string-value="mein">
            <text:p>m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un</text:p>
          </table:table-cell>
          <table:table-cell table:number-columns-repeated="2"/>
          <table:table-cell office:value-type="string">
            <text:p>pron</text:p>
          </table:table-cell>
          <table:table-cell office:value-type="string">
            <text:p>neun</text:p>
          </table:table-cell>
          <table:table-cell office:value-type="float" office:value="1">
            <text:p>1</text:p>
          </table:table-cell>
          <table:table-cell office:value-type="string">
            <text:p>nine</text:p>
          </table:table-cell>
          <table:table-cell/>
          <table:table-cell table:style-name="ce14" table:formula="of:=HYPERLINK(CONCATENATE([.$M$2]; [.B407]; [.$M$3]); [.B407])" office:value-type="string" office:string-value="neun">
            <text:p>neun</text:p>
          </table:table-cell>
          <table:table-cell table:style-name="ce11" table:formula="of:=HYPERLINK(CONCATENATE([.$M$5]; [.B407]; [.$M$6]); [.B407])" office:value-type="string" office:string-value="neun">
            <text:p>neu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cht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thing</text:p>
          </table:table-cell>
          <table:table-cell/>
          <table:table-cell table:style-name="ce14" table:formula="of:=HYPERLINK(CONCATENATE([.$M$2]; [.B408]; [.$M$3]); [.B408])" office:value-type="string" office:string-value="nichts">
            <text:p>nichts</text:p>
          </table:table-cell>
          <table:table-cell table:style-name="ce11" table:formula="of:=HYPERLINK(CONCATENATE([.$M$5]; [.B408]; [.$M$6]); [.B408])" office:value-type="string" office:string-value="nichts">
            <text:p>nich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body</text:p>
          </table:table-cell>
          <table:table-cell/>
          <table:table-cell table:style-name="ce14" table:formula="of:=HYPERLINK(CONCATENATE([.$M$2]; [.B409]; [.$M$3]); [.B409])" office:value-type="string" office:string-value="niemand">
            <text:p>niemand</text:p>
          </table:table-cell>
          <table:table-cell table:style-name="ce11" table:formula="of:=HYPERLINK(CONCATENATE([.$M$5]; [.B409]; [.$M$6]); [.B409])" office:value-type="string" office:string-value="niemand">
            <text:p>niema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a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ew</text:p>
          </table:table-cell>
          <table:table-cell/>
          <table:table-cell table:style-name="ce14" table:formula="of:=HYPERLINK(CONCATENATE([.$M$2]; [.B410]; [.$M$3]); [.B410])" office:value-type="string" office:string-value="paar">
            <text:p>paar</text:p>
          </table:table-cell>
          <table:table-cell table:style-name="ce11" table:formula="of:=HYPERLINK(CONCATENATE([.$M$5]; [.B410]; [.$M$6]); [.B410])" office:value-type="string" office:string-value="paar">
            <text:p>paar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sein</text:p>
          </table:table-cell>
          <table:table-cell office:value-type="string">
            <text:p>bin,bist,ist,sind,seid,sind</text:p>
          </table:table-cell>
          <table:table-cell office:value-type="string">
            <text:p>war,warst,war,waren,wart,waren</text:p>
          </table:table-cell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</text:p>
          </table:table-cell>
          <table:table-cell/>
          <table:table-cell table:style-name="ce14" table:formula="of:=HYPERLINK(CONCATENATE([.$M$2]; [.B411]; [.$M$3]); [.B411])" office:value-type="string" office:string-value="sein">
            <text:p>sein</text:p>
          </table:table-cell>
          <table:table-cell table:style-name="ce11" table:formula="of:=HYPERLINK(CONCATENATE([.$M$5]; [.B411]; [.$M$6]); [.B411])" office:value-type="string" office:string-value="sein">
            <text:p>s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e</text:p>
          </table:table-cell>
          <table:table-cell/>
          <table:table-cell table:style-name="ce14" table:formula="of:=HYPERLINK(CONCATENATE([.$M$2]; [.B412]; [.$M$3]); [.B412])" office:value-type="string" office:string-value="sie">
            <text:p>sie</text:p>
          </table:table-cell>
          <table:table-cell table:style-name="ce11" table:formula="of:=HYPERLINK(CONCATENATE([.$M$5]; [.B412]; [.$M$6]); [.B412])" office:value-type="string" office:string-value="sie">
            <text:p>si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l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ch</text:p>
          </table:table-cell>
          <table:table-cell/>
          <table:table-cell table:style-name="ce14" table:formula="of:=HYPERLINK(CONCATENATE([.$M$2]; [.B413]; [.$M$3]); [.B413])" office:value-type="string" office:string-value="solch">
            <text:p>solch</text:p>
          </table:table-cell>
          <table:table-cell table:style-name="ce11" table:formula="of:=HYPERLINK(CONCATENATE([.$M$5]; [.B413]; [.$M$6]); [.B413])" office:value-type="string" office:string-value="solch">
            <text:p>sol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s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r, ours</text:p>
          </table:table-cell>
          <table:table-cell/>
          <table:table-cell table:style-name="ce14" table:formula="of:=HYPERLINK(CONCATENATE([.$M$2]; [.B414]; [.$M$3]); [.B414])" office:value-type="string" office:string-value="unser">
            <text:p>unser</text:p>
          </table:table-cell>
          <table:table-cell table:style-name="ce11" table:formula="of:=HYPERLINK(CONCATENATE([.$M$5]; [.B414]; [.$M$6]); [.B414])" office:value-type="string" office:string-value="unser">
            <text:p>uns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a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at</text:p>
          </table:table-cell>
          <table:table-cell/>
          <table:table-cell table:style-name="ce14" table:formula="of:=HYPERLINK(CONCATENATE([.$M$2]; [.B415]; [.$M$3]); [.B415])" office:value-type="string" office:string-value="was">
            <text:p>was</text:p>
          </table:table-cell>
          <table:table-cell table:style-name="ce11" table:formula="of:=HYPERLINK(CONCATENATE([.$M$5]; [.B415]; [.$M$6]); [.B415])" office:value-type="string" office:string-value="was">
            <text:p>was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welche</text:p>
          </table:table-cell>
          <table:table-cell table:style-name="ce5" table:number-columns-repeated="2"/>
          <table:table-cell table:style-name="ce5" office:value-type="string">
            <text:p>pron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string">
            <text:p>what</text:p>
          </table:table-cell>
          <table:table-cell table:style-name="ce5"/>
          <table:table-cell table:style-name="ce14" table:formula="of:=HYPERLINK(CONCATENATE([.$M$2]; [.B416]; [.$M$3]); [.B416])" office:value-type="string" office:string-value="welche">
            <text:p>welche</text:p>
          </table:table-cell>
          <table:table-cell table:style-name="ce20" table:formula="of:=HYPERLINK(CONCATENATE([.$M$5]; [.B416]; [.$M$6]); [.B416])" office:value-type="string" office:string-value="welche">
            <text:p>welch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e</text:p>
          </table:table-cell>
          <table:table-cell/>
          <table:table-cell table:style-name="ce14" table:formula="of:=HYPERLINK(CONCATENATE([.$M$2]; [.B417]; [.$M$3]); [.B417])" office:value-type="string" office:string-value="wir">
            <text:p>wir</text:p>
          </table:table-cell>
          <table:table-cell table:style-name="ce11" table:formula="of:=HYPERLINK(CONCATENATE([.$M$5]; [.B417]; [.$M$6]); [.B417])" office:value-type="string" office:string-value="wir">
            <text:p>wir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ha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have</text:p>
          </table:table-cell>
          <table:table-cell/>
          <table:table-cell table:style-name="ce14" table:formula="of:=HYPERLINK(CONCATENATE([.$M$2]; [.B418]; [.$M$3]); [.B418])" office:value-type="string" office:string-value="haben">
            <text:p>haben</text:p>
          </table:table-cell>
          <table:table-cell table:style-name="ce11" table:formula="of:=HYPERLINK(CONCATENATE([.$M$5]; [.B418]; [.$M$6]); [.B418])" office:value-type="string" office:string-value="haben">
            <text:p>haben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mö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ike</text:p>
          </table:table-cell>
          <table:table-cell/>
          <table:table-cell table:style-name="ce14" table:formula="of:=HYPERLINK(CONCATENATE([.$M$2]; [.B419]; [.$M$3]); [.B419])" office:value-type="string" office:string-value="mögen">
            <text:p>mögen</text:p>
          </table:table-cell>
          <table:table-cell table:style-name="ce11" table:formula="of:=HYPERLINK(CONCATENATE([.$M$5]; [.B419]; [.$M$6]); [.B419])" office:value-type="string" office:string-value="mögen">
            <text:p>mögen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st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tand</text:p>
          </table:table-cell>
          <table:table-cell/>
          <table:table-cell table:style-name="ce14" table:formula="of:=HYPERLINK(CONCATENATE([.$M$2]; [.B420]; [.$M$3]); [.B420])" office:value-type="string" office:string-value="stehen">
            <text:p>stehen</text:p>
          </table:table-cell>
          <table:table-cell table:style-name="ce11" table:formula="of:=HYPERLINK(CONCATENATE([.$M$5]; [.B420]; [.$M$6]); [.B420])" office:value-type="string" office:string-value="stehen">
            <text:p>stehen</text:p>
          </table:table-cell>
          <table:table-cell table:number-columns-repeated="3"/>
        </table:table-row>
        <table:table-row table:style-name="ro2">
          <table:table-cell table:style-name="ce5" office:value-type="string">
            <text:p>ir</text:p>
          </table:table-cell>
          <table:table-cell table:style-name="ce5" office:value-type="string">
            <text:p>werden</text:p>
          </table:table-cell>
          <table:table-cell table:style-name="ce5" table:number-columns-repeated="2"/>
          <table:table-cell table:style-name="ce5" office:value-type="string">
            <text:p>verb</text:p>
          </table:table-cell>
          <table:table-cell table:style-name="ce5"/>
          <table:table-cell table:style-name="ce5" office:value-type="float" office:value="1">
            <text:p>1</text:p>
          </table:table-cell>
          <table:table-cell office:value-type="string">
            <text:p>will</text:p>
          </table:table-cell>
          <table:table-cell table:style-name="ce5"/>
          <table:table-cell table:style-name="ce14" table:formula="of:=HYPERLINK(CONCATENATE([.$M$2]; [.B421]; [.$M$3]); [.B421])" office:value-type="string" office:string-value="werden">
            <text:p>werden</text:p>
          </table:table-cell>
          <table:table-cell table:style-name="ce20" table:formula="of:=HYPERLINK(CONCATENATE([.$M$5]; [.B421]; [.$M$6]); [.B421])" office:value-type="string" office:string-value="werden">
            <text:p>werden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wi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4" table:formula="of:=HYPERLINK(CONCATENATE([.$M$2]; [.B422]; [.$M$3]); [.B422])" office:value-type="string" office:string-value="wissen">
            <text:p>wissen</text:p>
          </table:table-cell>
          <table:table-cell table:style-name="ce11" table:formula="of:=HYPERLINK(CONCATENATE([.$M$5]; [.B422]; [.$M$6]); [.B422])" office:value-type="string" office:string-value="wissen">
            <text:p>wissen</text:p>
          </table:table-cell>
          <table:table-cell table:number-columns-repeated="3"/>
        </table:table-row>
        <table:table-row table:style-name="ro2">
          <table:table-cell office:value-type="string">
            <text:p>s1</text:p>
          </table:table-cell>
          <table:table-cell office:value-type="string">
            <text:p>schrei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rite</text:p>
          </table:table-cell>
          <table:table-cell/>
          <table:table-cell table:style-name="ce14" table:formula="of:=HYPERLINK(CONCATENATE([.$M$2]; [.B423]; [.$M$3]); [.B423])" office:value-type="string" office:string-value="schreiben">
            <text:p>schreiben</text:p>
          </table:table-cell>
          <table:table-cell table:style-name="ce11" table:formula="of:=HYPERLINK(CONCATENATE([.$M$5]; [.B423]; [.$M$6]); [.B423])" office:value-type="string" office:string-value="schreiben">
            <text:p>schreib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 office:value-type="string">
            <text:p>beginnen</text:p>
          </table:table-cell>
          <table:table-cell table:number-columns-repeated="2" office:value-type="string">
            <text:p>~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gin, to start</text:p>
          </table:table-cell>
          <table:table-cell/>
          <table:table-cell table:style-name="ce14" table:formula="of:=HYPERLINK(CONCATENATE([.$M$2]; [.B424]; [.$M$3]); [.B424])" office:value-type="string" office:string-value="beginnen">
            <text:p>beginnen</text:p>
          </table:table-cell>
          <table:table-cell table:style-name="ce11" table:formula="of:=HYPERLINK(CONCATENATE([.$M$5]; [.B424]; [.$M$6]); [.B424])" office:value-type="string" office:string-value="beginnen">
            <text:p>beginn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 office:value-type="string">
            <text:p>hel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help</text:p>
          </table:table-cell>
          <table:table-cell/>
          <table:table-cell table:style-name="ce14" table:formula="of:=HYPERLINK(CONCATENATE([.$M$2]; [.B425]; [.$M$3]); [.B425])" office:value-type="string" office:string-value="helfen">
            <text:p>helfen</text:p>
          </table:table-cell>
          <table:table-cell table:style-name="ce11" table:formula="of:=HYPERLINK(CONCATENATE([.$M$5]; [.B425]; [.$M$6]); [.B425])" office:value-type="string" office:string-value="helfen">
            <text:p>helf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 office:value-type="string">
            <text:p>schw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wim</text:p>
          </table:table-cell>
          <table:table-cell/>
          <table:table-cell table:style-name="ce14" table:formula="of:=HYPERLINK(CONCATENATE([.$M$2]; [.B426]; [.$M$3]); [.B426])" office:value-type="string" office:string-value="schwimmen">
            <text:p>schwimmen</text:p>
          </table:table-cell>
          <table:table-cell table:style-name="ce11" table:formula="of:=HYPERLINK(CONCATENATE([.$M$5]; [.B426]; [.$M$6]); [.B426])" office:value-type="string" office:string-value="schwimmen">
            <text:p>schwimm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 office:value-type="string">
            <text:p>tri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drink</text:p>
          </table:table-cell>
          <table:table-cell/>
          <table:table-cell table:style-name="ce14" table:formula="of:=HYPERLINK(CONCATENATE([.$M$2]; [.B427]; [.$M$3]); [.B427])" office:value-type="string" office:string-value="trinken">
            <text:p>trinken</text:p>
          </table:table-cell>
          <table:table-cell table:style-name="ce11" table:formula="of:=HYPERLINK(CONCATENATE([.$M$5]; [.B427]; [.$M$6]); [.B427])" office:value-type="string" office:string-value="trinken">
            <text:p>trinken</text:p>
          </table:table-cell>
          <table:table-cell table:number-columns-repeated="3"/>
        </table:table-row>
        <table:table-row table:style-name="ro2">
          <table:table-cell office:value-type="string">
            <text:p>s4</text:p>
          </table:table-cell>
          <table:table-cell office:value-type="string">
            <text:p>ko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come</text:p>
          </table:table-cell>
          <table:table-cell/>
          <table:table-cell table:style-name="ce14" table:formula="of:=HYPERLINK(CONCATENATE([.$M$2]; [.B428]; [.$M$3]); [.B428])" office:value-type="string" office:string-value="kommen">
            <text:p>kommen</text:p>
          </table:table-cell>
          <table:table-cell table:style-name="ce11" table:formula="of:=HYPERLINK(CONCATENATE([.$M$5]; [.B428]; [.$M$6]); [.B428])" office:value-type="string" office:string-value="kommen">
            <text:p>kommen</text:p>
          </table:table-cell>
          <table:table-cell table:number-columns-repeated="3"/>
        </table:table-row>
        <table:table-row table:style-name="ro2">
          <table:table-cell office:value-type="string">
            <text:p>s4</text:p>
          </table:table-cell>
          <table:table-cell office:value-type="string">
            <text:p>spre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peak</text:p>
          </table:table-cell>
          <table:table-cell/>
          <table:table-cell table:style-name="ce14" table:formula="of:=HYPERLINK(CONCATENATE([.$M$2]; [.B429]; [.$M$3]); [.B429])" office:value-type="string" office:string-value="sprechen">
            <text:p>sprechen</text:p>
          </table:table-cell>
          <table:table-cell table:style-name="ce11" table:formula="of:=HYPERLINK(CONCATENATE([.$M$5]; [.B429]; [.$M$6]); [.B429])" office:value-type="string" office:string-value="sprechen">
            <text:p>sprech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e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eat</text:p>
          </table:table-cell>
          <table:table-cell/>
          <table:table-cell table:style-name="ce14" table:formula="of:=HYPERLINK(CONCATENATE([.$M$2]; [.B430]; [.$M$3]); [.B430])" office:value-type="string" office:string-value="essen">
            <text:p>essen</text:p>
          </table:table-cell>
          <table:table-cell table:style-name="ce11" table:formula="of:=HYPERLINK(CONCATENATE([.$M$5]; [.B430]; [.$M$6]); [.B430])" office:value-type="string" office:string-value="essen">
            <text:p>ess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le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ead</text:p>
          </table:table-cell>
          <table:table-cell/>
          <table:table-cell table:style-name="ce14" table:formula="of:=HYPERLINK(CONCATENATE([.$M$2]; [.B431]; [.$M$3]); [.B431])" office:value-type="string" office:string-value="lesen">
            <text:p>lesen</text:p>
          </table:table-cell>
          <table:table-cell table:style-name="ce11" table:formula="of:=HYPERLINK(CONCATENATE([.$M$5]; [.B431]; [.$M$6]); [.B431])" office:value-type="string" office:string-value="lesen">
            <text:p>les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lie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ie, to be located</text:p>
          </table:table-cell>
          <table:table-cell/>
          <table:table-cell table:style-name="ce14" table:formula="of:=HYPERLINK(CONCATENATE([.$M$2]; [.B432]; [.$M$3]); [.B432])" office:value-type="string" office:string-value="liegen">
            <text:p>liegen</text:p>
          </table:table-cell>
          <table:table-cell table:style-name="ce11" table:formula="of:=HYPERLINK(CONCATENATE([.$M$5]; [.B432]; [.$M$6]); [.B432])" office:value-type="string" office:string-value="liegen">
            <text:p>lieg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ee</text:p>
          </table:table-cell>
          <table:table-cell/>
          <table:table-cell table:style-name="ce14" table:formula="of:=HYPERLINK(CONCATENATE([.$M$2]; [.B433]; [.$M$3]); [.B433])" office:value-type="string" office:string-value="sehen">
            <text:p>sehen</text:p>
          </table:table-cell>
          <table:table-cell table:style-name="ce11" table:formula="of:=HYPERLINK(CONCATENATE([.$M$5]; [.B433]; [.$M$6]); [.B433])" office:value-type="string" office:string-value="sehen">
            <text:p>sehen</text:p>
          </table:table-cell>
          <table:table-cell table:number-columns-repeated="3"/>
        </table:table-row>
        <table:table-row table:style-name="ro2">
          <table:table-cell office:value-type="string">
            <text:p>s5,wieder</text:p>
          </table:table-cell>
          <table:table-cell office:value-type="string">
            <text:p>wieder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ee again</text:p>
          </table:table-cell>
          <table:table-cell/>
          <table:table-cell table:style-name="ce14" table:formula="of:=HYPERLINK(CONCATENATE([.$M$2];[.B434]; [.$M$3]); [.B434])" office:value-type="string" office:string-value="wiedersehen">
            <text:p>wiedersehen</text:p>
          </table:table-cell>
          <table:table-cell table:style-name="ce11" table:formula="of:=HYPERLINK(CONCATENATE([.$M$5]; [.B434]; [.$M$6]); [.B434])" office:value-type="string" office:string-value="wiedersehen">
            <text:p>wiederseh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gefal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please</text:p>
          </table:table-cell>
          <table:table-cell/>
          <table:table-cell table:style-name="ce14" table:formula="of:=HYPERLINK(CONCATENATE([.$M$2]; [.B435]; [.$M$3]); [.B435])" office:value-type="string" office:string-value="gefallen">
            <text:p>gefallen</text:p>
          </table:table-cell>
          <table:table-cell table:style-name="ce11" table:formula="of:=HYPERLINK(CONCATENATE([.$M$5]; [.B435]; [.$M$6]); [.B435])" office:value-type="string" office:string-value="gefallen">
            <text:p>gefall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g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go</text:p>
          </table:table-cell>
          <table:table-cell/>
          <table:table-cell table:style-name="ce14" table:formula="of:=HYPERLINK(CONCATENATE([.$M$2]; [.B436]; [.$M$3]); [.B436])" office:value-type="string" office:string-value="gehen">
            <text:p>gehen</text:p>
          </table:table-cell>
          <table:table-cell table:style-name="ce11" table:formula="of:=HYPERLINK(CONCATENATE([.$M$5]; [.B436]; [.$M$6]); [.B436])" office:value-type="string" office:string-value="gehen">
            <text:p>geh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lau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un, to walk</text:p>
          </table:table-cell>
          <table:table-cell/>
          <table:table-cell table:style-name="ce14" table:formula="of:=HYPERLINK(CONCATENATE([.$M$2]; [.B437]; [.$M$3]); [.B437])" office:value-type="string" office:string-value="laufen">
            <text:p>laufen</text:p>
          </table:table-cell>
          <table:table-cell table:style-name="ce11" table:formula="of:=HYPERLINK(CONCATENATE([.$M$5]; [.B437]; [.$M$6]); [.B437])" office:value-type="string" office:string-value="laufen">
            <text:p>lauf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lau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ound</text:p>
          </table:table-cell>
          <table:table-cell/>
          <table:table-cell table:style-name="ce14" table:formula="of:=HYPERLINK(CONCATENATE([.$M$2]; [.B438]; [.$M$3]); [.B438])" office:value-type="string" office:string-value="lauten">
            <text:p>lauten</text:p>
          </table:table-cell>
          <table:table-cell table:style-name="ce11" table:formula="of:=HYPERLINK(CONCATENATE([.$M$5]; [.B438]; [.$M$6]); [.B438])" office:value-type="string" office:string-value="lauten">
            <text:p>laut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schla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leep</text:p>
          </table:table-cell>
          <table:table-cell/>
          <table:table-cell table:style-name="ce14" table:formula="of:=HYPERLINK(CONCATENATE([.$M$2]; [.B439]; [.$M$3]); [.B439])" office:value-type="string" office:string-value="schlafen">
            <text:p>schlafen</text:p>
          </table:table-cell>
          <table:table-cell table:style-name="ce11" table:formula="of:=HYPERLINK(CONCATENATE([.$M$5]; [.B439]; [.$M$6]); [.B439])" office:value-type="string" office:string-value="schlafen">
            <text:p>schlaf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ähnel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semble</text:p>
          </table:table-cell>
          <table:table-cell/>
          <table:table-cell table:style-name="ce14" table:formula="of:=HYPERLINK(CONCATENATE([.$M$2]; [.B440]; [.$M$3]); [.B440])" office:value-type="string" office:string-value="ähneln">
            <text:p>ähneln</text:p>
          </table:table-cell>
          <table:table-cell table:style-name="ce11" table:formula="of:=HYPERLINK(CONCATENATE([.$M$5]; [.B440]; [.$M$6]); [.B440])" office:value-type="string" office:string-value="ähneln">
            <text:p>ähnel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arbei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ork</text:p>
          </table:table-cell>
          <table:table-cell/>
          <table:table-cell table:style-name="ce14" table:formula="of:=HYPERLINK(CONCATENATE([.$M$2]; [.B441]; [.$M$3]); [.B441])" office:value-type="string" office:string-value="arbeiten">
            <text:p>arbeiten</text:p>
          </table:table-cell>
          <table:table-cell table:style-name="ce11" table:formula="of:=HYPERLINK(CONCATENATE([.$M$5]; [.B441]; [.$M$6]); [.B441])" office:value-type="string" office:string-value="arbeiten">
            <text:p>arbeiten</text:p>
          </table:table-cell>
          <table:table-cell table:number-columns-repeated="3"/>
        </table:table-row>
        <table:table-row table:style-name="ro2">
          <table:table-cell office:value-type="string">
            <text:p>w,be</text:p>
          </table:table-cell>
          <table:table-cell office:value-type="string">
            <text:p>beza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ay</text:p>
          </table:table-cell>
          <table:table-cell/>
          <table:table-cell table:style-name="ce14" table:formula="of:=HYPERLINK(CONCATENATE([.$M$2]; [.B442]; [.$M$3]); [.B442])" office:value-type="string" office:string-value="bezahlen">
            <text:p>bezahlen</text:p>
          </table:table-cell>
          <table:table-cell table:style-name="ce11" table:formula="of:=HYPERLINK(CONCATENATE([.$M$5]; [.B442]; [.$M$6]); [.B442])" office:value-type="string" office:string-value="bezahlen">
            <text:p>bezahl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brau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need</text:p>
          </table:table-cell>
          <table:table-cell/>
          <table:table-cell table:style-name="ce14" table:formula="of:=HYPERLINK(CONCATENATE([.$M$2]; [.B443]; [.$M$3]); [.B443])" office:value-type="string" office:string-value="brauchen">
            <text:p>brauchen</text:p>
          </table:table-cell>
          <table:table-cell table:style-name="ce11" table:formula="of:=HYPERLINK(CONCATENATE([.$M$5]; [.B443]; [.$M$6]); [.B443])" office:value-type="string" office:string-value="brauchen">
            <text:p>brauch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brin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fetch</text:p>
          </table:table-cell>
          <table:table-cell/>
          <table:table-cell table:style-name="ce14" table:formula="of:=HYPERLINK(CONCATENATE([.$M$2]; [.B444]; [.$M$3]); [.B444])" office:value-type="string" office:string-value="bringen">
            <text:p>bringen</text:p>
          </table:table-cell>
          <table:table-cell table:style-name="ce11" table:formula="of:=HYPERLINK(CONCATENATE([.$M$5]; [.B444]; [.$M$6]); [.B444])" office:value-type="string" office:string-value="bringen">
            <text:p>bring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da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thank</text:p>
          </table:table-cell>
          <table:table-cell/>
          <table:table-cell table:style-name="ce14" table:formula="of:=HYPERLINK(CONCATENATE([.$M$2]; [.B445]; [.$M$3]); [.B445])" office:value-type="string" office:string-value="danken">
            <text:p>danken</text:p>
          </table:table-cell>
          <table:table-cell table:style-name="ce11" table:formula="of:=HYPERLINK(CONCATENATE([.$M$5]; [.B445]; [.$M$6]); [.B445])" office:value-type="string" office:string-value="danken">
            <text:p>dank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definier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fine</text:p>
          </table:table-cell>
          <table:table-cell/>
          <table:table-cell table:style-name="ce14" table:formula="of:=HYPERLINK(CONCATENATE([.$M$2]; [.B446]; [.$M$3]); [.B446])" office:value-type="string" office:string-value="definieren">
            <text:p>definieren</text:p>
          </table:table-cell>
          <table:table-cell table:style-name="ce11" table:formula="of:=HYPERLINK(CONCATENATE([.$M$5]; [.B446]; [.$M$6]); [.B446])" office:value-type="string" office:string-value="definieren">
            <text:p>definier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fe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ack, to be absent</text:p>
          </table:table-cell>
          <table:table-cell/>
          <table:table-cell table:style-name="ce14" table:formula="of:=HYPERLINK(CONCATENATE([.$M$2]; [.B447]; [.$M$3]); [.B447])" office:value-type="string" office:string-value="fehlen">
            <text:p>fehlen</text:p>
          </table:table-cell>
          <table:table-cell table:style-name="ce11" table:formula="of:=HYPERLINK(CONCATENATE([.$M$5]; [.B447]; [.$M$6]); [.B447])" office:value-type="string" office:string-value="fehlen">
            <text:p>fehl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funktionieren</text:p>
          </table:table-cell>
          <table:table-cell table:number-columns-repeated="2"/>
          <table:table-cell office:value-type="string">
            <text:p>verb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string">
            <text:p>to function</text:p>
          </table:table-cell>
          <table:table-cell/>
          <table:table-cell table:style-name="ce14" table:formula="of:=HYPERLINK(CONCATENATE([.$M$2]; [.B448]; [.$M$3]); [.B448])" office:value-type="string" office:string-value="funktionieren">
            <text:p>funktionieren</text:p>
          </table:table-cell>
          <table:table-cell table:style-name="ce11" table:formula="of:=HYPERLINK(CONCATENATE([.$M$5]; [.B448]; [.$M$6]); [.B448])" office:value-type="string" office:string-value="funktionieren">
            <text:p>funktionier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ken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4" table:formula="of:=HYPERLINK(CONCATENATE([.$M$2]; [.B449]; [.$M$3]); [.B449])" office:value-type="string" office:string-value="kennen">
            <text:p>kennen</text:p>
          </table:table-cell>
          <table:table-cell table:style-name="ce11" table:formula="of:=HYPERLINK(CONCATENATE([.$M$5]; [.B449]; [.$M$6]); [.B449])" office:value-type="string" office:string-value="kennen">
            <text:p>kenn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ler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earn</text:p>
          </table:table-cell>
          <table:table-cell/>
          <table:table-cell table:style-name="ce14" table:formula="of:=HYPERLINK(CONCATENATE([.$M$2]; [.B450]; [.$M$3]); [.B450])" office:value-type="string" office:string-value="lernen">
            <text:p>lernen</text:p>
          </table:table-cell>
          <table:table-cell table:style-name="ce11" table:formula="of:=HYPERLINK(CONCATENATE([.$M$5]; [.B450]; [.$M$6]); [.B450])" office:value-type="string" office:string-value="lernen">
            <text:p>lern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ma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make</text:p>
          </table:table-cell>
          <table:table-cell/>
          <table:table-cell table:style-name="ce14" table:formula="of:=HYPERLINK(CONCATENATE([.$M$2]; [.B451]; [.$M$3]); [.B451])" office:value-type="string" office:string-value="machen">
            <text:p>machen</text:p>
          </table:table-cell>
          <table:table-cell table:style-name="ce11" table:formula="of:=HYPERLINK(CONCATENATE([.$M$5]; [.B451]; [.$M$6]); [.B451])" office:value-type="string" office:string-value="machen">
            <text:p>mach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rei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ach</text:p>
          </table:table-cell>
          <table:table-cell/>
          <table:table-cell table:style-name="ce14" table:formula="of:=HYPERLINK(CONCATENATE([.$M$2]; [.B452]; [.$M$3]); [.B452])" office:value-type="string" office:string-value="reichen">
            <text:p>reichen</text:p>
          </table:table-cell>
          <table:table-cell table:style-name="ce11" table:formula="of:=HYPERLINK(CONCATENATE([.$M$5]; [.B452]; [.$M$6]); [.B452])" office:value-type="string" office:string-value="reichen">
            <text:p>reich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spie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lay</text:p>
          </table:table-cell>
          <table:table-cell/>
          <table:table-cell table:style-name="ce14" table:formula="of:=HYPERLINK(CONCATENATE([.$M$2]; [.B453]; [.$M$3]); [.B453])" office:value-type="string" office:string-value="spielen">
            <text:p>spielen</text:p>
          </table:table-cell>
          <table:table-cell table:style-name="ce11" table:formula="of:=HYPERLINK(CONCATENATE([.$M$5]; [.B453]; [.$M$6]); [.B453])" office:value-type="string" office:string-value="spielen">
            <text:p>spiel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st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true, to vote</text:p>
          </table:table-cell>
          <table:table-cell/>
          <table:table-cell table:style-name="ce14" table:formula="of:=HYPERLINK(CONCATENATE([.$M$2]; [.B454]; [.$M$3]); [.B454])" office:value-type="string" office:string-value="stimmen">
            <text:p>stimmen</text:p>
          </table:table-cell>
          <table:table-cell table:style-name="ce11" table:formula="of:=HYPERLINK(CONCATENATE([.$M$5]; [.B454]; [.$M$6]); [.B454])" office:value-type="string" office:string-value="stimmen">
            <text:p>stimm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zä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count</text:p>
          </table:table-cell>
          <table:table-cell/>
          <table:table-cell table:style-name="ce14" table:formula="of:=HYPERLINK(CONCATENATE([.$M$2]; [.B455]; [.$M$3]); [.B455])" office:value-type="string" office:string-value="zählen">
            <text:p>zählen</text:p>
          </table:table-cell>
          <table:table-cell table:style-name="ce11" table:formula="of:=HYPERLINK(CONCATENATE([.$M$5]; [.B455]; [.$M$6]); [.B455])" office:value-type="string" office:string-value="zählen">
            <text:p>zähl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|tref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concerned so./sth.</text:p>
          </table:table-cell>
          <table:table-cell/>
          <table:table-cell table:style-name="ce14" table:formula="of:=HYPERLINK(CONCATENATE([.$M$2]; [.B456]; [.$M$3]); [.B456])" office:value-type="string" office:string-value="be|treffen">
            <text:p>be|treffen</text:p>
          </table:table-cell>
          <table:table-cell table:style-name="ce11" table:formula="of:=HYPERLINK(CONCATENATE([.$M$5]; [.B456]; [.$M$6]); [.B456])" office:value-type="string" office:string-value="be|treffen">
            <text:p>be|treff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thal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contain</text:p>
          </table:table-cell>
          <table:table-cell/>
          <table:table-cell table:style-name="ce14" table:formula="of:=HYPERLINK(CONCATENATE([.$M$2]; [.B457]; [.$M$3]); [.B457])" office:value-type="string" office:string-value="enthalten">
            <text:p>enthalten</text:p>
          </table:table-cell>
          <table:table-cell table:style-name="ce11" table:formula="of:=HYPERLINK(CONCATENATE([.$M$5]; [.B457]; [.$M$6]); [.B457])" office:value-type="string" office:string-value="enthalten">
            <text:p>enthalt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wear, to carry</text:p>
          </table:table-cell>
          <table:table-cell/>
          <table:table-cell table:style-name="ce14" table:formula="of:=HYPERLINK(CONCATENATE([.$M$2]; [.B458]; [.$M$3]); [.B458])" office:value-type="string" office:string-value="tragen">
            <text:p>tragen</text:p>
          </table:table-cell>
          <table:table-cell table:style-name="ce11" table:formula="of:=HYPERLINK(CONCATENATE([.$M$5]; [.B458]; [.$M$6]); [.B458])" office:value-type="string" office:string-value="tragen">
            <text:p>trage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gutgehen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59]; [.$M$3]); [.B459])" office:value-type="string" office:string-value="gutgehen">
            <text:p>gutgehen</text:p>
          </table:table-cell>
          <table:table-cell table:style-name="ce15" table:formula="of:=HYPERLINK(CONCATENATE([.$M$5]; [.B459]; [.$M$6]); [.B459])" office:value-type="string" office:string-value="gutgehen">
            <text:p>gutgehe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Hau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0]; [.$M$3]); [.B460])" office:value-type="string" office:string-value="Hau">
            <text:p>Hau</text:p>
          </table:table-cell>
          <table:table-cell table:style-name="ce15" table:formula="of:=HYPERLINK(CONCATENATE([.$M$5]; [.B460]; [.$M$6]); [.B460])" office:value-type="string" office:string-value="Hau">
            <text:p>Hau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hoh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1]; [.$M$3]); [.B461])" office:value-type="string" office:string-value="hoh">
            <text:p>hoh</text:p>
          </table:table-cell>
          <table:table-cell table:style-name="ce15" table:formula="of:=HYPERLINK(CONCATENATE([.$M$5]; [.B461]; [.$M$6]); [.B461])" office:value-type="string" office:string-value="hoh">
            <text:p>hoh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verpflichtet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2]; [.$M$3]); [.B462])" office:value-type="string" office:string-value="verpflichtet">
            <text:p>verpflichtet</text:p>
          </table:table-cell>
          <table:table-cell table:style-name="ce15" table:formula="of:=HYPERLINK(CONCATENATE([.$M$5]; [.B462]; [.$M$6]); [.B462])" office:value-type="string" office:string-value="verpflichtet">
            <text:p>verpflichtet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vorgesehen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3]; [.$M$3]); [.B463])" office:value-type="string" office:string-value="vorgesehen">
            <text:p>vorgesehen</text:p>
          </table:table-cell>
          <table:table-cell table:style-name="ce15" table:formula="of:=HYPERLINK(CONCATENATE([.$M$5]; [.B463]; [.$M$6]); [.B463])" office:value-type="string" office:string-value="vorgesehen">
            <text:p>vorgesehe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welch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4]; [.$M$3]); [.B464])" office:value-type="string" office:string-value="welch">
            <text:p>welch</text:p>
          </table:table-cell>
          <table:table-cell table:style-name="ce15" table:formula="of:=HYPERLINK(CONCATENATE([.$M$5]; [.B464]; [.$M$6]); [.B464])" office:value-type="string" office:string-value="welch">
            <text:p>welch</text:p>
          </table:table-cell>
          <table:table-cell table:number-columns-repeated="3"/>
        </table:table-row>
        <table:table-row table:style-name="ro2" table:number-rows-repeated="104811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helpers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>
            <text:p>Types</text:p>
          </table:table-cell>
          <table:table-cell table:number-columns-repeated="2"/>
          <table:table-cell office:value-type="string">
            <text:p>Categories</text:p>
          </table:table-cell>
          <table:table-cell/>
        </table:table-row>
        <table:table-row table:style-name="ro2"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  <table:table-cell/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</table:table-row>
        <table:table-row table:style-name="ro2">
          <table:table-cell office:value-type="string">
            <text:p>adj</text:p>
          </table:table-cell>
          <table:table-cell office:value-type="string">
            <text:p>adjective</text:p>
          </table:table-cell>
          <table:table-cell/>
          <table:table-cell office:value-type="string">
            <text:p>anim</text:p>
          </table:table-cell>
          <table:table-cell office:value-type="string">
            <text:p>animal</text:p>
          </table:table-cell>
        </table:table-row>
        <table:table-row table:style-name="ro2">
          <table:table-cell office:value-type="string">
            <text:p>art</text:p>
          </table:table-cell>
          <table:table-cell office:value-type="string">
            <text:p>article</text:p>
          </table:table-cell>
          <table:table-cell/>
          <table:table-cell office:value-type="string">
            <text:p>chil</text:p>
          </table:table-cell>
          <table:table-cell office:value-type="string">
            <text:p>children</text:p>
          </table:table-cell>
        </table:table-row>
        <table:table-row table:style-name="ro2">
          <table:table-cell office:value-type="string">
            <text:p>pron</text:p>
          </table:table-cell>
          <table:table-cell office:value-type="string">
            <text:p>pronoun</text:p>
          </table:table-cell>
          <table:table-cell/>
          <table:table-cell office:value-type="string">
            <text:p>clot</text:p>
          </table:table-cell>
          <table:table-cell office:value-type="string">
            <text:p>clothing</text:p>
          </table:table-cell>
        </table:table-row>
        <table:table-row table:style-name="ro2">
          <table:table-cell office:value-type="string">
            <text:p>prep</text:p>
          </table:table-cell>
          <table:table-cell office:value-type="string">
            <text:p>preposition</text:p>
          </table:table-cell>
          <table:table-cell/>
          <table:table-cell office:value-type="string">
            <text:p>col</text:p>
          </table:table-cell>
          <table:table-cell office:value-type="string">
            <text:p>color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string">
            <text:p>adverb</text:p>
          </table:table-cell>
          <table:table-cell/>
          <table:table-cell office:value-type="string">
            <text:p>conc</text:p>
          </table:table-cell>
          <table:table-cell office:value-type="string">
            <text:p>concept</text:p>
          </table:table-cell>
        </table:table-row>
        <table:table-row table:style-name="ro2">
          <table:table-cell office:value-type="string">
            <text:p>num</text:p>
          </table:table-cell>
          <table:table-cell office:value-type="string">
            <text:p>numeral</text:p>
          </table:table-cell>
          <table:table-cell/>
          <table:table-cell office:value-type="string">
            <text:p>dri</text:p>
          </table:table-cell>
          <table:table-cell office:value-type="string">
            <text:p>drink</text:p>
          </table:table-cell>
        </table:table-row>
        <table:table-row table:style-name="ro2">
          <table:table-cell office:value-type="string">
            <text:p>int</text:p>
          </table:table-cell>
          <table:table-cell office:value-type="string">
            <text:p>interjection</text:p>
          </table:table-cell>
          <table:table-cell/>
          <table:table-cell office:value-type="string">
            <text:p>eve</text:p>
          </table:table-cell>
          <table:table-cell office:value-type="string">
            <text:p>event</text:p>
          </table:table-cell>
        </table:table-row>
        <table:table-row table:style-name="ro2">
          <table:table-cell table:number-columns-repeated="3"/>
          <table:table-cell office:value-type="string">
            <text:p>expr</text:p>
          </table:table-cell>
          <table:table-cell office:value-type="string">
            <text:p>expression</text:p>
          </table:table-cell>
        </table:table-row>
        <table:table-row table:style-name="ro2">
          <table:table-cell table:number-columns-repeated="3"/>
          <table:table-cell office:value-type="string">
            <text:p>fam</text:p>
          </table:table-cell>
          <table:table-cell office:value-type="string">
            <text:p>family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food</text:p>
          </table:table-cell>
        </table:table-row>
        <table:table-row table:style-name="ro2">
          <table:table-cell table:number-columns-repeated="3"/>
          <table:table-cell office:value-type="string">
            <text:p>furn</text:p>
          </table:table-cell>
          <table:table-cell office:value-type="string">
            <text:p>furniture</text:p>
          </table:table-cell>
        </table:table-row>
        <table:table-row table:style-name="ro2">
          <table:table-cell table:number-columns-repeated="3"/>
          <table:table-cell office:value-type="string">
            <text:p>inte</text:p>
          </table:table-cell>
          <table:table-cell office:value-type="string">
            <text:p>interjection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job</text:p>
          </table:table-cell>
        </table:table-row>
        <table:table-row table:style-name="ro2">
          <table:table-cell table:number-columns-repeated="3"/>
          <table:table-cell office:value-type="string">
            <text:p>lang</text:p>
          </table:table-cell>
          <table:table-cell office:value-type="string">
            <text:p>language</text:p>
          </table:table-cell>
        </table:table-row>
        <table:table-row table:style-name="ro2">
          <table:table-cell table:number-columns-repeated="3"/>
          <table:table-cell office:value-type="string">
            <text:p>mat</text:p>
          </table:table-cell>
          <table:table-cell office:value-type="string">
            <text:p>material</text:p>
          </table:table-cell>
        </table:table-row>
        <table:table-row table:style-name="ro2">
          <table:table-cell table:number-columns-repeated="3"/>
          <table:table-cell office:value-type="string">
            <text:p>mech</text:p>
          </table:table-cell>
          <table:table-cell office:value-type="string">
            <text:p>mechanics</text:p>
          </table:table-cell>
        </table:table-row>
        <table:table-row table:style-name="ro2">
          <table:table-cell table:number-columns-repeated="3"/>
          <table:table-cell office:value-type="string">
            <text:p>med</text:p>
          </table:table-cell>
          <table:table-cell office:value-type="string">
            <text:p>medical</text:p>
          </table:table-cell>
        </table:table-row>
        <table:table-row table:style-name="ro2">
          <table:table-cell table:number-columns-repeated="3"/>
          <table:table-cell office:value-type="string">
            <text:p>nat</text:p>
          </table:table-cell>
          <table:table-cell office:value-type="string">
            <text:p>nationality</text:p>
          </table:table-cell>
        </table:table-row>
        <table:table-row table:style-name="ro2">
          <table:table-cell table:number-columns-repeated="3"/>
          <table:table-cell office:value-type="string">
            <text:p>num</text:p>
          </table:table-cell>
          <table:table-cell office:value-type="string">
            <text:p>number</text:p>
          </table:table-cell>
        </table:table-row>
        <table:table-row table:style-name="ro2">
          <table:table-cell table:number-columns-repeated="3"/>
          <table:table-cell office:value-type="string">
            <text:p>on</text:p>
          </table:table-cell>
          <table:table-cell office:value-type="string">
            <text:p>context: on</text:p>
          </table:table-cell>
        </table:table-row>
        <table:table-row table:style-name="ro2">
          <table:table-cell table:number-columns-repeated="3"/>
          <table:table-cell office:value-type="string">
            <text:p>ordn</text:p>
          </table:table-cell>
          <table:table-cell office:value-type="string">
            <text:p>ordenal number</text:p>
          </table:table-cell>
        </table:table-row>
        <table:table-row table:style-name="ro2">
          <table:table-cell table:number-columns-repeated="3"/>
          <table:table-cell office:value-type="string">
            <text:p>pers</text:p>
          </table:table-cell>
          <table:table-cell office:value-type="string">
            <text:p>person</text:p>
          </table:table-cell>
        </table:table-row>
        <table:table-row table:style-name="ro2">
          <table:table-cell table:number-columns-repeated="3"/>
          <table:table-cell office:value-type="string">
            <text:p>plac</text:p>
          </table:table-cell>
          <table:table-cell office:value-type="string">
            <text:p>place</text:p>
          </table:table-cell>
        </table:table-row>
        <table:table-row table:style-name="ro2">
          <table:table-cell table:number-columns-repeated="3"/>
          <table:table-cell office:value-type="string">
            <text:p>plan</text:p>
          </table:table-cell>
          <table:table-cell office:value-type="string">
            <text:p>plant</text:p>
          </table:table-cell>
        </table:table-row>
        <table:table-row table:style-name="ro2">
          <table:table-cell/>
          <table:table-cell table:style-name="ce7"/>
          <table:table-cell/>
          <table:table-cell office:value-type="string">
            <text:p>read</text:p>
          </table:table-cell>
          <table:table-cell office:value-type="string">
            <text:p>readable</text:p>
          </table:table-cell>
        </table:table-row>
        <table:table-row table:style-name="ro2">
          <table:table-cell table:style-name="ce7" table:number-columns-repeated="3"/>
          <table:table-cell table:number-columns-repeated="2" office:value-type="string">
            <text:p>time</text:p>
          </table:table-cell>
        </table:table-row>
        <table:table-row table:style-name="ro1">
          <table:table-cell table:style-name="ce7" table:number-columns-repeated="3"/>
          <table:table-cell table:style-name="ce7" office:value-type="string">
            <text:p>tool</text:p>
          </table:table-cell>
          <table:table-cell table:style-name="ce17" office:value-type="string">
            <text:p>tool</text:p>
          </table:table-cell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7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0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6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6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4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7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 table:number-rows-repeated="7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94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40">
          <table:table-cell table:style-name="ce7" table:number-columns-repeated="4"/>
          <table:table-cell table:style-name="ce17"/>
        </table:table-row>
        <table:table-row table:style-name="ro2" table:number-rows-repeated="8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34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 table:number-rows-repeated="23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8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10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1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 table:number-rows-repeated="4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10477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words.A2:words.K464" table:contains-header="false">
          <table:sort>
            <table:sort-by table:field-number="4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helpers.D2:helpers.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20:12:22</meta:creation-date>
    <meta:generator>LibreOffice/3.5$Linux_X86_64 LibreOffice_project/350m1$Build-2</meta:generator>
    <dc:date>2013-04-05T07:55:39</dc:date>
    <meta:editing-duration>P1DT2H2M17S</meta:editing-duration>
    <meta:editing-cycles>20</meta:editing-cycles>
    <meta:document-statistic meta:table-count="3" meta:cell-count="3946" meta:object-count="0"/>
  </office:meta>
</office:document-meta>
</file>